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68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6.371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lgorithm solution</text:p>
          </table:table-cell>
          <table:table-cell office:value-type="string" calcext:value-type="string">
            <text:p>Algorithm fitness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57953378" calcext:value-type="float">
            <text:p>2157953378</text:p>
          </table:table-cell>
          <table:table-cell office:value-type="string" calcext:value-type="string">
            <text:p>[34.324461229815796; 13.902601556089252; -93.1435810852783; 79.52619413099654; -5.27495527842477; -78.7726299706915; 32.954822589271316; -27.03957318115218; 48.96048225288254; 40.8606240033601]</text:p>
          </table:table-cell>
          <table:table-cell office:value-type="float" office:value="7751338.57081459" calcext:value-type="float">
            <text:p>7751338.570814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1987073" calcext:value-type="float">
            <text:p>4061987073</text:p>
          </table:table-cell>
          <table:table-cell office:value-type="string" calcext:value-type="string">
            <text:p>[38.21815696584915; 92.83430354210347; -33.46382953480911; -76.35679506797379; 19.03308049734366; -31.89814720617892; -11.40905638863697; 26.452139843213885; 89.17472138223008; 76.38652011250048]</text:p>
          </table:table-cell>
          <table:table-cell office:value-type="float" office:value="12793755.4128527" calcext:value-type="float">
            <text:p>12793755.412852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90251317" calcext:value-type="float">
            <text:p>3590251317</text:p>
          </table:table-cell>
          <table:table-cell office:value-type="string" calcext:value-type="string">
            <text:p>[22.22779632743179; 68.0979555397679; -51.36849565050721; 65.83630570170857; 40.29276408998007; -67.06760705427487; -19.507557276721272; 20.614698169169458; 74.89436701935622; 33.89742539922588]</text:p>
          </table:table-cell>
          <table:table-cell office:value-type="float" office:value="8001804.53223359" calcext:value-type="float">
            <text:p>8001804.532233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198506845" calcext:value-type="float">
            <text:p>4198506845</text:p>
          </table:table-cell>
          <table:table-cell office:value-type="string" calcext:value-type="string">
            <text:p>[9.869219778793251; 69.05642331264954; -33.14261234665328; 74.85029570517051; 34.81543768764425; -93.28111408669098; -12.431926662987095; 33.474045027675174; 87.99874712472862; -1.2082009335744317]</text:p>
          </table:table-cell>
          <table:table-cell office:value-type="float" office:value="8060456.67542677" calcext:value-type="float">
            <text:p>8060456.6754267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48943130" calcext:value-type="float">
            <text:p>2148943130</text:p>
          </table:table-cell>
          <table:table-cell office:value-type="string" calcext:value-type="string">
            <text:p>[43.80739222415448; 79.83473060137013; -62.5821370566709; 22.65956447842197; 94.6751165832735; -89.98514120712278; 44.93890575981197; -12.55600405777048; 70.10765087263815; 46.24659512652974]</text:p>
          </table:table-cell>
          <table:table-cell office:value-type="float" office:value="10110485.0280267" calcext:value-type="float">
            <text:p>10110485.028026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560967658" calcext:value-type="float">
            <text:p>3560967658</text:p>
          </table:table-cell>
          <table:table-cell office:value-type="string" calcext:value-type="string">
            <text:p>[6.403070672650003; 98.02458143099523; -39.1185154233153; -48.71491092053388; 30.02865505116523; -81.0644861625326; -43.38562417229481; 29.55804654291464; 89.26697762384765; 3.1689586859063468]</text:p>
          </table:table-cell>
          <table:table-cell office:value-type="float" office:value="9853089.18649424" calcext:value-type="float">
            <text:p>9853089.186494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84690647" calcext:value-type="float">
            <text:p>2184690647</text:p>
          </table:table-cell>
          <table:table-cell office:value-type="string" calcext:value-type="string">
            <text:p>[37.50602923130123; 82.7793729077292; -64.6127733052775; 37.77692167777377; 83.07900875450159; -84.26021669064916; -1.5059241790672786; 5.242702020510606; 73.56538970058054; 46.103190102633874]</text:p>
          </table:table-cell>
          <table:table-cell office:value-type="float" office:value="8920792.84690378" calcext:value-type="float">
            <text:p>8920792.8469037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27647296" calcext:value-type="float">
            <text:p>4227647296</text:p>
          </table:table-cell>
          <table:table-cell office:value-type="string" calcext:value-type="string">
            <text:p>[33.277659340149114; 77.79927412751658; -37.22591887471047; -76.30912747417575; -8.531187637223667; -56.047755113346895; -71.99423861965406; 38.90534206756203; 87.62956414633149; 52.089253941398965]</text:p>
          </table:table-cell>
          <table:table-cell office:value-type="float" office:value="9406701.86718135" calcext:value-type="float">
            <text:p>9406701.867181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57196267" calcext:value-type="float">
            <text:p>3357196267</text:p>
          </table:table-cell>
          <table:table-cell office:value-type="string" calcext:value-type="string">
            <text:p>[21.83774812669361; 33.52041336904554; -78.59049192051735; 54.23354263862842; 35.634153702955444; -46.20371710612563; 30.431062093699495; -16.505067321852593; 61.0464095603767; 46.935075425781605]</text:p>
          </table:table-cell>
          <table:table-cell office:value-type="float" office:value="5427918.33979171" calcext:value-type="float">
            <text:p>5427918.339791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5417365" calcext:value-type="float">
            <text:p>285417365</text:p>
          </table:table-cell>
          <table:table-cell office:value-type="string" calcext:value-type="string">
            <text:p>[28.87007252686101; 86.15465313127925; -46.17593394914727; -85.40043198575623; 5.215879445355242; -90.4165410107733; -75.1030316475731; 20.74475110947614; 82.75359828813271; 30.82477126098118]</text:p>
          </table:table-cell>
          <table:table-cell office:value-type="float" office:value="6890985.92564976" calcext:value-type="float">
            <text:p>6890985.925649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267857456" calcext:value-type="float">
            <text:p>2267857456</text:p>
          </table:table-cell>
          <table:table-cell office:value-type="string" calcext:value-type="string">
            <text:p>[22.26915077096865; 99.16313959144577; -51.117836354145616; 50.265837355469415; 52.14478595057247; -19.063725759692744; -42.08085051082886; 19.368534088181576; 78.26982258544203; 67.7637407219967]</text:p>
          </table:table-cell>
          <table:table-cell office:value-type="float" office:value="8157306.04765925" calcext:value-type="float">
            <text:p>8157306.047659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4291728126" calcext:value-type="float">
            <text:p>4291728126</text:p>
          </table:table-cell>
          <table:table-cell office:value-type="string" calcext:value-type="string">
            <text:p>[47.219965625716725; 49.35732215980863; -43.65571229223999; -15.116231519521634; -6.718859161868764; -45.50182571136332; -77.43362673171679; 26.807020540385437; 85.6200480983876; 82.47287843240011]</text:p>
          </table:table-cell>
          <table:table-cell office:value-type="float" office:value="4630231.41494213" calcext:value-type="float">
            <text:p>4630231.4149421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606932482" calcext:value-type="float">
            <text:p>3606932482</text:p>
          </table:table-cell>
          <table:table-cell office:value-type="string" calcext:value-type="string">
            <text:p>[48.40823425038704; 74.35074190923322; -40.86404943928215; -0.24535539519602878; -15.878105433434513; -82.1883164192893; -80.16185982357874; 27.03202110273682; 85.11765325902186; 62.17385098482822]</text:p>
          </table:table-cell>
          <table:table-cell office:value-type="float" office:value="2310808.71843701" calcext:value-type="float">
            <text:p>2310808.718437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294796496" calcext:value-type="float">
            <text:p>1294796496</text:p>
          </table:table-cell>
          <table:table-cell office:value-type="string" calcext:value-type="string">
            <text:p>[38.1778588877641; 56.54051570578184; -85.93246893910353; 2.365698858821517; 1.3119573804548423; -60.97812189995659; -44.8607583209393; -33.8125357807953; 56.90032010025962; 59.785626726280384]</text:p>
          </table:table-cell>
          <table:table-cell office:value-type="float" office:value="5307575.80061221" calcext:value-type="float">
            <text:p>5307575.8006122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005611649" calcext:value-type="float">
            <text:p>2005611649</text:p>
          </table:table-cell>
          <table:table-cell office:value-type="string" calcext:value-type="string">
            <text:p>[35.07890851241024; 48.00719663816696; -64.6314923963312; 3.4020986664000645; 5.2821919070584755; -55.46615771973835; -4.477870073808816; 5.021270078949371; 69.93031954740471; 60.71366484288504]</text:p>
          </table:table-cell>
          <table:table-cell office:value-type="float" office:value="3475042.15242887" calcext:value-type="float">
            <text:p>3475042.152428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217997678" calcext:value-type="float">
            <text:p>1217997678</text:p>
          </table:table-cell>
          <table:table-cell office:value-type="string" calcext:value-type="string">
            <text:p>[26.096747382618958; 97.20020066229665; -35.826219989966575; -2.4632186622335297; 80.61314382118186; -88.80045016314837; 34.09783330690914; 29.742431398612865; 91.01193230293799; 26.889500267389295]</text:p>
          </table:table-cell>
          <table:table-cell office:value-type="float" office:value="6237986.21387786" calcext:value-type="float">
            <text:p>6237986.213877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52202898" calcext:value-type="float">
            <text:p>252202898</text:p>
          </table:table-cell>
          <table:table-cell office:value-type="string" calcext:value-type="string">
            <text:p>[30.17501820286907; 59.749247980682014; -61.90372427538715; -50.22946442261822; -12.744966828720166; -62.36097246725958; -65.28539812434033; 10.751058434170432; 71.8349478349831; 48.35502760803715]</text:p>
          </table:table-cell>
          <table:table-cell office:value-type="float" office:value="3947165.29997023" calcext:value-type="float">
            <text:p>3947165.299970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757494314" calcext:value-type="float">
            <text:p>2757494314</text:p>
          </table:table-cell>
          <table:table-cell office:value-type="string" calcext:value-type="string">
            <text:p>[40.040553851928934; 7.207984676475704; -79.28700583745629; 74.79647609136595; -55.317392298417985; -83.60992991152558; -74.1405387243634; -9.933711976668008; 58.55951094885717; 45.914295552526795]</text:p>
          </table:table-cell>
          <table:table-cell office:value-type="float" office:value="4772589.54898593" calcext:value-type="float">
            <text:p>4772589.548985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812099035" calcext:value-type="float">
            <text:p>812099035</text:p>
          </table:table-cell>
          <table:table-cell office:value-type="string" calcext:value-type="string">
            <text:p>[45.791815755433504; 48.79454470807906; -81.89927712731253; -20.44132575568686; -4.608974134040849; -82.90189916056661; -29.381292924260038; -17.12881364412533; 57.02887657128065; 54.799061761584056]</text:p>
          </table:table-cell>
          <table:table-cell office:value-type="float" office:value="1984810.70650962" calcext:value-type="float">
            <text:p>1984810.706509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483019733" calcext:value-type="float">
            <text:p>2483019733</text:p>
          </table:table-cell>
          <table:table-cell office:value-type="string" calcext:value-type="string">
            <text:p>[27.685285774477947; 37.40271085380783; -53.04912271805655; 28.379238681094563; 44.67008630134691; -80.58977479533502; -6.079869667701061; 17.868545596918636; 75.20922470025135; 32.70984927575384]</text:p>
          </table:table-cell>
          <table:table-cell office:value-type="float" office:value="9573327.72143992" calcext:value-type="float">
            <text:p>9573327.7214399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141402501" calcext:value-type="float">
            <text:p>1141402501</text:p>
          </table:table-cell>
          <table:table-cell office:value-type="string" calcext:value-type="string">
            <text:p>[42.60149889903076; 72.89594843925528; -87.48513178941721; 97.03875336344626; 79.57403324420048; -64.56007467397453; 30.771864151493787; -27.172792516891263; 54.77831634898607; 63.638341442390356]</text:p>
          </table:table-cell>
          <table:table-cell office:value-type="float" office:value="626253.429685974" calcext:value-type="float">
            <text:p>626253.4296859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407004704" calcext:value-type="float">
            <text:p>2407004704</text:p>
          </table:table-cell>
          <table:table-cell office:value-type="string" calcext:value-type="string">
            <text:p>[30.13153903277211; 65.60244031681603; -87.56765740953567; 98.45159261456249; 29.32228951405753; -55.45109356918585; -27.05545585930132; -21.17867144311927; 54.798623032999956; 52.61922828069919]</text:p>
          </table:table-cell>
          <table:table-cell office:value-type="float" office:value="2372650.04436247" calcext:value-type="float">
            <text:p>2372650.0443624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235295671" calcext:value-type="float">
            <text:p>2235295671</text:p>
          </table:table-cell>
          <table:table-cell office:value-type="string" calcext:value-type="string">
            <text:p>[48.116174781155536; 67.23899036027112; -98.23712121701634; -39.04367560354933; 63.42984429166435; -81.96931002616083; 15.332262566411984; -31.53388434576729; 47.1262761242441; 59.103752280321885]</text:p>
          </table:table-cell>
          <table:table-cell office:value-type="float" office:value="3803943.59147651" calcext:value-type="float">
            <text:p>3803943.591476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132381243" calcext:value-type="float">
            <text:p>3132381243</text:p>
          </table:table-cell>
          <table:table-cell office:value-type="string" calcext:value-type="string">
            <text:p>[39.546832549631006; 62.611777164167336; -32.36129923022111; 65.45782268388047; 10.970203096291641; -15.84391898242012; -37.23738764974147; 38.367139909892444; 92.05497170755552; 90.8498918912685]</text:p>
          </table:table-cell>
          <table:table-cell office:value-type="float" office:value="2031117.06600657" calcext:value-type="float">
            <text:p>2031117.0660065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99169174" calcext:value-type="float">
            <text:p>299169174</text:p>
          </table:table-cell>
          <table:table-cell office:value-type="string" calcext:value-type="string">
            <text:p>[38.53720923755273; 65.29592803072362; -24.922470569629354; -21.011064893252012; 3.963678266923125; -72.54397056210686; -36.15717294673863; 54.98712565510209; 97.54126540171052; 51.86777003167984]</text:p>
          </table:table-cell>
          <table:table-cell office:value-type="float" office:value="3412208.35141236" calcext:value-type="float">
            <text:p>3412208.351412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599793153" calcext:value-type="float">
            <text:p>3599793153</text:p>
          </table:table-cell>
          <table:table-cell office:value-type="string" calcext:value-type="string">
            <text:p>[38.56716757903442; 45.73309842410757; -81.93872989305426; 98.44137867078553; 34.04450684466454; -99.07967789065685; -22.040764652862848; -11.606190367064428; 59.54720371385599; 32.688109892976314]</text:p>
          </table:table-cell>
          <table:table-cell office:value-type="float" office:value="5442973.0417622" calcext:value-type="float">
            <text:p>5442973.04176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490565809" calcext:value-type="float">
            <text:p>2490565809</text:p>
          </table:table-cell>
          <table:table-cell office:value-type="string" calcext:value-type="string">
            <text:p>[39.548517839069774; 46.80236067245619; -91.24431770970025; 55.340011926502825; 6.011090355780851; -33.16891378849385; 8.031923136718632; -32.87618444356957; 52.81063605438692; 79.27099003376819]</text:p>
          </table:table-cell>
          <table:table-cell office:value-type="float" office:value="4925003.99691972" calcext:value-type="float">
            <text:p>4925003.9969197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792544877" calcext:value-type="float">
            <text:p>792544877</text:p>
          </table:table-cell>
          <table:table-cell office:value-type="string" calcext:value-type="string">
            <text:p>[33.85401192139898; 69.17660478043192; -68.14898764477334; 97.34319714964383; 95.66918388976353; -99.83399536091306; 48.26709289427302; -6.494995263632703; 68.14193092815364; 29.650546616762995]</text:p>
          </table:table-cell>
          <table:table-cell office:value-type="float" office:value="1880955.39276287" calcext:value-type="float">
            <text:p>1880955.392762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583417467" calcext:value-type="float">
            <text:p>3583417467</text:p>
          </table:table-cell>
          <table:table-cell office:value-type="string" calcext:value-type="string">
            <text:p>[43.6597931542895; 39.292383064207485; -30.926577258323192; 70.40910765729015; -38.92530849569451; -88.61822319622361; -73.89180249008578; 33.94029598106755; 91.63738757951859; 49.8386191452764]</text:p>
          </table:table-cell>
          <table:table-cell office:value-type="float" office:value="2158716.41069961" calcext:value-type="float">
            <text:p>2158716.4106996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087073223" calcext:value-type="float">
            <text:p>1087073223</text:p>
          </table:table-cell>
          <table:table-cell office:value-type="string" calcext:value-type="string">
            <text:p>[25.706221053619743; 66.49934635782424; -27.00683825507288; 19.976037635095395; 27.338497416630233; -89.44923924657935; -43.17006673180999; 42.51518824287149; 94.9603387391034; 22.97290595963632]</text:p>
          </table:table-cell>
          <table:table-cell office:value-type="float" office:value="3125403.32860365" calcext:value-type="float">
            <text:p>3125403.328603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752663285" calcext:value-type="float">
            <text:p>1752663285</text:p>
          </table:table-cell>
          <table:table-cell office:value-type="string" calcext:value-type="string">
            <text:p>[37.2293388176746; 76.59641184828851; -68.63047919301597; -52.15028443635734; -0.34973386788996663; -86.24297719233498; -49.52303922636394; 2.639340796041296; 68.43768273982104; 41.047718701776375]</text:p>
          </table:table-cell>
          <table:table-cell office:value-type="float" office:value="3235163.91382274" calcext:value-type="float">
            <text:p>3235163.913822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85180663" calcext:value-type="float">
            <text:p>85180663</text:p>
          </table:table-cell>
          <table:table-cell office:value-type="string" calcext:value-type="string">
            <text:p>[56.24228257153604; 60.555107847465365; -31.679815663611265; 59.43560420948563; 28.200590469231656; -42.841111051745465; -15.845009839527819; 40.69960002053722; 91.8367436162512; 97.0645541998831]</text:p>
          </table:table-cell>
          <table:table-cell office:value-type="float" office:value="251279.864132482" calcext:value-type="float">
            <text:p>251279.86413248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415741547" calcext:value-type="float">
            <text:p>2415741547</text:p>
          </table:table-cell>
          <table:table-cell office:value-type="string" calcext:value-type="string">
            <text:p>[30.110949739978764; 70.29062802907725; -60.76956092109511; -36.949938588508346; 32.090626825989034; -97.36251299633211; -18.886347271835675; 5.902153676397077; 73.5979044697591; 25.836097858626374]</text:p>
          </table:table-cell>
          <table:table-cell office:value-type="float" office:value="2759474.15551925" calcext:value-type="float">
            <text:p>2759474.155519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019668902" calcext:value-type="float">
            <text:p>4019668902</text:p>
          </table:table-cell>
          <table:table-cell office:value-type="string" calcext:value-type="string">
            <text:p>[36.74392758755235; 38.908016099218; -72.92539918640774; 24.38235773347823; -23.957117867773974; -93.01152901862282; -57.58032261804207; -9.972890156671; 63.84805899314932; 37.47016826791386]</text:p>
          </table:table-cell>
          <table:table-cell office:value-type="float" office:value="1216223.70274744" calcext:value-type="float">
            <text:p>1216223.702747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164567945" calcext:value-type="float">
            <text:p>4164567945</text:p>
          </table:table-cell>
          <table:table-cell office:value-type="string" calcext:value-type="string">
            <text:p>[17.136324175102118; 52.917355051448226; -31.56404733217674; 47.22647867010471; -33.954237676801895; -99.42204793134184; -84.77937272851935; 41.66068827767694; 92.90230406578982; 4.8001171828947236]</text:p>
          </table:table-cell>
          <table:table-cell office:value-type="float" office:value="3299776.25012106" calcext:value-type="float">
            <text:p>3299776.2501210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526734085" calcext:value-type="float">
            <text:p>2526734085</text:p>
          </table:table-cell>
          <table:table-cell office:value-type="string" calcext:value-type="string">
            <text:p>[39.410996770303086; 50.33875607589465; -98.01757673945606; 83.1637398790038; -12.842614317697638; -98.76027718141451; -83.46092267417518; -40.61402536461394; 47.78434543096637; 36.27167933162261]</text:p>
          </table:table-cell>
          <table:table-cell office:value-type="float" office:value="1509734.50817471" calcext:value-type="float">
            <text:p>1509734.508174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188465709" calcext:value-type="float">
            <text:p>2188465709</text:p>
          </table:table-cell>
          <table:table-cell office:value-type="string" calcext:value-type="string">
            <text:p>[39.189920932136715; 89.54260948912074; -61.44348751085413; -41.69072148494188; 59.61843525352762; -97.26542411114782; 6.643775835294008; 1.0840920685510298; 72.12010931333234; 37.876244626716044]</text:p>
          </table:table-cell>
          <table:table-cell office:value-type="float" office:value="2246528.65184076" calcext:value-type="float">
            <text:p>2246528.651840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650761128" calcext:value-type="float">
            <text:p>1650761128</text:p>
          </table:table-cell>
          <table:table-cell office:value-type="string" calcext:value-type="string">
            <text:p>[39.77105047722307; 56.14984367409639; -76.16760013634247; 97.21775692398921; 49.939520245162555; -92.58073046510214; 37.05971956444466; -11.154263372715207; 61.88156017201595; 41.29527075999465]</text:p>
          </table:table-cell>
          <table:table-cell office:value-type="float" office:value="1371157.87251872" calcext:value-type="float">
            <text:p>1371157.8725187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938506154" calcext:value-type="float">
            <text:p>2938506154</text:p>
          </table:table-cell>
          <table:table-cell office:value-type="string" calcext:value-type="string">
            <text:p>[25.77647913380467; 63.75864967567421; -42.8241534202195; 70.67282156383976; 42.07091428760069; -98.54932220240202; 14.157802096062724; 24.124053923196072; 84.8093105671716; 18.88683009302467]</text:p>
          </table:table-cell>
          <table:table-cell office:value-type="float" office:value="2347743.25012863" calcext:value-type="float">
            <text:p>2347743.2501286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559865890" calcext:value-type="float">
            <text:p>3559865890</text:p>
          </table:table-cell>
          <table:table-cell office:value-type="string" calcext:value-type="string">
            <text:p>[43.05444652592175; 63.80799144383266; -59.26567920503645; 53.66360488988596; 53.23629813074814; -92.51010606016494; 30.612981019896438; 5.3787892095302965; 72.19856178975601; 46.612585114799344]</text:p>
          </table:table-cell>
          <table:table-cell office:value-type="float" office:value="1437366.25226301" calcext:value-type="float">
            <text:p>1437366.252263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33197194" calcext:value-type="float">
            <text:p>433197194</text:p>
          </table:table-cell>
          <table:table-cell office:value-type="string" calcext:value-type="string">
            <text:p>[40.98913985145958; 63.73736713059739; -25.195524446892037; 79.4460082776144; 33.82457536995054; -95.97056249928258; -18.677810393917028; 45.93182198072557; 96.10995024080046; 40.82759547250464]</text:p>
          </table:table-cell>
          <table:table-cell office:value-type="float" office:value="253057.34708956" calcext:value-type="float">
            <text:p>253057.3470895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605958425" calcext:value-type="float">
            <text:p>605958425</text:p>
          </table:table-cell>
          <table:table-cell office:value-type="string" calcext:value-type="string">
            <text:p>[44.52815495894208; 80.14403959814385; -30.570549308826727; 58.293703270983144; 84.03987627199004; -73.01101840806108; 40.19230441186343; 40.8955546700858; 91.573978781655; 59.812161505218654]</text:p>
          </table:table-cell>
          <table:table-cell office:value-type="float" office:value="1007584.26138221" calcext:value-type="float">
            <text:p>1007584.2613822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69814209" calcext:value-type="float">
            <text:p>169814209</text:p>
          </table:table-cell>
          <table:table-cell office:value-type="string" calcext:value-type="string">
            <text:p>[36.76151301393699; 31.697603814622823; -41.81126907066795; 94.90258485811677; -25.24030922476517; -97.66984213485293; -48.80586757824379; 27.251474333761408; 84.1799731033405; 33.394143162450405]</text:p>
          </table:table-cell>
          <table:table-cell office:value-type="float" office:value="1544581.73997844" calcext:value-type="float">
            <text:p>1544581.739978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861729199" calcext:value-type="float">
            <text:p>861729199</text:p>
          </table:table-cell>
          <table:table-cell office:value-type="string" calcext:value-type="string">
            <text:p>[32.709824055770326; 66.48279133313895; -66.78884517085402; 73.16278621759196; 22.895523904076498; -98.38928855477404; -32.08086027666282; 0.802784491928989; 68.61037106363267; 28.188930618850804]</text:p>
          </table:table-cell>
          <table:table-cell office:value-type="float" office:value="631267.555951817" calcext:value-type="float">
            <text:p>631267.5559518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368223485" calcext:value-type="float">
            <text:p>1368223485</text:p>
          </table:table-cell>
          <table:table-cell office:value-type="string" calcext:value-type="string">
            <text:p>[41.602614421990125; 46.61254084577172; -30.494308906607486; 55.01159444250578; -12.41770055495914; -92.48106251968267; -57.54280861660337; 40.968503093562845; 92.96900550038555; 44.153910952883024]</text:p>
          </table:table-cell>
          <table:table-cell office:value-type="float" office:value="405795.33140571" calcext:value-type="float">
            <text:p>405795.331405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286938279" calcext:value-type="float">
            <text:p>3286938279</text:p>
          </table:table-cell>
          <table:table-cell office:value-type="string" calcext:value-type="string">
            <text:p>[34.13972293737595; 65.95383411337869; -36.451029554375424; 49.141552868333605; 4.013584117022333; -84.32835417924929; -63.467863322290505; 33.658648641003026; 88.73000929220458; 39.227221552691105]</text:p>
          </table:table-cell>
          <table:table-cell office:value-type="float" office:value="733805.75648751" calcext:value-type="float">
            <text:p>733805.756487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457375445" calcext:value-type="float">
            <text:p>2457375445</text:p>
          </table:table-cell>
          <table:table-cell office:value-type="string" calcext:value-type="string">
            <text:p>[56.56379193971091; 68.5725426438224; -28.269405422324382; 89.5686412028534; 44.80736227634742; -93.64663716930697; -6.257022421643626; 41.42699779441767; 94.51955515622961; 64.7719023384571]</text:p>
          </table:table-cell>
          <table:table-cell office:value-type="float" office:value="1209355.84696262" calcext:value-type="float">
            <text:p>1209355.846962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053137062" calcext:value-type="float">
            <text:p>1053137062</text:p>
          </table:table-cell>
          <table:table-cell office:value-type="string" calcext:value-type="string">
            <text:p>[34.37272675227322; 67.22835691513276; -89.40840611615452; 96.42009995788868; 55.961292358792576; -99.77083444123231; 6.239753764763819; -27.83261933087762; 53.56590428470537; 29.205958784805887]</text:p>
          </table:table-cell>
          <table:table-cell office:value-type="float" office:value="543022.782528598" calcext:value-type="float">
            <text:p>543022.78252859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547935812" calcext:value-type="float">
            <text:p>547935812</text:p>
          </table:table-cell>
          <table:table-cell office:value-type="string" calcext:value-type="string">
            <text:p>[43.26652021261202; 47.45600166670306; -49.06968010127548; 61.072407034295; 6.505300106847429; -88.79783613430945; -36.969023208759985; 21.150812771937638; 80.4270325186144; 50.28942159690175]</text:p>
          </table:table-cell>
          <table:table-cell office:value-type="float" office:value="1321524.53784204" calcext:value-type="float">
            <text:p>1321524.5378420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11435551" calcext:value-type="float">
            <text:p>311435551</text:p>
          </table:table-cell>
          <table:table-cell office:value-type="string" calcext:value-type="string">
            <text:p>[47.95790901973399; 75.034548403048; -73.46596304628478; 64.68802501454883; 39.47747154046496; -88.0697362772631; -25.29792472956231; -7.63258183671492; 63.778524189766216; 55.49350554547425]</text:p>
          </table:table-cell>
          <table:table-cell office:value-type="float" office:value="136152.150909522" calcext:value-type="float">
            <text:p>136152.1509095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296938861" calcext:value-type="float">
            <text:p>2296938861</text:p>
          </table:table-cell>
          <table:table-cell office:value-type="string" calcext:value-type="string">
            <text:p>[45.08037249257825; 68.00315185359952; -91.78693793753227; 74.5195101638636; 41.122917157363815; -90.96634353847723; -13.926165327563538; -29.655870817066315; 51.78887651669007; 50.128767594052476]</text:p>
          </table:table-cell>
          <table:table-cell office:value-type="float" office:value="226509.587374654" calcext:value-type="float">
            <text:p>226509.58737465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151886306" calcext:value-type="float">
            <text:p>3151886306</text:p>
          </table:table-cell>
          <table:table-cell office:value-type="string" calcext:value-type="string">
            <text:p>[37.01550551689553; 73.85100808522401; -78.49166976293202; 64.37416113294; 28.970656699423017; -90.90768802865139; -41.94200588985761; -13.365249780486721; 60.140658439682966; 38.037950422364105]</text:p>
          </table:table-cell>
          <table:table-cell office:value-type="float" office:value="535330.069671515" calcext:value-type="float">
            <text:p>535330.0696715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00139888" calcext:value-type="float">
            <text:p>400139888</text:p>
          </table:table-cell>
          <table:table-cell office:value-type="string" calcext:value-type="string">
            <text:p>[44.76099478550054; 57.63621760982548; -78.30562349855995; 53.04954800597724; -8.52496652008115; -98.48058054960775; -66.32955871032425; -14.778582180349801; 60.76055887551718; 44.49178812699762]</text:p>
          </table:table-cell>
          <table:table-cell office:value-type="float" office:value="125213.298338222" calcext:value-type="float">
            <text:p>125213.2983382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667066007" calcext:value-type="float">
            <text:p>2667066007</text:p>
          </table:table-cell>
          <table:table-cell office:value-type="string" calcext:value-type="string">
            <text:p>[35.74576505450716; 65.06152983570229; -41.93459596131923; 52.8543006371018; -11.492975051349276; -98.06581854115454; -76.07379352673264; 28.433967904984257; 85.53636925710225; 32.50124422715916]</text:p>
          </table:table-cell>
          <table:table-cell office:value-type="float" office:value="447987.018329609" calcext:value-type="float">
            <text:p>447987.0183296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460440347" calcext:value-type="float">
            <text:p>2460440347</text:p>
          </table:table-cell>
          <table:table-cell office:value-type="string" calcext:value-type="string">
            <text:p>[55.94102166377647; 68.69918204662412; -88.19584614575156; 70.04382675410957; 26.999689181428124; -50.761065659436966; -37.78126355098011; -25.11442268674; 53.798064192945475; 90.66712180358797]</text:p>
          </table:table-cell>
          <table:table-cell office:value-type="float" office:value="251493.955102316" calcext:value-type="float">
            <text:p>251493.95510231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012863414" calcext:value-type="float">
            <text:p>1012863414</text:p>
          </table:table-cell>
          <table:table-cell office:value-type="string" calcext:value-type="string">
            <text:p>[51.748105086349; 61.23804723628038; -42.26820531133859; 29.077695031279035; -32.06003166408537; -49.030055471953716; -99.2625551924672; 26.563595468618104; 84.51367128953811; 86.2119372679768]</text:p>
          </table:table-cell>
          <table:table-cell office:value-type="float" office:value="196868.186316565" calcext:value-type="float">
            <text:p>196868.1863165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67563480" calcext:value-type="float">
            <text:p>467563480</text:p>
          </table:table-cell>
          <table:table-cell office:value-type="string" calcext:value-type="string">
            <text:p>[37.50916858793718; 63.61364586436335; -58.266582470362316; 89.41781128463629; 67.33629672328132; -97.41003576139575; 32.4459182366607; 8.1205290502417; 74.18362075490629; 34.97705539997531]</text:p>
          </table:table-cell>
          <table:table-cell office:value-type="float" office:value="271103.664980579" calcext:value-type="float">
            <text:p>271103.6649805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661796053" calcext:value-type="float">
            <text:p>3661796053</text:p>
          </table:table-cell>
          <table:table-cell office:value-type="string" calcext:value-type="string">
            <text:p>[47.22691133463027; 71.17141552744224; -25.924267967597174; 83.04590446201686; 62.25113206063952; -87.132181181664; 10.649773341216957; 46.38068297375372; 96.09578737616059; 54.87004286235501]</text:p>
          </table:table-cell>
          <table:table-cell office:value-type="float" office:value="216778.318269298" calcext:value-type="float">
            <text:p>216778.31826929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95511159" calcext:value-type="float">
            <text:p>195511159</text:p>
          </table:table-cell>
          <table:table-cell office:value-type="string" calcext:value-type="string">
            <text:p>[55.087947977489875; 59.30413154361773; -93.18561721554595; 45.56071200343354; -23.541897281529558; -54.696589977479924; -86.27752512951186; -32.18751318723703; 50.90148058599701; 87.27828500407892]</text:p>
          </table:table-cell>
          <table:table-cell office:value-type="float" office:value="266716.030023618" calcext:value-type="float">
            <text:p>266716.03002361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212241071" calcext:value-type="float">
            <text:p>4212241071</text:p>
          </table:table-cell>
          <table:table-cell office:value-type="string" calcext:value-type="string">
            <text:p>[47.41379263649051; 51.859915183401824; -81.30153656401225; 76.34863653355066; 48.410957255968384; -59.85353430023794; 25.106862452479973; -18.187667013856284; 58.710539811232906; 73.07296592344298]</text:p>
          </table:table-cell>
          <table:table-cell office:value-type="float" office:value="468363.894148105" calcext:value-type="float">
            <text:p>468363.89414810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267857456" calcext:value-type="float">
            <text:p>2267857456</text:p>
          </table:table-cell>
          <table:table-cell office:value-type="string" calcext:value-type="string">
            <text:p>[22.26915077096865; 99.16313959144577; -51.117836354145616; 50.265837355469415; 52.14478595057247; -19.063725759692744; -42.08085051082886; 19.368534088181576; 78.26982258544203; 67.7637407219967]</text:p>
          </table:table-cell>
          <table:table-cell office:value-type="float" office:value="8157306.04765925" calcext:value-type="float">
            <text:p>8157306.047659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91728126" calcext:value-type="float">
            <text:p>4291728126</text:p>
          </table:table-cell>
          <table:table-cell office:value-type="string" calcext:value-type="string">
            <text:p>[47.219965625716725; 49.35732215980863; -43.65571229223999; -15.116231519521634; -6.718859161868764; -45.50182571136332; -77.43362673171679; 26.807020540385437; 85.6200480983876; 82.47287843240011]</text:p>
          </table:table-cell>
          <table:table-cell office:value-type="float" office:value="4630231.41494213" calcext:value-type="float">
            <text:p>4630231.4149421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06932482" calcext:value-type="float">
            <text:p>3606932482</text:p>
          </table:table-cell>
          <table:table-cell office:value-type="string" calcext:value-type="string">
            <text:p>[48.40823425038704; 74.35074190923322; -40.86404943928215; -0.24535539519602878; -15.878105433434513; -82.1883164192893; -80.16185982357874; 27.03202110273682; 85.11765325902186; 62.17385098482822]</text:p>
          </table:table-cell>
          <table:table-cell office:value-type="float" office:value="2310808.71843701" calcext:value-type="float">
            <text:p>2310808.718437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94796496" calcext:value-type="float">
            <text:p>1294796496</text:p>
          </table:table-cell>
          <table:table-cell office:value-type="string" calcext:value-type="string">
            <text:p>[38.1778588877641; 56.54051570578184; -85.93246893910353; 2.365698858821517; 1.3119573804548423; -60.97812189995659; -44.8607583209393; -33.8125357807953; 56.90032010025962; 59.785626726280384]</text:p>
          </table:table-cell>
          <table:table-cell office:value-type="float" office:value="5307575.80061221" calcext:value-type="float">
            <text:p>5307575.8006122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05611649" calcext:value-type="float">
            <text:p>2005611649</text:p>
          </table:table-cell>
          <table:table-cell office:value-type="string" calcext:value-type="string">
            <text:p>[35.07890851241024; 48.00719663816696; -64.6314923963312; 3.4020986664000645; 5.2821919070584755; -55.46615771973835; -4.477870073808816; 5.021270078949371; 69.93031954740471; 60.71366484288504]</text:p>
          </table:table-cell>
          <table:table-cell office:value-type="float" office:value="3475042.15242887" calcext:value-type="float">
            <text:p>3475042.152428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217997678" calcext:value-type="float">
            <text:p>1217997678</text:p>
          </table:table-cell>
          <table:table-cell office:value-type="string" calcext:value-type="string">
            <text:p>[26.096747382618958; 97.20020066229665; -35.826219989966575; -2.4632186622335297; 80.61314382118186; -88.80045016314837; 34.09783330690914; 29.742431398612865; 91.01193230293799; 26.889500267389295]</text:p>
          </table:table-cell>
          <table:table-cell office:value-type="float" office:value="6237986.21387786" calcext:value-type="float">
            <text:p>6237986.213877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2202898" calcext:value-type="float">
            <text:p>252202898</text:p>
          </table:table-cell>
          <table:table-cell office:value-type="string" calcext:value-type="string">
            <text:p>[30.17501820286907; 59.749247980682014; -61.90372427538715; -50.22946442261822; -12.744966828720166; -62.36097246725958; -65.28539812434033; 10.751058434170432; 71.8349478349831; 48.35502760803715]</text:p>
          </table:table-cell>
          <table:table-cell office:value-type="float" office:value="3947165.29997023" calcext:value-type="float">
            <text:p>3947165.299970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57494314" calcext:value-type="float">
            <text:p>2757494314</text:p>
          </table:table-cell>
          <table:table-cell office:value-type="string" calcext:value-type="string">
            <text:p>[40.040553851928934; 7.207984676475704; -79.28700583745629; 74.79647609136595; -55.317392298417985; -83.60992991152558; -74.1405387243634; -9.933711976668008; 58.55951094885717; 45.914295552526795]</text:p>
          </table:table-cell>
          <table:table-cell office:value-type="float" office:value="4772589.54898593" calcext:value-type="float">
            <text:p>4772589.548985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812099035" calcext:value-type="float">
            <text:p>812099035</text:p>
          </table:table-cell>
          <table:table-cell office:value-type="string" calcext:value-type="string">
            <text:p>[45.791815755433504; 48.79454470807906; -81.89927712731253; -20.44132575568686; -4.608974134040849; -82.90189916056661; -29.381292924260038; -17.12881364412533; 57.02887657128065; 54.799061761584056]</text:p>
          </table:table-cell>
          <table:table-cell office:value-type="float" office:value="1984810.70650962" calcext:value-type="float">
            <text:p>1984810.706509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83019733" calcext:value-type="float">
            <text:p>2483019733</text:p>
          </table:table-cell>
          <table:table-cell office:value-type="string" calcext:value-type="string">
            <text:p>[27.685285774477947; 37.40271085380783; -53.04912271805655; 28.379238681094563; 44.67008630134691; -80.58977479533502; -6.079869667701061; 17.868545596918636; 75.20922470025135; 32.70984927575384]</text:p>
          </table:table-cell>
          <table:table-cell office:value-type="float" office:value="9573327.72143992" calcext:value-type="float">
            <text:p>9573327.7214399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41402501" calcext:value-type="float">
            <text:p>1141402501</text:p>
          </table:table-cell>
          <table:table-cell office:value-type="string" calcext:value-type="string">
            <text:p>[42.60149889903076; 72.89594843925528; -87.48513178941721; 97.03875336344626; 79.57403324420048; -64.56007467397453; 30.771864151493787; -27.172792516891263; 54.77831634898607; 63.638341442390356]</text:p>
          </table:table-cell>
          <table:table-cell office:value-type="float" office:value="626253.429685974" calcext:value-type="float">
            <text:p>626253.4296859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07004704" calcext:value-type="float">
            <text:p>2407004704</text:p>
          </table:table-cell>
          <table:table-cell office:value-type="string" calcext:value-type="string">
            <text:p>[30.13153903277211; 65.60244031681603; -87.56765740953567; 98.45159261456249; 29.32228951405753; -55.45109356918585; -27.05545585930132; -21.17867144311927; 54.798623032999956; 52.61922828069919]</text:p>
          </table:table-cell>
          <table:table-cell office:value-type="float" office:value="2372650.04436247" calcext:value-type="float">
            <text:p>2372650.0443624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235295671" calcext:value-type="float">
            <text:p>2235295671</text:p>
          </table:table-cell>
          <table:table-cell office:value-type="string" calcext:value-type="string">
            <text:p>[48.116174781155536; 67.23899036027112; -98.23712121701634; -39.04367560354933; 63.42984429166435; -81.96931002616083; 15.332262566411984; -31.53388434576729; 47.1262761242441; 59.103752280321885]</text:p>
          </table:table-cell>
          <table:table-cell office:value-type="float" office:value="3803943.59147651" calcext:value-type="float">
            <text:p>3803943.591476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32381243" calcext:value-type="float">
            <text:p>3132381243</text:p>
          </table:table-cell>
          <table:table-cell office:value-type="string" calcext:value-type="string">
            <text:p>[39.546832549631006; 62.611777164167336; -32.36129923022111; 65.45782268388047; 10.970203096291641; -15.84391898242012; -37.23738764974147; 38.367139909892444; 92.05497170755552; 90.8498918912685]</text:p>
          </table:table-cell>
          <table:table-cell office:value-type="float" office:value="2031117.06600657" calcext:value-type="float">
            <text:p>2031117.0660065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99169174" calcext:value-type="float">
            <text:p>299169174</text:p>
          </table:table-cell>
          <table:table-cell office:value-type="string" calcext:value-type="string">
            <text:p>[38.53720923755273; 65.29592803072362; -24.922470569629354; -21.011064893252012; 3.963678266923125; -72.54397056210686; -36.15717294673863; 54.98712565510209; 97.54126540171052; 51.86777003167984]</text:p>
          </table:table-cell>
          <table:table-cell office:value-type="float" office:value="3412208.35141236" calcext:value-type="float">
            <text:p>3412208.351412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99793153" calcext:value-type="float">
            <text:p>3599793153</text:p>
          </table:table-cell>
          <table:table-cell office:value-type="string" calcext:value-type="string">
            <text:p>[38.56716757903442; 45.73309842410757; -81.93872989305426; 98.44137867078553; 34.04450684466454; -99.07967789065685; -22.040764652862848; -11.606190367064428; 59.54720371385599; 32.688109892976314]</text:p>
          </table:table-cell>
          <table:table-cell office:value-type="float" office:value="5442973.0417622" calcext:value-type="float">
            <text:p>5442973.04176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490565809" calcext:value-type="float">
            <text:p>2490565809</text:p>
          </table:table-cell>
          <table:table-cell office:value-type="string" calcext:value-type="string">
            <text:p>[39.548517839069774; 46.80236067245619; -91.24431770970025; 55.340011926502825; 6.011090355780851; -33.16891378849385; 8.031923136718632; -32.87618444356957; 52.81063605438692; 79.27099003376819]</text:p>
          </table:table-cell>
          <table:table-cell office:value-type="float" office:value="4925003.99691972" calcext:value-type="float">
            <text:p>4925003.9969197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792544877" calcext:value-type="float">
            <text:p>792544877</text:p>
          </table:table-cell>
          <table:table-cell office:value-type="string" calcext:value-type="string">
            <text:p>[33.85401192139898; 69.17660478043192; -68.14898764477334; 97.34319714964383; 95.66918388976353; -99.83399536091306; 48.26709289427302; -6.494995263632703; 68.14193092815364; 29.650546616762995]</text:p>
          </table:table-cell>
          <table:table-cell office:value-type="float" office:value="1880955.39276287" calcext:value-type="float">
            <text:p>1880955.392762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583417467" calcext:value-type="float">
            <text:p>3583417467</text:p>
          </table:table-cell>
          <table:table-cell office:value-type="string" calcext:value-type="string">
            <text:p>[43.6597931542895; 39.292383064207485; -30.926577258323192; 70.40910765729015; -38.92530849569451; -88.61822319622361; -73.89180249008578; 33.94029598106755; 91.63738757951859; 49.8386191452764]</text:p>
          </table:table-cell>
          <table:table-cell office:value-type="float" office:value="2158716.41069961" calcext:value-type="float">
            <text:p>2158716.4106996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87073223" calcext:value-type="float">
            <text:p>1087073223</text:p>
          </table:table-cell>
          <table:table-cell office:value-type="string" calcext:value-type="string">
            <text:p>[25.706221053619743; 66.49934635782424; -27.00683825507288; 19.976037635095395; 27.338497416630233; -89.44923924657935; -43.17006673180999; 42.51518824287149; 94.9603387391034; 22.97290595963632]</text:p>
          </table:table-cell>
          <table:table-cell office:value-type="float" office:value="3125403.32860365" calcext:value-type="float">
            <text:p>3125403.328603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752663285" calcext:value-type="float">
            <text:p>1752663285</text:p>
          </table:table-cell>
          <table:table-cell office:value-type="string" calcext:value-type="string">
            <text:p>[37.2293388176746; 76.59641184828851; -68.63047919301597; -52.15028443635734; -0.34973386788996663; -86.24297719233498; -49.52303922636394; 2.639340796041296; 68.43768273982104; 41.047718701776375]</text:p>
          </table:table-cell>
          <table:table-cell office:value-type="float" office:value="3235163.91382274" calcext:value-type="float">
            <text:p>3235163.9138227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5180663" calcext:value-type="float">
            <text:p>85180663</text:p>
          </table:table-cell>
          <table:table-cell office:value-type="string" calcext:value-type="string">
            <text:p>[56.24228257153604; 60.555107847465365; -31.679815663611265; 59.43560420948563; 28.200590469231656; -42.841111051745465; -15.845009839527819; 40.69960002053722; 91.8367436162512; 97.0645541998831]</text:p>
          </table:table-cell>
          <table:table-cell office:value-type="float" office:value="251279.864132482" calcext:value-type="float">
            <text:p>251279.86413248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15741547" calcext:value-type="float">
            <text:p>2415741547</text:p>
          </table:table-cell>
          <table:table-cell office:value-type="string" calcext:value-type="string">
            <text:p>[30.110949739978764; 70.29062802907725; -60.76956092109511; -36.949938588508346; 32.090626825989034; -97.36251299633211; -18.886347271835675; 5.902153676397077; 73.5979044697591; 25.836097858626374]</text:p>
          </table:table-cell>
          <table:table-cell office:value-type="float" office:value="2759474.15551925" calcext:value-type="float">
            <text:p>2759474.1555192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019668902" calcext:value-type="float">
            <text:p>4019668902</text:p>
          </table:table-cell>
          <table:table-cell office:value-type="string" calcext:value-type="string">
            <text:p>[36.74392758755235; 38.908016099218; -72.92539918640774; 24.38235773347823; -23.957117867773974; -93.01152901862282; -57.58032261804207; -9.972890156671; 63.84805899314932; 37.47016826791386]</text:p>
          </table:table-cell>
          <table:table-cell office:value-type="float" office:value="1216223.70274744" calcext:value-type="float">
            <text:p>1216223.702747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164567945" calcext:value-type="float">
            <text:p>4164567945</text:p>
          </table:table-cell>
          <table:table-cell office:value-type="string" calcext:value-type="string">
            <text:p>[17.136324175102118; 52.917355051448226; -31.56404733217674; 47.22647867010471; -33.954237676801895; -99.42204793134184; -84.77937272851935; 41.66068827767694; 92.90230406578982; 4.8001171828947236]</text:p>
          </table:table-cell>
          <table:table-cell office:value-type="float" office:value="3299776.25012106" calcext:value-type="float">
            <text:p>3299776.2501210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526734085" calcext:value-type="float">
            <text:p>2526734085</text:p>
          </table:table-cell>
          <table:table-cell office:value-type="string" calcext:value-type="string">
            <text:p>[39.410996770303086; 50.33875607589465; -98.01757673945606; 83.1637398790038; -12.842614317697638; -98.76027718141451; -83.46092267417518; -40.61402536461394; 47.78434543096637; 36.27167933162261]</text:p>
          </table:table-cell>
          <table:table-cell office:value-type="float" office:value="1509734.50817471" calcext:value-type="float">
            <text:p>1509734.508174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88465709" calcext:value-type="float">
            <text:p>2188465709</text:p>
          </table:table-cell>
          <table:table-cell office:value-type="string" calcext:value-type="string">
            <text:p>[39.189920932136715; 89.54260948912074; -61.44348751085413; -41.69072148494188; 59.61843525352762; -97.26542411114782; 6.643775835294008; 1.0840920685510298; 72.12010931333234; 37.876244626716044]</text:p>
          </table:table-cell>
          <table:table-cell office:value-type="float" office:value="2246528.65184076" calcext:value-type="float">
            <text:p>2246528.651840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650761128" calcext:value-type="float">
            <text:p>1650761128</text:p>
          </table:table-cell>
          <table:table-cell office:value-type="string" calcext:value-type="string">
            <text:p>[39.77105047722307; 56.14984367409639; -76.16760013634247; 97.21775692398921; 49.939520245162555; -92.58073046510214; 37.05971956444466; -11.154263372715207; 61.88156017201595; 41.29527075999465]</text:p>
          </table:table-cell>
          <table:table-cell office:value-type="float" office:value="1371157.87251872" calcext:value-type="float">
            <text:p>1371157.8725187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38506154" calcext:value-type="float">
            <text:p>2938506154</text:p>
          </table:table-cell>
          <table:table-cell office:value-type="string" calcext:value-type="string">
            <text:p>[25.77647913380467; 63.75864967567421; -42.8241534202195; 70.67282156383976; 42.07091428760069; -98.54932220240202; 14.157802096062724; 24.124053923196072; 84.8093105671716; 18.88683009302467]</text:p>
          </table:table-cell>
          <table:table-cell office:value-type="float" office:value="2347743.25012863" calcext:value-type="float">
            <text:p>2347743.2501286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59865890" calcext:value-type="float">
            <text:p>3559865890</text:p>
          </table:table-cell>
          <table:table-cell office:value-type="string" calcext:value-type="string">
            <text:p>[43.05444652592175; 63.80799144383266; -59.26567920503645; 53.66360488988596; 53.23629813074814; -92.51010606016494; 30.612981019896438; 5.3787892095302965; 72.19856178975601; 46.612585114799344]</text:p>
          </table:table-cell>
          <table:table-cell office:value-type="float" office:value="1437366.25226301" calcext:value-type="float">
            <text:p>1437366.2522630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3197194" calcext:value-type="float">
            <text:p>433197194</text:p>
          </table:table-cell>
          <table:table-cell office:value-type="string" calcext:value-type="string">
            <text:p>[40.98913985145958; 63.73736713059739; -25.195524446892037; 79.4460082776144; 33.82457536995054; -95.97056249928258; -18.677810393917028; 45.93182198072557; 96.10995024080046; 40.82759547250464]</text:p>
          </table:table-cell>
          <table:table-cell office:value-type="float" office:value="253057.34708956" calcext:value-type="float">
            <text:p>253057.3470895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5958425" calcext:value-type="float">
            <text:p>605958425</text:p>
          </table:table-cell>
          <table:table-cell office:value-type="string" calcext:value-type="string">
            <text:p>[44.52815495894208; 80.14403959814385; -30.570549308826727; 58.293703270983144; 84.03987627199004; -73.01101840806108; 40.19230441186343; 40.8955546700858; 91.573978781655; 59.812161505218654]</text:p>
          </table:table-cell>
          <table:table-cell office:value-type="float" office:value="1007584.26138221" calcext:value-type="float">
            <text:p>1007584.2613822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9814209" calcext:value-type="float">
            <text:p>169814209</text:p>
          </table:table-cell>
          <table:table-cell office:value-type="string" calcext:value-type="string">
            <text:p>[36.76151301393699; 31.697603814622823; -41.81126907066795; 94.90258485811677; -25.24030922476517; -97.66984213485293; -48.80586757824379; 27.251474333761408; 84.1799731033405; 33.394143162450405]</text:p>
          </table:table-cell>
          <table:table-cell office:value-type="float" office:value="1544581.73997844" calcext:value-type="float">
            <text:p>1544581.7399784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61729199" calcext:value-type="float">
            <text:p>861729199</text:p>
          </table:table-cell>
          <table:table-cell office:value-type="string" calcext:value-type="string">
            <text:p>[32.709824055770326; 66.48279133313895; -66.78884517085402; 73.16278621759196; 22.895523904076498; -98.38928855477404; -32.08086027666282; 0.802784491928989; 68.61037106363267; 28.188930618850804]</text:p>
          </table:table-cell>
          <table:table-cell office:value-type="float" office:value="631267.555951817" calcext:value-type="float">
            <text:p>631267.5559518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68223485" calcext:value-type="float">
            <text:p>1368223485</text:p>
          </table:table-cell>
          <table:table-cell office:value-type="string" calcext:value-type="string">
            <text:p>[41.602614421990125; 46.61254084577172; -30.494308906607486; 55.01159444250578; -12.41770055495914; -92.48106251968267; -57.54280861660337; 40.968503093562845; 92.96900550038555; 44.153910952883024]</text:p>
          </table:table-cell>
          <table:table-cell office:value-type="float" office:value="405795.33140571" calcext:value-type="float">
            <text:p>405795.331405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286938279" calcext:value-type="float">
            <text:p>3286938279</text:p>
          </table:table-cell>
          <table:table-cell office:value-type="string" calcext:value-type="string">
            <text:p>[34.13972293737595; 65.95383411337869; -36.451029554375424; 49.141552868333605; 4.013584117022333; -84.32835417924929; -63.467863322290505; 33.658648641003026; 88.73000929220458; 39.227221552691105]</text:p>
          </table:table-cell>
          <table:table-cell office:value-type="float" office:value="733805.75648751" calcext:value-type="float">
            <text:p>733805.756487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57375445" calcext:value-type="float">
            <text:p>2457375445</text:p>
          </table:table-cell>
          <table:table-cell office:value-type="string" calcext:value-type="string">
            <text:p>[56.56379193971091; 68.5725426438224; -28.269405422324382; 89.5686412028534; 44.80736227634742; -93.64663716930697; -6.257022421643626; 41.42699779441767; 94.51955515622961; 64.7719023384571]</text:p>
          </table:table-cell>
          <table:table-cell office:value-type="float" office:value="1209355.84696262" calcext:value-type="float">
            <text:p>1209355.8469626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3137062" calcext:value-type="float">
            <text:p>1053137062</text:p>
          </table:table-cell>
          <table:table-cell office:value-type="string" calcext:value-type="string">
            <text:p>[34.37272675227322; 67.22835691513276; -89.40840611615452; 96.42009995788868; 55.961292358792576; -99.77083444123231; 6.239753764763819; -27.83261933087762; 53.56590428470537; 29.205958784805887]</text:p>
          </table:table-cell>
          <table:table-cell office:value-type="float" office:value="543022.782528598" calcext:value-type="float">
            <text:p>543022.78252859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547935812" calcext:value-type="float">
            <text:p>547935812</text:p>
          </table:table-cell>
          <table:table-cell office:value-type="string" calcext:value-type="string">
            <text:p>[43.26652021261202; 47.45600166670306; -49.06968010127548; 61.072407034295; 6.505300106847429; -88.79783613430945; -36.969023208759985; 21.150812771937638; 80.4270325186144; 50.28942159690175]</text:p>
          </table:table-cell>
          <table:table-cell office:value-type="float" office:value="1321524.53784204" calcext:value-type="float">
            <text:p>1321524.5378420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435551" calcext:value-type="float">
            <text:p>311435551</text:p>
          </table:table-cell>
          <table:table-cell office:value-type="string" calcext:value-type="string">
            <text:p>[47.95790901973399; 75.034548403048; -73.46596304628478; 64.68802501454883; 39.47747154046496; -88.0697362772631; -25.29792472956231; -7.63258183671492; 63.778524189766216; 55.49350554547425]</text:p>
          </table:table-cell>
          <table:table-cell office:value-type="float" office:value="136152.150909522" calcext:value-type="float">
            <text:p>136152.1509095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96938861" calcext:value-type="float">
            <text:p>2296938861</text:p>
          </table:table-cell>
          <table:table-cell office:value-type="string" calcext:value-type="string">
            <text:p>[45.08037249257825; 68.00315185359952; -91.78693793753227; 74.5195101638636; 41.122917157363815; -90.96634353847723; -13.926165327563538; -29.655870817066315; 51.78887651669007; 50.128767594052476]</text:p>
          </table:table-cell>
          <table:table-cell office:value-type="float" office:value="226509.587374654" calcext:value-type="float">
            <text:p>226509.58737465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151886306" calcext:value-type="float">
            <text:p>3151886306</text:p>
          </table:table-cell>
          <table:table-cell office:value-type="string" calcext:value-type="string">
            <text:p>[37.01550551689553; 73.85100808522401; -78.49166976293202; 64.37416113294; 28.970656699423017; -90.90768802865139; -41.94200588985761; -13.365249780486721; 60.140658439682966; 38.037950422364105]</text:p>
          </table:table-cell>
          <table:table-cell office:value-type="float" office:value="535330.069671515" calcext:value-type="float">
            <text:p>535330.06967151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0139888" calcext:value-type="float">
            <text:p>400139888</text:p>
          </table:table-cell>
          <table:table-cell office:value-type="string" calcext:value-type="string">
            <text:p>[44.76099478550054; 57.63621760982548; -78.30562349855995; 53.04954800597724; -8.52496652008115; -98.48058054960775; -66.32955871032425; -14.778582180349801; 60.76055887551718; 44.49178812699762]</text:p>
          </table:table-cell>
          <table:table-cell office:value-type="float" office:value="125213.298338222" calcext:value-type="float">
            <text:p>125213.2983382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667066007" calcext:value-type="float">
            <text:p>2667066007</text:p>
          </table:table-cell>
          <table:table-cell office:value-type="string" calcext:value-type="string">
            <text:p>[35.74576505450716; 65.06152983570229; -41.93459596131923; 52.8543006371018; -11.492975051349276; -98.06581854115454; -76.07379352673264; 28.433967904984257; 85.53636925710225; 32.50124422715916]</text:p>
          </table:table-cell>
          <table:table-cell office:value-type="float" office:value="447987.018329609" calcext:value-type="float">
            <text:p>447987.0183296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60440347" calcext:value-type="float">
            <text:p>2460440347</text:p>
          </table:table-cell>
          <table:table-cell office:value-type="string" calcext:value-type="string">
            <text:p>[55.94102166377647; 68.69918204662412; -88.19584614575156; 70.04382675410957; 26.999689181428124; -50.761065659436966; -37.78126355098011; -25.11442268674; 53.798064192945475; 90.66712180358797]</text:p>
          </table:table-cell>
          <table:table-cell office:value-type="float" office:value="251493.955102316" calcext:value-type="float">
            <text:p>251493.95510231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012863414" calcext:value-type="float">
            <text:p>1012863414</text:p>
          </table:table-cell>
          <table:table-cell office:value-type="string" calcext:value-type="string">
            <text:p>[51.748105086349; 61.23804723628038; -42.26820531133859; 29.077695031279035; -32.06003166408537; -49.030055471953716; -99.2625551924672; 26.563595468618104; 84.51367128953811; 86.2119372679768]</text:p>
          </table:table-cell>
          <table:table-cell office:value-type="float" office:value="196868.186316565" calcext:value-type="float">
            <text:p>196868.18631656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67563480" calcext:value-type="float">
            <text:p>467563480</text:p>
          </table:table-cell>
          <table:table-cell office:value-type="string" calcext:value-type="string">
            <text:p>[37.50916858793718; 63.61364586436335; -58.266582470362316; 89.41781128463629; 67.33629672328132; -97.41003576139575; 32.4459182366607; 8.1205290502417; 74.18362075490629; 34.97705539997531]</text:p>
          </table:table-cell>
          <table:table-cell office:value-type="float" office:value="271103.664980579" calcext:value-type="float">
            <text:p>271103.6649805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661796053" calcext:value-type="float">
            <text:p>3661796053</text:p>
          </table:table-cell>
          <table:table-cell office:value-type="string" calcext:value-type="string">
            <text:p>[47.22691133463027; 71.17141552744224; -25.924267967597174; 83.04590446201686; 62.25113206063952; -87.132181181664; 10.649773341216957; 46.38068297375372; 96.09578737616059; 54.87004286235501]</text:p>
          </table:table-cell>
          <table:table-cell office:value-type="float" office:value="216778.318269298" calcext:value-type="float">
            <text:p>216778.31826929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95511159" calcext:value-type="float">
            <text:p>195511159</text:p>
          </table:table-cell>
          <table:table-cell office:value-type="string" calcext:value-type="string">
            <text:p>[55.087947977489875; 59.30413154361773; -93.18561721554595; 45.56071200343354; -23.541897281529558; -54.696589977479924; -86.27752512951186; -32.18751318723703; 50.90148058599701; 87.27828500407892]</text:p>
          </table:table-cell>
          <table:table-cell office:value-type="float" office:value="266716.030023618" calcext:value-type="float">
            <text:p>266716.03002361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12241071" calcext:value-type="float">
            <text:p>4212241071</text:p>
          </table:table-cell>
          <table:table-cell office:value-type="string" calcext:value-type="string">
            <text:p>[47.41379263649051; 51.859915183401824; -81.30153656401225; 76.34863653355066; 48.410957255968384; -59.85353430023794; 25.106862452479973; -18.187667013856284; 58.710539811232906; 73.07296592344298]</text:p>
          </table:table-cell>
          <table:table-cell office:value-type="float" office:value="468363.894148105" calcext:value-type="float">
            <text:p>468363.89414810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83498197" calcext:value-type="float">
            <text:p>383498197</text:p>
          </table:table-cell>
          <table:table-cell office:value-type="string" calcext:value-type="string">
            <text:p>[-5.968796820967077; 55.40998791127859; -53.69207283847125; 94.8027008942087; 29.834078356662065; -31.24210157585571; -4.987836062566725; 15.351544169450499; 75.48417959040724; 17.03919422086254]</text:p>
          </table:table-cell>
          <table:table-cell office:value-type="float" office:value="16665685.8879497" calcext:value-type="float">
            <text:p>16665685.887949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91476522" calcext:value-type="float">
            <text:p>2091476522</text:p>
          </table:table-cell>
          <table:table-cell office:value-type="string" calcext:value-type="string">
            <text:p>[10.788339487563716; 9.313927638398443; -50.799087359851995; -15.124784103237982; -33.11259024408744; -74.35801786247511; 0.8605553114192483; 29.905133017143545; 82.7964236030247; 12.479410671698592]</text:p>
          </table:table-cell>
          <table:table-cell office:value-type="float" office:value="17124177.0001159" calcext:value-type="float">
            <text:p>17124177.00011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831584302" calcext:value-type="float">
            <text:p>1831584302</text:p>
          </table:table-cell>
          <table:table-cell office:value-type="string" calcext:value-type="string">
            <text:p>[14.083433067167052; 26.239533596267094; -90.28979577785627; 42.485628619844036; 1.9092210193490369; -86.32440445513616; 11.291387764970322; -16.30345247753491; 52.55068411504041; 4.896407305184407]</text:p>
          </table:table-cell>
          <table:table-cell office:value-type="float" office:value="16519693.656659" calcext:value-type="float">
            <text:p>16519693.65665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37581982" calcext:value-type="float">
            <text:p>337581982</text:p>
          </table:table-cell>
          <table:table-cell office:value-type="string" calcext:value-type="string">
            <text:p>[54.119423853783196; -10.794763139662477; -65.96892173085178; -2.2887380577995735; -48.36823403541712; -49.5159634218964; 2.216969917038978; -0.35207817287305465; 63.55392561085826; 89.37072244170642]</text:p>
          </table:table-cell>
          <table:table-cell office:value-type="float" office:value="14636226.982961" calcext:value-type="float">
            <text:p>14636226.98296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26706697" calcext:value-type="float">
            <text:p>1426706697</text:p>
          </table:table-cell>
          <table:table-cell office:value-type="string" calcext:value-type="string">
            <text:p>[5.0027172405020135; 18.192926621204244; -78.3526153936099; 11.362026161002987; 3.9148613377753385; -68.82013437310819; 41.233280624102335; -12.83101074526574; 59.74638348115195; 4.162106780527601]</text:p>
          </table:table-cell>
          <table:table-cell office:value-type="float" office:value="17892183.3115987" calcext:value-type="float">
            <text:p>17892183.31159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254572081" calcext:value-type="float">
            <text:p>1254572081</text:p>
          </table:table-cell>
          <table:table-cell office:value-type="string" calcext:value-type="string">
            <text:p>[14.061619326542553; 3.3130843777950663; -80.71543019651952; -43.91870201344494; -27.408453256064462; -60.24472849084546; -23.317283857097507; -17.13622429018154; 62.06098896695631; 26.511059722623173]</text:p>
          </table:table-cell>
          <table:table-cell office:value-type="float" office:value="14147813.222947" calcext:value-type="float">
            <text:p>14147813.22294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82111100" calcext:value-type="float">
            <text:p>1782111100</text:p>
          </table:table-cell>
          <table:table-cell office:value-type="string" calcext:value-type="string">
            <text:p>[19.765367683865087; -1.624193076247261; -56.74063677636773; -29.845226508347007; -21.65564888296833; -68.15063004380606; -0.6927619109073928; 6.112199853951619; 75.95940175290772; 26.573606283020645]</text:p>
          </table:table-cell>
          <table:table-cell office:value-type="float" office:value="12785307.2401991" calcext:value-type="float">
            <text:p>12785307.24019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687240" calcext:value-type="float">
            <text:p>40687240</text:p>
          </table:table-cell>
          <table:table-cell office:value-type="string" calcext:value-type="string">
            <text:p>[13.998981013140245; 20.5254360739851; -92.47177932465343; 2.218087722005966; 8.631307587194625; -60.925194746186705; 35.111984865743864; -28.299999205000884; 52.01983614748234; 24.781160045581352]</text:p>
          </table:table-cell>
          <table:table-cell office:value-type="float" office:value="9355133.38757311" calcext:value-type="float">
            <text:p>9355133.3875731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794551782" calcext:value-type="float">
            <text:p>3794551782</text:p>
          </table:table-cell>
          <table:table-cell office:value-type="string" calcext:value-type="string">
            <text:p>[19.94360711847586; 7.306959769911581; -43.84758878685088; -28.31633945656754; -3.009676332896527; -60.286881829375695; -8.351710849136376; 30.766742681597606; 85.68791892438354; 31.628762704440586]</text:p>
          </table:table-cell>
          <table:table-cell office:value-type="float" office:value="15995780.4565523" calcext:value-type="float">
            <text:p>15995780.45655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38908288" calcext:value-type="float">
            <text:p>1038908288</text:p>
          </table:table-cell>
          <table:table-cell office:value-type="string" calcext:value-type="string">
            <text:p>[11.778507398390445; 3.8832820054297206; -67.01511333732464; 8.431918097290575; -2.751319322455789; -12.577462613653399; 27.03959461831776; -7.912778648312517; 68.6041481320123; 56.45804643979274]</text:p>
          </table:table-cell>
          <table:table-cell office:value-type="float" office:value="15139945.6679822" calcext:value-type="float">
            <text:p>15139945.66798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85728629" calcext:value-type="float">
            <text:p>385728629</text:p>
          </table:table-cell>
          <table:table-cell office:value-type="string" calcext:value-type="string">
            <text:p>[21.084120135516972; 31.923390664478095; -64.56529349250366; -0.19112880182367498; -0.11799753367321429; -45.585343894756804; -7.930664428784411; 3.9978597556827293; 70.28268821758076; 45.64792210902469]</text:p>
          </table:table-cell>
          <table:table-cell office:value-type="float" office:value="5997148.85953819" calcext:value-type="float">
            <text:p>5997148.8595381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679171287" calcext:value-type="float">
            <text:p>679171287</text:p>
          </table:table-cell>
          <table:table-cell office:value-type="string" calcext:value-type="string">
            <text:p>[26.6454861102224; 39.96824956988345; -64.65280130364918; -4.418502529327583; -15.11294428997168; -76.98231398904778; -22.91008840059368; -0.5341630566951538; 67.66841301401209; 34.10141305558383]</text:p>
          </table:table-cell>
          <table:table-cell office:value-type="float" office:value="4901544.53075864" calcext:value-type="float">
            <text:p>4901544.5307586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962490278" calcext:value-type="float">
            <text:p>2962490278</text:p>
          </table:table-cell>
          <table:table-cell office:value-type="string" calcext:value-type="string">
            <text:p>[12.422131862368351; 49.025982742812424; -65.815575181883; 4.0663986798374445; 12.74753733373907; -47.2597934585781; -22.32167922492954; -2.7708112561578777; 69.61292569018543; 34.18981293116152]</text:p>
          </table:table-cell>
          <table:table-cell office:value-type="float" office:value="7999225.04459535" calcext:value-type="float">
            <text:p>7999225.044595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499483602" calcext:value-type="float">
            <text:p>499483602</text:p>
          </table:table-cell>
          <table:table-cell office:value-type="string" calcext:value-type="string">
            <text:p>[30.84095610684338; 38.08477984586585; -64.13939704880809; 2.3703536566620738; 10.260107615837427; -91.20171722148585; 18.943392434614953; 3.2501410343538097; 69.94329175966604; 27.7935763271494]</text:p>
          </table:table-cell>
          <table:table-cell office:value-type="float" office:value="4044396.31180613" calcext:value-type="float">
            <text:p>4044396.3118061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862309938" calcext:value-type="float">
            <text:p>2862309938</text:p>
          </table:table-cell>
          <table:table-cell office:value-type="string" calcext:value-type="string">
            <text:p>[26.678090904025538; 23.107057417948837; -68.94853463874125; 42.74999867607552; 18.373009259687432; -35.784859937628916; 12.871202488295813; -2.8251017951037167; 69.2321812604117; 60.81244542567296]</text:p>
          </table:table-cell>
          <table:table-cell office:value-type="float" office:value="7015970.2073824" calcext:value-type="float">
            <text:p>7015970.20738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981113097" calcext:value-type="float">
            <text:p>981113097</text:p>
          </table:table-cell>
          <table:table-cell office:value-type="string" calcext:value-type="string">
            <text:p>[22.738126944941015; 52.54514153924404; -60.09097894005532; 35.39848989574431; 5.119310923016231; -49.26361150418134; -4.0440711040177675; 7.205954320262701; 73.5139395836066; 48.29646180174302]</text:p>
          </table:table-cell>
          <table:table-cell office:value-type="float" office:value="7030921.2287188" calcext:value-type="float">
            <text:p>7030921.2287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599329613" calcext:value-type="float">
            <text:p>1599329613</text:p>
          </table:table-cell>
          <table:table-cell office:value-type="string" calcext:value-type="string">
            <text:p>[25.06185237313176; 43.797307450262785; -52.55207463065494; 66.64641085790052; 31.88512567637024; -44.29937397514786; -7.855127178601219; 23.01174883421981; 79.04852081821538; 52.83553324553918]</text:p>
          </table:table-cell>
          <table:table-cell office:value-type="float" office:value="6095318.23730341" calcext:value-type="float">
            <text:p>6095318.2373034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508950051" calcext:value-type="float">
            <text:p>2508950051</text:p>
          </table:table-cell>
          <table:table-cell office:value-type="string" calcext:value-type="string">
            <text:p>[42.00257048079078; 44.92563884631416; -65.61705203643042; -0.13652136776100487; -18.370146918422442; -48.53991440200098; -17.411278609157492; -1.0616199083856053; 69.68327732944417; 70.88998296670911]</text:p>
          </table:table-cell>
          <table:table-cell office:value-type="float" office:value="5198465.04744185" calcext:value-type="float">
            <text:p>5198465.0474418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722876091" calcext:value-type="float">
            <text:p>3722876091</text:p>
          </table:table-cell>
          <table:table-cell office:value-type="string" calcext:value-type="string">
            <text:p>[30.64335397759814; 27.324239019930182; -62.967829277024116; 95.52735599410329; -8.913491960551713; -44.064453313353376; -31.275006105520905; 2.3235444554815627; 69.19875712103516; 61.06180812930068]</text:p>
          </table:table-cell>
          <table:table-cell office:value-type="float" office:value="4315988.6190971" calcext:value-type="float">
            <text:p>4315988.61909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708415015" calcext:value-type="float">
            <text:p>2708415015</text:p>
          </table:table-cell>
          <table:table-cell office:value-type="string" calcext:value-type="string">
            <text:p>[32.993260314958775; 47.158126371956826; -62.217159750480754; -1.48641221358118; -16.306985811465843; -66.11750041783213; -31.852505608562453; 14.499147730570279; 69.7998142411997; 49.6205413763912]</text:p>
          </table:table-cell>
          <table:table-cell office:value-type="float" office:value="6211593.32154826" calcext:value-type="float">
            <text:p>6211593.321548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529576473" calcext:value-type="float">
            <text:p>529576473</text:p>
          </table:table-cell>
          <table:table-cell office:value-type="string" calcext:value-type="string">
            <text:p>[42.73445931265216; 61.97190144676262; -51.6015209717194; 58.22067448054945; 0.17189804984201373; -59.899975419947864; -62.48787215835817; 16.09395557134103; 78.86094117608782; 66.69173066352107]</text:p>
          </table:table-cell>
          <table:table-cell office:value-type="float" office:value="332668.027385679" calcext:value-type="float">
            <text:p>332668.0273856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831183541" calcext:value-type="float">
            <text:p>1831183541</text:p>
          </table:table-cell>
          <table:table-cell office:value-type="string" calcext:value-type="string">
            <text:p>[33.26724387565404; 69.45563959711986; -70.0483983298524; 59.25472434215448; 46.150404570670666; -88.31006283784629; -20.316901232873224; -3.787213750868456; 67.08935265575249; 35.03327877808129]</text:p>
          </table:table-cell>
          <table:table-cell office:value-type="float" office:value="1261404.56483376" calcext:value-type="float">
            <text:p>1261404.564833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302389109" calcext:value-type="float">
            <text:p>1302389109</text:p>
          </table:table-cell>
          <table:table-cell office:value-type="string" calcext:value-type="string">
            <text:p>[36.463645722003015; 56.976161032529205; -73.395580250087; 35.896150320677776; -16.65623920083641; -81.66868652792442; -75.14025305545007; -6.056654251256461; 64.1895696723902; 43.67301632869332]</text:p>
          </table:table-cell>
          <table:table-cell office:value-type="float" office:value="647469.780483363" calcext:value-type="float">
            <text:p>647469.78048336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8062324" calcext:value-type="float">
            <text:p>38062324</text:p>
          </table:table-cell>
          <table:table-cell office:value-type="string" calcext:value-type="string">
            <text:p>[39.30339692862754; 71.05561318019305; -57.070761397141275; 60.470063020903666; 26.025444465670663; -51.515835564544105; -34.654135421068275; 9.84914963983601; 74.1745569664786; 67.67624357445527]</text:p>
          </table:table-cell>
          <table:table-cell office:value-type="float" office:value="928605.642472236" calcext:value-type="float">
            <text:p>928605.6424722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159573290" calcext:value-type="float">
            <text:p>1159573290</text:p>
          </table:table-cell>
          <table:table-cell office:value-type="string" calcext:value-type="string">
            <text:p>[32.46325373236031; 64.52207302794261; -69.4440310698611; 80.35088811820853; 22.635931156111326; -63.27936951292818; -37.59688776893674; -3.432276202512571; 66.33688920061431; 50.139527160675144]</text:p>
          </table:table-cell>
          <table:table-cell office:value-type="float" office:value="1322588.53026075" calcext:value-type="float">
            <text:p>1322588.5302607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720616115" calcext:value-type="float">
            <text:p>2720616115</text:p>
          </table:table-cell>
          <table:table-cell office:value-type="string" calcext:value-type="string">
            <text:p>[35.81537753177514; 52.05643966989731; -74.77556943416971; 43.29089639821891; 4.968245231950476; -77.70663037944519; -41.49456510697494; -9.676956962390792; 63.917600270079674; 45.73222624312685]</text:p>
          </table:table-cell>
          <table:table-cell office:value-type="float" office:value="1017216.30401638" calcext:value-type="float">
            <text:p>1017216.3040163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161933930" calcext:value-type="float">
            <text:p>3161933930</text:p>
          </table:table-cell>
          <table:table-cell office:value-type="string" calcext:value-type="string">
            <text:p>[40.645180512380264; 55.85830835612498; -71.05391677817126; 70.95203348089642; 18.095370276243656; -69.22390088489894; -23.245784361537346; -3.358816013218881; 65.76966620155429; 57.86939482370618]</text:p>
          </table:table-cell>
          <table:table-cell office:value-type="float" office:value="545640.371201371" calcext:value-type="float">
            <text:p>545640.3712013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216333510" calcext:value-type="float">
            <text:p>4216333510</text:p>
          </table:table-cell>
          <table:table-cell office:value-type="string" calcext:value-type="string">
            <text:p>[33.86813033533515; 56.167068506790656; -74.97052171044; 59.76035963533138; -15.491238895685504; -82.462746912271; -74.00132991744836; -8.693455953207302; 63.01206602657501; 39.61068778631806]</text:p>
          </table:table-cell>
          <table:table-cell office:value-type="float" office:value="730147.024920314" calcext:value-type="float">
            <text:p>730147.02492031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614625173" calcext:value-type="float">
            <text:p>614625173</text:p>
          </table:table-cell>
          <table:table-cell office:value-type="string" calcext:value-type="string">
            <text:p>[44.63427266517931; 61.65332318477647; -56.34936145436097; 36.04291264507384; 8.271559346934934; -65.16414064505118; -43.786344122584396; 12.629055780964507; 75.61920014364682; 65.10117315076356]</text:p>
          </table:table-cell>
          <table:table-cell office:value-type="float" office:value="479815.405089387" calcext:value-type="float">
            <text:p>479815.4050893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473005545" calcext:value-type="float">
            <text:p>3473005545</text:p>
          </table:table-cell>
          <table:table-cell office:value-type="string" calcext:value-type="string">
            <text:p>[41.37670411821682; 68.9228799142461; -74.68534490880756; 25.803208699621706; 41.69368615398105; -63.61906701072613; -21.06885604158156; -9.794019316120334; 62.71584624566772; 62.609746409061785]</text:p>
          </table:table-cell>
          <table:table-cell office:value-type="float" office:value="1125108.52337993" calcext:value-type="float">
            <text:p>1125108.523379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299808858" calcext:value-type="float">
            <text:p>3299808858</text:p>
          </table:table-cell>
          <table:table-cell office:value-type="string" calcext:value-type="string">
            <text:p>[43.08906771224086; 65.6335713483137; -69.44916357423983; 58.92307680053128; 20.58615938941274; -73.13817556106086; -31.88882202348678; -3.6852077804246686; 66.73903829772968; 58.3658490244795]</text:p>
          </table:table-cell>
          <table:table-cell office:value-type="float" office:value="179742.673298917" calcext:value-type="float">
            <text:p>179742.6732989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553355605" calcext:value-type="float">
            <text:p>553355605</text:p>
          </table:table-cell>
          <table:table-cell office:value-type="string" calcext:value-type="string">
            <text:p>[47.4795782217226; 56.956035409288496; -60.66773418525983; 79.26149448211868; 14.163122807769481; -60.885903183662876; -36.30120048376485; 4.709940729763114; 72.77312382418535; 72.68362208267457]</text:p>
          </table:table-cell>
          <table:table-cell office:value-type="float" office:value="201237.276910803" calcext:value-type="float">
            <text:p>201237.27691080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004388220" calcext:value-type="float">
            <text:p>1004388220</text:p>
          </table:table-cell>
          <table:table-cell office:value-type="string" calcext:value-type="string">
            <text:p>[44.628001873388634; 62.565828554114255; -69.90119437419766; 55.949341063415524; 6.4652453717589875; -78.77769295071482; -43.92449927862436; -5.7759181611395025; 65.95356782431253; 57.513431519610876]</text:p>
          </table:table-cell>
          <table:table-cell office:value-type="float" office:value="332684.832716291" calcext:value-type="float">
            <text:p>332684.8327162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423188163" calcext:value-type="float">
            <text:p>1423188163</text:p>
          </table:table-cell>
          <table:table-cell office:value-type="string" calcext:value-type="string">
            <text:p>[46.078731201869246; 53.143760388941416; -47.59257979951971; 48.9780532381937; -2.61216724992429; -72.26996896926248; -47.066600938571625; 22.125945768576898; 80.9908914519124; 62.965337974335775]</text:p>
          </table:table-cell>
          <table:table-cell office:value-type="float" office:value="249364.127495367" calcext:value-type="float">
            <text:p>249364.12749536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817562446" calcext:value-type="float">
            <text:p>817562446</text:p>
          </table:table-cell>
          <table:table-cell office:value-type="string" calcext:value-type="string">
            <text:p>[39.78373423710397; 66.96986838841931; -60.791462772451005; 70.40911228866791; 46.23719312087084; -80.7204029428228; 0.7694394785039518; 7.248948534862994; 72.71948914893694; 49.26351563017678]</text:p>
          </table:table-cell>
          <table:table-cell office:value-type="float" office:value="297419.091674016" calcext:value-type="float">
            <text:p>297419.09167401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587178260" calcext:value-type="float">
            <text:p>587178260</text:p>
          </table:table-cell>
          <table:table-cell office:value-type="string" calcext:value-type="string">
            <text:p>[39.68031838498344; 56.707246066898506; -52.32411920569822; 83.52634716510838; 31.178774382202487; -71.88493488940155; -15.9665149198877; 16.33730749163705; 77.91444927224816; 54.49359830568892]</text:p>
          </table:table-cell>
          <table:table-cell office:value-type="float" office:value="468108.322447288" calcext:value-type="float">
            <text:p>468108.3224472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985699969" calcext:value-type="float">
            <text:p>1985699969</text:p>
          </table:table-cell>
          <table:table-cell office:value-type="string" calcext:value-type="string">
            <text:p>[42.82407348096152; 57.498937228622026; -52.32077317967223; 30.354561413527403; -21.396121310328795; -65.34581517809204; -73.98928934019763; 14.393101235786137; 78.30118549950828; 63.21773998994861]</text:p>
          </table:table-cell>
          <table:table-cell office:value-type="float" office:value="432442.765040148" calcext:value-type="float">
            <text:p>432442.7650401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143940494" calcext:value-type="float">
            <text:p>3143940494</text:p>
          </table:table-cell>
          <table:table-cell office:value-type="string" calcext:value-type="string">
            <text:p>[47.718882138802115; 44.36845607886884; -61.469441118494345; 55.21025751351208; -16.079397046380176; -54.98564718318872; -63.96065271600122; 6.009360246764608; 71.69896627603; 77.68080721533163]</text:p>
          </table:table-cell>
          <table:table-cell office:value-type="float" office:value="628524.41631975" calcext:value-type="float">
            <text:p>628524.4163197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016695222" calcext:value-type="float">
            <text:p>3016695222</text:p>
          </table:table-cell>
          <table:table-cell office:value-type="string" calcext:value-type="string">
            <text:p>[44.647566857913866; 58.65541285503191; -75.16587776601253; 76.20134316566478; 7.717349166130404; -69.87625562601644; -42.37838977218888; -10.148565214327325; 62.47259741246055; 62.72889280280126]</text:p>
          </table:table-cell>
          <table:table-cell office:value-type="float" office:value="234788.711447909" calcext:value-type="float">
            <text:p>234788.7114479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667696418" calcext:value-type="float">
            <text:p>2667696418</text:p>
          </table:table-cell>
          <table:table-cell office:value-type="string" calcext:value-type="string">
            <text:p>[38.638882788084544; 65.48246353753663; -59.51436877172874; 82.80652492731068; 27.513311972654122; -75.71920738116768; -29.11936096059597; 8.016068627847162; 72.87572812419299; 50.593352197235134]</text:p>
          </table:table-cell>
          <table:table-cell office:value-type="float" office:value="425809.343841786" calcext:value-type="float">
            <text:p>425809.3438417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170767177" calcext:value-type="float">
            <text:p>1170767177</text:p>
          </table:table-cell>
          <table:table-cell office:value-type="string" calcext:value-type="string">
            <text:p>[49.486413517812075; 64.16487750926582; -73.94260500631991; 62.984428459151786; 30.02653434292592; -69.74511439304264; -22.765350124942554; -8.059655322268604; 63.47253355879714; 69.99010495504595]</text:p>
          </table:table-cell>
          <table:table-cell office:value-type="float" office:value="98441.2720116568" calcext:value-type="float">
            <text:p>98441.272011656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105559103" calcext:value-type="float">
            <text:p>1105559103</text:p>
          </table:table-cell>
          <table:table-cell office:value-type="string" calcext:value-type="string">
            <text:p>[44.06873456323153; 67.57120360641942; -74.04625050750252; 66.36704700804836; 45.464707117701515; -73.6417480649463; -6.536378937638759; -7.57914026964555; 63.20203516982161; 59.811623506286125]</text:p>
          </table:table-cell>
          <table:table-cell office:value-type="float" office:value="228130.108163446" calcext:value-type="float">
            <text:p>228130.10816344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34260351" calcext:value-type="float">
            <text:p>434260351</text:p>
          </table:table-cell>
          <table:table-cell office:value-type="string" calcext:value-type="string">
            <text:p>[42.239862873095944; 59.68740845015867; -52.72491743878416; 66.83268988603538; 21.681852618139946; -70.30563162753705; -24.917150222100094; 15.050965554544222; 77.76362475762917; 59.011507257427084]</text:p>
          </table:table-cell>
          <table:table-cell office:value-type="float" office:value="253017.540227128" calcext:value-type="float">
            <text:p>253017.5402271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649984852" calcext:value-type="float">
            <text:p>649984852</text:p>
          </table:table-cell>
          <table:table-cell office:value-type="string" calcext:value-type="string">
            <text:p>[52.54670840215916; 64.55863225861968; -73.43471783135143; 39.179358531278474; 1.3304494706221561; -51.12705607705642; -62.66822457112593; -7.631635991886571; 63.749067994969174; 86.3342586937222]</text:p>
          </table:table-cell>
          <table:table-cell office:value-type="float" office:value="140418.556081532" calcext:value-type="float">
            <text:p>140418.55608153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318124399" calcext:value-type="float">
            <text:p>1318124399</text:p>
          </table:table-cell>
          <table:table-cell office:value-type="string" calcext:value-type="string">
            <text:p>[48.434564906658366; 60.87419496364397; -46.16760558739229; 80.93178229742003; 4.092743297798114; -71.24259653801758; -57.5205812227135; 22.340832355488473; 82.32020506469405; 66.99271559740396]</text:p>
          </table:table-cell>
          <table:table-cell office:value-type="float" office:value="98454.1243651851" calcext:value-type="float">
            <text:p>98454.12436518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524550373" calcext:value-type="float">
            <text:p>3524550373</text:p>
          </table:table-cell>
          <table:table-cell office:value-type="string" calcext:value-type="string">
            <text:p>[43.78716126381562; 58.91144270418375; -53.434938810076765; 67.05015196731893; 3.8029325215510767; -73.52073075245066; -48.60242078259314; 14.40541146237259; 77.58871352526593; 59.58625689940317]</text:p>
          </table:table-cell>
          <table:table-cell office:value-type="float" office:value="164207.228091345" calcext:value-type="float">
            <text:p>164207.22809134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570786861" calcext:value-type="float">
            <text:p>1570786861</text:p>
          </table:table-cell>
          <table:table-cell office:value-type="string" calcext:value-type="string">
            <text:p>[44.39469225744401; 60.29467690415572; -71.79222406626629; 59.48539076348927; -6.139620026168663; -50.99447941121446; -63.979070283449424; -5.867861917827331; 65.1475644359858; 74.68283391498302]</text:p>
          </table:table-cell>
          <table:table-cell office:value-type="float" office:value="357011.13784972" calcext:value-type="float">
            <text:p>357011.1378497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601042618" calcext:value-type="float">
            <text:p>601042618</text:p>
          </table:table-cell>
          <table:table-cell office:value-type="string" calcext:value-type="string">
            <text:p>[46.12019828285159; 65.44992966380374; -54.969772775372434; 48.25374086424111; 25.14105393097732; -77.78025987968381; -29.706751104686774; 12.554695440155509; 76.78744448819576; 59.32276934804641]</text:p>
          </table:table-cell>
          <table:table-cell office:value-type="float" office:value="169894.394003669" calcext:value-type="float">
            <text:p>169894.39400366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217727299" calcext:value-type="float">
            <text:p>1217727299</text:p>
          </table:table-cell>
          <table:table-cell office:value-type="string" calcext:value-type="string">
            <text:p>[45.17084954620577; 63.28326738718093; -66.17458972273887; 73.34521206309833; 45.026882901329486; -77.48409102117319; -0.48616369781425395; 0.9694120382468183; 69.19397011264614; 58.147756581993335]</text:p>
          </table:table-cell>
          <table:table-cell office:value-type="float" office:value="179650.251833422" calcext:value-type="float">
            <text:p>179650.2518334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647977603" calcext:value-type="float">
            <text:p>1647977603</text:p>
          </table:table-cell>
          <table:table-cell office:value-type="string" calcext:value-type="string">
            <text:p>[49.47474169032336; 61.29080033377736; -67.52637750641412; 47.69724449484957; 4.390486923539669; -62.00668385188245; -48.34372992443855; -0.24246469572253138; 68.03715645827798; 75.0377537139684]</text:p>
          </table:table-cell>
          <table:table-cell office:value-type="float" office:value="127315.425563138" calcext:value-type="float">
            <text:p>127315.42556313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985810306" calcext:value-type="float">
            <text:p>3985810306</text:p>
          </table:table-cell>
          <table:table-cell office:value-type="string" calcext:value-type="string">
            <text:p>[45.119123322600686; 57.77473075924006; -54.15073503115359; 33.62902878916826; -6.39647336106902; -77.56427057056602; -55.9210113608127; 13.647545892845471; 77.00639985290425; 58.36561109017819]</text:p>
          </table:table-cell>
          <table:table-cell office:value-type="float" office:value="152272.227795476" calcext:value-type="float">
            <text:p>152272.2277954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021925148" calcext:value-type="float">
            <text:p>3021925148</text:p>
          </table:table-cell>
          <table:table-cell office:value-type="string" calcext:value-type="string">
            <text:p>[44.72256683634812; 63.639002338396274; -60.45581561972024; 59.53700014424962; 21.26524004919939; -68.51392362052493; -31.95236901017873; 5.510614410723921; 72.44840343826237; 64.24214713890835]</text:p>
          </table:table-cell>
          <table:table-cell office:value-type="float" office:value="178674.98510532" calcext:value-type="float">
            <text:p>178674.9851053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383313164" calcext:value-type="float">
            <text:p>2383313164</text:p>
          </table:table-cell>
          <table:table-cell office:value-type="string" calcext:value-type="string">
            <text:p>[48.487558131857696; 65.10558336402845; -62.73993516173152; 58.86449926009877; 13.697969949359676; -69.78747924422235; -37.491714768821325; 4.042540753039367; 71.0913172585856; 68.17842329833334]</text:p>
          </table:table-cell>
          <table:table-cell office:value-type="float" office:value="117514.383309743" calcext:value-type="float">
            <text:p>117514.38330974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155445055" calcext:value-type="float">
            <text:p>1155445055</text:p>
          </table:table-cell>
          <table:table-cell office:value-type="string" calcext:value-type="string">
            <text:p>[44.1629397116662; 61.599407658111275; -64.81524155519743; 50.59136210299804; 7.968632702202463; -80.67847287006536; -45.89840706501186; 1.6101669998390236; 69.74664084663695; 54.986362112787496]</text:p>
          </table:table-cell>
          <table:table-cell office:value-type="float" office:value="64123.1537820808" calcext:value-type="float">
            <text:p>64123.153782080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501865774" calcext:value-type="float">
            <text:p>3501865774</text:p>
          </table:table-cell>
          <table:table-cell office:value-type="string" calcext:value-type="string">
            <text:p>[49.89927040902184; 63.82133604142528; -48.92972574249184; 61.85473845050723; 4.863005465216001; -61.58407377329478; -53.447520413219095; 20.77587569382993; 80.12265787171191; 75.92158742790282]</text:p>
          </table:table-cell>
          <table:table-cell office:value-type="float" office:value="126464.406545323" calcext:value-type="float">
            <text:p>126464.4065453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706462836" calcext:value-type="float">
            <text:p>706462836</text:p>
          </table:table-cell>
          <table:table-cell office:value-type="string" calcext:value-type="string">
            <text:p>[51.43732762856658; 60.72829337055741; -63.25696267742349; 86.94405708564277; 23.962946974426934; -58.407305929210196; -30.37729358323187; 3.493388389548671; 70.71590425573328; 79.95450118264934]</text:p>
          </table:table-cell>
          <table:table-cell office:value-type="float" office:value="60784.8150075337" calcext:value-type="float">
            <text:p>60784.81500753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133036540" calcext:value-type="float">
            <text:p>4133036540</text:p>
          </table:table-cell>
          <table:table-cell office:value-type="string" calcext:value-type="string">
            <text:p>[49.30158586698387; 57.929734090020766; -67.27666225613169; 54.88979762180733; -22.91077683212247; -70.42343753799099; -84.91103683455152; -2.200347649756359; 67.75557222350542; 68.9229888485649]</text:p>
          </table:table-cell>
          <table:table-cell office:value-type="float" office:value="100193.324306276" calcext:value-type="float">
            <text:p>100193.3243062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127261890" calcext:value-type="float">
            <text:p>2127261890</text:p>
          </table:table-cell>
          <table:table-cell office:value-type="string" calcext:value-type="string">
            <text:p>[44.80808595185493; 67.31244606502788; -69.21288821104413; 40.9288172773328; 15.711470509368963; -64.11168818483172; -43.44097107981394; -3.974617092278641; 66.73212952941327; 66.9077797154608]</text:p>
          </table:table-cell>
          <table:table-cell office:value-type="float" office:value="197501.553288036" calcext:value-type="float">
            <text:p>197501.5532880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156949228" calcext:value-type="float">
            <text:p>4156949228</text:p>
          </table:table-cell>
          <table:table-cell office:value-type="string" calcext:value-type="string">
            <text:p>[44.5747860583582; 61.34943664304915; -70.36685759495063; 58.85740585257537; 15.054572667720894; -80.40084537508437; -38.676356172938895; -3.3880198768769807; 66.67792029399479; 55.59242382864798]</text:p>
          </table:table-cell>
          <table:table-cell office:value-type="float" office:value="244360.788696351" calcext:value-type="float">
            <text:p>244360.7886963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233084351" calcext:value-type="float">
            <text:p>4233084351</text:p>
          </table:table-cell>
          <table:table-cell office:value-type="string" calcext:value-type="string">
            <text:p>[46.145717300553216; 58.38692603167718; -62.57539257770143; 69.62664057934128; 11.53038369208859; -60.933212719113186; -36.08189917634735; 3.7655165031281954; 70.94112541447254; 70.88613460686153]</text:p>
          </table:table-cell>
          <table:table-cell office:value-type="float" office:value="190428.022424485" calcext:value-type="float">
            <text:p>190428.02242448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85728629" calcext:value-type="float">
            <text:p>385728629</text:p>
          </table:table-cell>
          <table:table-cell office:value-type="string" calcext:value-type="string">
            <text:p>[21.084120135516972; 31.923390664478095; -64.56529349250366; -0.19112880182367498; -0.11799753367321429; -45.585343894756804; -7.930664428784411; 3.9978597556827293; 70.28268821758076; 45.64792210902469]</text:p>
          </table:table-cell>
          <table:table-cell office:value-type="float" office:value="5997148.85953819" calcext:value-type="float">
            <text:p>5997148.8595381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79171287" calcext:value-type="float">
            <text:p>679171287</text:p>
          </table:table-cell>
          <table:table-cell office:value-type="string" calcext:value-type="string">
            <text:p>[26.6454861102224; 39.96824956988345; -64.65280130364918; -4.418502529327583; -15.11294428997168; -76.98231398904778; -22.91008840059368; -0.5341630566951538; 67.66841301401209; 34.10141305558383]</text:p>
          </table:table-cell>
          <table:table-cell office:value-type="float" office:value="4901544.53075864" calcext:value-type="float">
            <text:p>4901544.5307586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962490278" calcext:value-type="float">
            <text:p>2962490278</text:p>
          </table:table-cell>
          <table:table-cell office:value-type="string" calcext:value-type="string">
            <text:p>[12.422131862368351; 49.025982742812424; -65.815575181883; 4.0663986798374445; 12.74753733373907; -47.2597934585781; -22.32167922492954; -2.7708112561578777; 69.61292569018543; 34.18981293116152]</text:p>
          </table:table-cell>
          <table:table-cell office:value-type="float" office:value="7999225.04459535" calcext:value-type="float">
            <text:p>7999225.0445953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99483602" calcext:value-type="float">
            <text:p>499483602</text:p>
          </table:table-cell>
          <table:table-cell office:value-type="string" calcext:value-type="string">
            <text:p>[30.84095610684338; 38.08477984586585; -64.13939704880809; 2.3703536566620738; 10.260107615837427; -91.20171722148585; 18.943392434614953; 3.2501410343538097; 69.94329175966604; 27.7935763271494]</text:p>
          </table:table-cell>
          <table:table-cell office:value-type="float" office:value="4044396.31180613" calcext:value-type="float">
            <text:p>4044396.3118061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862309938" calcext:value-type="float">
            <text:p>2862309938</text:p>
          </table:table-cell>
          <table:table-cell office:value-type="string" calcext:value-type="string">
            <text:p>[26.678090904025538; 23.107057417948837; -68.94853463874125; 42.74999867607552; 18.373009259687432; -35.784859937628916; 12.871202488295813; -2.8251017951037167; 69.2321812604117; 60.81244542567296]</text:p>
          </table:table-cell>
          <table:table-cell office:value-type="float" office:value="7015970.2073824" calcext:value-type="float">
            <text:p>7015970.207382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981113097" calcext:value-type="float">
            <text:p>981113097</text:p>
          </table:table-cell>
          <table:table-cell office:value-type="string" calcext:value-type="string">
            <text:p>[22.738126944941015; 52.54514153924404; -60.09097894005532; 35.39848989574431; 5.119310923016231; -49.26361150418134; -4.0440711040177675; 7.205954320262701; 73.5139395836066; 48.29646180174302]</text:p>
          </table:table-cell>
          <table:table-cell office:value-type="float" office:value="7030921.2287188" calcext:value-type="float">
            <text:p>7030921.22871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99329613" calcext:value-type="float">
            <text:p>1599329613</text:p>
          </table:table-cell>
          <table:table-cell office:value-type="string" calcext:value-type="string">
            <text:p>[25.06185237313176; 43.797307450262785; -52.55207463065494; 66.64641085790052; 31.88512567637024; -44.29937397514786; -7.855127178601219; 23.01174883421981; 79.04852081821538; 52.83553324553918]</text:p>
          </table:table-cell>
          <table:table-cell office:value-type="float" office:value="6095318.23730341" calcext:value-type="float">
            <text:p>6095318.2373034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08950051" calcext:value-type="float">
            <text:p>2508950051</text:p>
          </table:table-cell>
          <table:table-cell office:value-type="string" calcext:value-type="string">
            <text:p>[42.00257048079078; 44.92563884631416; -65.61705203643042; -0.13652136776100487; -18.370146918422442; -48.53991440200098; -17.411278609157492; -1.0616199083856053; 69.68327732944417; 70.88998296670911]</text:p>
          </table:table-cell>
          <table:table-cell office:value-type="float" office:value="5198465.04744185" calcext:value-type="float">
            <text:p>5198465.0474418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22876091" calcext:value-type="float">
            <text:p>3722876091</text:p>
          </table:table-cell>
          <table:table-cell office:value-type="string" calcext:value-type="string">
            <text:p>[30.64335397759814; 27.324239019930182; -62.967829277024116; 95.52735599410329; -8.913491960551713; -44.064453313353376; -31.275006105520905; 2.3235444554815627; 69.19875712103516; 61.06180812930068]</text:p>
          </table:table-cell>
          <table:table-cell office:value-type="float" office:value="4315988.6190971" calcext:value-type="float">
            <text:p>4315988.61909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08415015" calcext:value-type="float">
            <text:p>2708415015</text:p>
          </table:table-cell>
          <table:table-cell office:value-type="string" calcext:value-type="string">
            <text:p>[32.993260314958775; 47.158126371956826; -62.217159750480754; -1.48641221358118; -16.306985811465843; -66.11750041783213; -31.852505608562453; 14.499147730570279; 69.7998142411997; 49.6205413763912]</text:p>
          </table:table-cell>
          <table:table-cell office:value-type="float" office:value="6211593.32154826" calcext:value-type="float">
            <text:p>6211593.3215482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29576473" calcext:value-type="float">
            <text:p>529576473</text:p>
          </table:table-cell>
          <table:table-cell office:value-type="string" calcext:value-type="string">
            <text:p>[42.73445931265216; 61.97190144676262; -51.6015209717194; 58.22067448054945; 0.17189804984201373; -59.899975419947864; -62.48787215835817; 16.09395557134103; 78.86094117608782; 66.69173066352107]</text:p>
          </table:table-cell>
          <table:table-cell office:value-type="float" office:value="332668.027385679" calcext:value-type="float">
            <text:p>332668.02738567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831183541" calcext:value-type="float">
            <text:p>1831183541</text:p>
          </table:table-cell>
          <table:table-cell office:value-type="string" calcext:value-type="string">
            <text:p>[33.26724387565404; 69.45563959711986; -70.0483983298524; 59.25472434215448; 46.150404570670666; -88.31006283784629; -20.316901232873224; -3.787213750868456; 67.08935265575249; 35.03327877808129]</text:p>
          </table:table-cell>
          <table:table-cell office:value-type="float" office:value="1261404.56483376" calcext:value-type="float">
            <text:p>1261404.564833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302389109" calcext:value-type="float">
            <text:p>1302389109</text:p>
          </table:table-cell>
          <table:table-cell office:value-type="string" calcext:value-type="string">
            <text:p>[36.463645722003015; 56.976161032529205; -73.395580250087; 35.896150320677776; -16.65623920083641; -81.66868652792442; -75.14025305545007; -6.056654251256461; 64.1895696723902; 43.67301632869332]</text:p>
          </table:table-cell>
          <table:table-cell office:value-type="float" office:value="647469.780483363" calcext:value-type="float">
            <text:p>647469.78048336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8062324" calcext:value-type="float">
            <text:p>38062324</text:p>
          </table:table-cell>
          <table:table-cell office:value-type="string" calcext:value-type="string">
            <text:p>[39.30339692862754; 71.05561318019305; -57.070761397141275; 60.470063020903666; 26.025444465670663; -51.515835564544105; -34.654135421068275; 9.84914963983601; 74.1745569664786; 67.67624357445527]</text:p>
          </table:table-cell>
          <table:table-cell office:value-type="float" office:value="928605.642472236" calcext:value-type="float">
            <text:p>928605.6424722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159573290" calcext:value-type="float">
            <text:p>1159573290</text:p>
          </table:table-cell>
          <table:table-cell office:value-type="string" calcext:value-type="string">
            <text:p>[32.46325373236031; 64.52207302794261; -69.4440310698611; 80.35088811820853; 22.635931156111326; -63.27936951292818; -37.59688776893674; -3.432276202512571; 66.33688920061431; 50.139527160675144]</text:p>
          </table:table-cell>
          <table:table-cell office:value-type="float" office:value="1322588.53026075" calcext:value-type="float">
            <text:p>1322588.5302607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20616115" calcext:value-type="float">
            <text:p>2720616115</text:p>
          </table:table-cell>
          <table:table-cell office:value-type="string" calcext:value-type="string">
            <text:p>[35.81537753177514; 52.05643966989731; -74.77556943416971; 43.29089639821891; 4.968245231950476; -77.70663037944519; -41.49456510697494; -9.676956962390792; 63.917600270079674; 45.73222624312685]</text:p>
          </table:table-cell>
          <table:table-cell office:value-type="float" office:value="1017216.30401638" calcext:value-type="float">
            <text:p>1017216.3040163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61933930" calcext:value-type="float">
            <text:p>3161933930</text:p>
          </table:table-cell>
          <table:table-cell office:value-type="string" calcext:value-type="string">
            <text:p>[40.645180512380264; 55.85830835612498; -71.05391677817126; 70.95203348089642; 18.095370276243656; -69.22390088489894; -23.245784361537346; -3.358816013218881; 65.76966620155429; 57.86939482370618]</text:p>
          </table:table-cell>
          <table:table-cell office:value-type="float" office:value="545640.371201371" calcext:value-type="float">
            <text:p>545640.37120137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16333510" calcext:value-type="float">
            <text:p>4216333510</text:p>
          </table:table-cell>
          <table:table-cell office:value-type="string" calcext:value-type="string">
            <text:p>[33.86813033533515; 56.167068506790656; -74.97052171044; 59.76035963533138; -15.491238895685504; -82.462746912271; -74.00132991744836; -8.693455953207302; 63.01206602657501; 39.61068778631806]</text:p>
          </table:table-cell>
          <table:table-cell office:value-type="float" office:value="730147.024920314" calcext:value-type="float">
            <text:p>730147.024920314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614625173" calcext:value-type="float">
            <text:p>614625173</text:p>
          </table:table-cell>
          <table:table-cell office:value-type="string" calcext:value-type="string">
            <text:p>[44.63427266517931; 61.65332318477647; -56.34936145436097; 36.04291264507384; 8.271559346934934; -65.16414064505118; -43.786344122584396; 12.629055780964507; 75.61920014364682; 65.10117315076356]</text:p>
          </table:table-cell>
          <table:table-cell office:value-type="float" office:value="479815.405089387" calcext:value-type="float">
            <text:p>479815.40508938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73005545" calcext:value-type="float">
            <text:p>3473005545</text:p>
          </table:table-cell>
          <table:table-cell office:value-type="string" calcext:value-type="string">
            <text:p>[41.37670411821682; 68.9228799142461; -74.68534490880756; 25.803208699621706; 41.69368615398105; -63.61906701072613; -21.06885604158156; -9.794019316120334; 62.71584624566772; 62.609746409061785]</text:p>
          </table:table-cell>
          <table:table-cell office:value-type="float" office:value="1125108.52337993" calcext:value-type="float">
            <text:p>1125108.5233799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299808858" calcext:value-type="float">
            <text:p>3299808858</text:p>
          </table:table-cell>
          <table:table-cell office:value-type="string" calcext:value-type="string">
            <text:p>[43.08906771224086; 65.6335713483137; -69.44916357423983; 58.92307680053128; 20.58615938941274; -73.13817556106086; -31.88882202348678; -3.6852077804246686; 66.73903829772968; 58.3658490244795]</text:p>
          </table:table-cell>
          <table:table-cell office:value-type="float" office:value="179742.673298917" calcext:value-type="float">
            <text:p>179742.67329891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53355605" calcext:value-type="float">
            <text:p>553355605</text:p>
          </table:table-cell>
          <table:table-cell office:value-type="string" calcext:value-type="string">
            <text:p>[47.4795782217226; 56.956035409288496; -60.66773418525983; 79.26149448211868; 14.163122807769481; -60.885903183662876; -36.30120048376485; 4.709940729763114; 72.77312382418535; 72.68362208267457]</text:p>
          </table:table-cell>
          <table:table-cell office:value-type="float" office:value="201237.276910803" calcext:value-type="float">
            <text:p>201237.27691080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004388220" calcext:value-type="float">
            <text:p>1004388220</text:p>
          </table:table-cell>
          <table:table-cell office:value-type="string" calcext:value-type="string">
            <text:p>[44.628001873388634; 62.565828554114255; -69.90119437419766; 55.949341063415524; 6.4652453717589875; -78.77769295071482; -43.92449927862436; -5.7759181611395025; 65.95356782431253; 57.513431519610876]</text:p>
          </table:table-cell>
          <table:table-cell office:value-type="float" office:value="332684.832716291" calcext:value-type="float">
            <text:p>332684.83271629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423188163" calcext:value-type="float">
            <text:p>1423188163</text:p>
          </table:table-cell>
          <table:table-cell office:value-type="string" calcext:value-type="string">
            <text:p>[46.078731201869246; 53.143760388941416; -47.59257979951971; 48.9780532381937; -2.61216724992429; -72.26996896926248; -47.066600938571625; 22.125945768576898; 80.9908914519124; 62.965337974335775]</text:p>
          </table:table-cell>
          <table:table-cell office:value-type="float" office:value="249364.127495367" calcext:value-type="float">
            <text:p>249364.12749536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17562446" calcext:value-type="float">
            <text:p>817562446</text:p>
          </table:table-cell>
          <table:table-cell office:value-type="string" calcext:value-type="string">
            <text:p>[39.78373423710397; 66.96986838841931; -60.791462772451005; 70.40911228866791; 46.23719312087084; -80.7204029428228; 0.7694394785039518; 7.248948534862994; 72.71948914893694; 49.26351563017678]</text:p>
          </table:table-cell>
          <table:table-cell office:value-type="float" office:value="297419.091674016" calcext:value-type="float">
            <text:p>297419.09167401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587178260" calcext:value-type="float">
            <text:p>587178260</text:p>
          </table:table-cell>
          <table:table-cell office:value-type="string" calcext:value-type="string">
            <text:p>[39.68031838498344; 56.707246066898506; -52.32411920569822; 83.52634716510838; 31.178774382202487; -71.88493488940155; -15.9665149198877; 16.33730749163705; 77.91444927224816; 54.49359830568892]</text:p>
          </table:table-cell>
          <table:table-cell office:value-type="float" office:value="468108.322447288" calcext:value-type="float">
            <text:p>468108.32244728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985699969" calcext:value-type="float">
            <text:p>1985699969</text:p>
          </table:table-cell>
          <table:table-cell office:value-type="string" calcext:value-type="string">
            <text:p>[42.82407348096152; 57.498937228622026; -52.32077317967223; 30.354561413527403; -21.396121310328795; -65.34581517809204; -73.98928934019763; 14.393101235786137; 78.30118549950828; 63.21773998994861]</text:p>
          </table:table-cell>
          <table:table-cell office:value-type="float" office:value="432442.765040148" calcext:value-type="float">
            <text:p>432442.76504014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143940494" calcext:value-type="float">
            <text:p>3143940494</text:p>
          </table:table-cell>
          <table:table-cell office:value-type="string" calcext:value-type="string">
            <text:p>[47.718882138802115; 44.36845607886884; -61.469441118494345; 55.21025751351208; -16.079397046380176; -54.98564718318872; -63.96065271600122; 6.009360246764608; 71.69896627603; 77.68080721533163]</text:p>
          </table:table-cell>
          <table:table-cell office:value-type="float" office:value="628524.41631975" calcext:value-type="float">
            <text:p>628524.4163197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016695222" calcext:value-type="float">
            <text:p>3016695222</text:p>
          </table:table-cell>
          <table:table-cell office:value-type="string" calcext:value-type="string">
            <text:p>[44.647566857913866; 58.65541285503191; -75.16587776601253; 76.20134316566478; 7.717349166130404; -69.87625562601644; -42.37838977218888; -10.148565214327325; 62.47259741246055; 62.72889280280126]</text:p>
          </table:table-cell>
          <table:table-cell office:value-type="float" office:value="234788.711447909" calcext:value-type="float">
            <text:p>234788.71144790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667696418" calcext:value-type="float">
            <text:p>2667696418</text:p>
          </table:table-cell>
          <table:table-cell office:value-type="string" calcext:value-type="string">
            <text:p>[38.638882788084544; 65.48246353753663; -59.51436877172874; 82.80652492731068; 27.513311972654122; -75.71920738116768; -29.11936096059597; 8.016068627847162; 72.87572812419299; 50.593352197235134]</text:p>
          </table:table-cell>
          <table:table-cell office:value-type="float" office:value="425809.343841786" calcext:value-type="float">
            <text:p>425809.34384178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70767177" calcext:value-type="float">
            <text:p>1170767177</text:p>
          </table:table-cell>
          <table:table-cell office:value-type="string" calcext:value-type="string">
            <text:p>[49.486413517812075; 64.16487750926582; -73.94260500631991; 62.984428459151786; 30.02653434292592; -69.74511439304264; -22.765350124942554; -8.059655322268604; 63.47253355879714; 69.99010495504595]</text:p>
          </table:table-cell>
          <table:table-cell office:value-type="float" office:value="98441.2720116568" calcext:value-type="float">
            <text:p>98441.272011656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105559103" calcext:value-type="float">
            <text:p>1105559103</text:p>
          </table:table-cell>
          <table:table-cell office:value-type="string" calcext:value-type="string">
            <text:p>[44.06873456323153; 67.57120360641942; -74.04625050750252; 66.36704700804836; 45.464707117701515; -73.6417480649463; -6.536378937638759; -7.57914026964555; 63.20203516982161; 59.811623506286125]</text:p>
          </table:table-cell>
          <table:table-cell office:value-type="float" office:value="228130.108163446" calcext:value-type="float">
            <text:p>228130.10816344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34260351" calcext:value-type="float">
            <text:p>434260351</text:p>
          </table:table-cell>
          <table:table-cell office:value-type="string" calcext:value-type="string">
            <text:p>[42.239862873095944; 59.68740845015867; -52.72491743878416; 66.83268988603538; 21.681852618139946; -70.30563162753705; -24.917150222100094; 15.050965554544222; 77.76362475762917; 59.011507257427084]</text:p>
          </table:table-cell>
          <table:table-cell office:value-type="float" office:value="253017.540227128" calcext:value-type="float">
            <text:p>253017.54022712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49984852" calcext:value-type="float">
            <text:p>649984852</text:p>
          </table:table-cell>
          <table:table-cell office:value-type="string" calcext:value-type="string">
            <text:p>[52.54670840215916; 64.55863225861968; -73.43471783135143; 39.179358531278474; 1.3304494706221561; -51.12705607705642; -62.66822457112593; -7.631635991886571; 63.749067994969174; 86.3342586937222]</text:p>
          </table:table-cell>
          <table:table-cell office:value-type="float" office:value="140418.556081532" calcext:value-type="float">
            <text:p>140418.55608153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18124399" calcext:value-type="float">
            <text:p>1318124399</text:p>
          </table:table-cell>
          <table:table-cell office:value-type="string" calcext:value-type="string">
            <text:p>[48.434564906658366; 60.87419496364397; -46.16760558739229; 80.93178229742003; 4.092743297798114; -71.24259653801758; -57.5205812227135; 22.340832355488473; 82.32020506469405; 66.99271559740396]</text:p>
          </table:table-cell>
          <table:table-cell office:value-type="float" office:value="98454.1243651851" calcext:value-type="float">
            <text:p>98454.12436518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524550373" calcext:value-type="float">
            <text:p>3524550373</text:p>
          </table:table-cell>
          <table:table-cell office:value-type="string" calcext:value-type="string">
            <text:p>[43.78716126381562; 58.91144270418375; -53.434938810076765; 67.05015196731893; 3.8029325215510767; -73.52073075245066; -48.60242078259314; 14.40541146237259; 77.58871352526593; 59.58625689940317]</text:p>
          </table:table-cell>
          <table:table-cell office:value-type="float" office:value="164207.228091345" calcext:value-type="float">
            <text:p>164207.228091345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570786861" calcext:value-type="float">
            <text:p>1570786861</text:p>
          </table:table-cell>
          <table:table-cell office:value-type="string" calcext:value-type="string">
            <text:p>[44.39469225744401; 60.29467690415572; -71.79222406626629; 59.48539076348927; -6.139620026168663; -50.99447941121446; -63.979070283449424; -5.867861917827331; 65.1475644359858; 74.68283391498302]</text:p>
          </table:table-cell>
          <table:table-cell office:value-type="float" office:value="357011.13784972" calcext:value-type="float">
            <text:p>357011.1378497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01042618" calcext:value-type="float">
            <text:p>601042618</text:p>
          </table:table-cell>
          <table:table-cell office:value-type="string" calcext:value-type="string">
            <text:p>[46.12019828285159; 65.44992966380374; -54.969772775372434; 48.25374086424111; 25.14105393097732; -77.78025987968381; -29.706751104686774; 12.554695440155509; 76.78744448819576; 59.32276934804641]</text:p>
          </table:table-cell>
          <table:table-cell office:value-type="float" office:value="169894.394003669" calcext:value-type="float">
            <text:p>169894.394003669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17727299" calcext:value-type="float">
            <text:p>1217727299</text:p>
          </table:table-cell>
          <table:table-cell office:value-type="string" calcext:value-type="string">
            <text:p>[45.17084954620577; 63.28326738718093; -66.17458972273887; 73.34521206309833; 45.026882901329486; -77.48409102117319; -0.48616369781425395; 0.9694120382468183; 69.19397011264614; 58.147756581993335]</text:p>
          </table:table-cell>
          <table:table-cell office:value-type="float" office:value="179650.251833422" calcext:value-type="float">
            <text:p>179650.25183342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647977603" calcext:value-type="float">
            <text:p>1647977603</text:p>
          </table:table-cell>
          <table:table-cell office:value-type="string" calcext:value-type="string">
            <text:p>[49.47474169032336; 61.29080033377736; -67.52637750641412; 47.69724449484957; 4.390486923539669; -62.00668385188245; -48.34372992443855; -0.24246469572253138; 68.03715645827798; 75.0377537139684]</text:p>
          </table:table-cell>
          <table:table-cell office:value-type="float" office:value="127315.425563138" calcext:value-type="float">
            <text:p>127315.42556313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85810306" calcext:value-type="float">
            <text:p>3985810306</text:p>
          </table:table-cell>
          <table:table-cell office:value-type="string" calcext:value-type="string">
            <text:p>[45.119123322600686; 57.77473075924006; -54.15073503115359; 33.62902878916826; -6.39647336106902; -77.56427057056602; -55.9210113608127; 13.647545892845471; 77.00639985290425; 58.36561109017819]</text:p>
          </table:table-cell>
          <table:table-cell office:value-type="float" office:value="152272.227795476" calcext:value-type="float">
            <text:p>152272.2277954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021925148" calcext:value-type="float">
            <text:p>3021925148</text:p>
          </table:table-cell>
          <table:table-cell office:value-type="string" calcext:value-type="string">
            <text:p>[44.72256683634812; 63.639002338396274; -60.45581561972024; 59.53700014424962; 21.26524004919939; -68.51392362052493; -31.95236901017873; 5.510614410723921; 72.44840343826237; 64.24214713890835]</text:p>
          </table:table-cell>
          <table:table-cell office:value-type="float" office:value="178674.98510532" calcext:value-type="float">
            <text:p>178674.98510532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83313164" calcext:value-type="float">
            <text:p>2383313164</text:p>
          </table:table-cell>
          <table:table-cell office:value-type="string" calcext:value-type="string">
            <text:p>[48.487558131857696; 65.10558336402845; -62.73993516173152; 58.86449926009877; 13.697969949359676; -69.78747924422235; -37.491714768821325; 4.042540753039367; 71.0913172585856; 68.17842329833334]</text:p>
          </table:table-cell>
          <table:table-cell office:value-type="float" office:value="117514.383309743" calcext:value-type="float">
            <text:p>117514.38330974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55445055" calcext:value-type="float">
            <text:p>1155445055</text:p>
          </table:table-cell>
          <table:table-cell office:value-type="string" calcext:value-type="string">
            <text:p>[44.1629397116662; 61.599407658111275; -64.81524155519743; 50.59136210299804; 7.968632702202463; -80.67847287006536; -45.89840706501186; 1.6101669998390236; 69.74664084663695; 54.986362112787496]</text:p>
          </table:table-cell>
          <table:table-cell office:value-type="float" office:value="64123.1537820808" calcext:value-type="float">
            <text:p>64123.1537820808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01865774" calcext:value-type="float">
            <text:p>3501865774</text:p>
          </table:table-cell>
          <table:table-cell office:value-type="string" calcext:value-type="string">
            <text:p>[49.89927040902184; 63.82133604142528; -48.92972574249184; 61.85473845050723; 4.863005465216001; -61.58407377329478; -53.447520413219095; 20.77587569382993; 80.12265787171191; 75.92158742790282]</text:p>
          </table:table-cell>
          <table:table-cell office:value-type="float" office:value="126464.406545323" calcext:value-type="float">
            <text:p>126464.406545323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706462836" calcext:value-type="float">
            <text:p>706462836</text:p>
          </table:table-cell>
          <table:table-cell office:value-type="string" calcext:value-type="string">
            <text:p>[51.43732762856658; 60.72829337055741; -63.25696267742349; 86.94405708564277; 23.962946974426934; -58.407305929210196; -30.37729358323187; 3.493388389548671; 70.71590425573328; 79.95450118264934]</text:p>
          </table:table-cell>
          <table:table-cell office:value-type="float" office:value="60784.8150075337" calcext:value-type="float">
            <text:p>60784.8150075337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33036540" calcext:value-type="float">
            <text:p>4133036540</text:p>
          </table:table-cell>
          <table:table-cell office:value-type="string" calcext:value-type="string">
            <text:p>[49.30158586698387; 57.929734090020766; -67.27666225613169; 54.88979762180733; -22.91077683212247; -70.42343753799099; -84.91103683455152; -2.200347649756359; 67.75557222350542; 68.9229888485649]</text:p>
          </table:table-cell>
          <table:table-cell office:value-type="float" office:value="100193.324306276" calcext:value-type="float">
            <text:p>100193.32430627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127261890" calcext:value-type="float">
            <text:p>2127261890</text:p>
          </table:table-cell>
          <table:table-cell office:value-type="string" calcext:value-type="string">
            <text:p>[44.80808595185493; 67.31244606502788; -69.21288821104413; 40.9288172773328; 15.711470509368963; -64.11168818483172; -43.44097107981394; -3.974617092278641; 66.73212952941327; 66.9077797154608]</text:p>
          </table:table-cell>
          <table:table-cell office:value-type="float" office:value="197501.553288036" calcext:value-type="float">
            <text:p>197501.553288036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156949228" calcext:value-type="float">
            <text:p>4156949228</text:p>
          </table:table-cell>
          <table:table-cell office:value-type="string" calcext:value-type="string">
            <text:p>[44.5747860583582; 61.34943664304915; -70.36685759495063; 58.85740585257537; 15.054572667720894; -80.40084537508437; -38.676356172938895; -3.3880198768769807; 66.67792029399479; 55.59242382864798]</text:p>
          </table:table-cell>
          <table:table-cell office:value-type="float" office:value="244360.788696351" calcext:value-type="float">
            <text:p>244360.788696351</text:p>
          </table:table-cell>
        </table:table-row>
        <table:table-row table:style-name="ro1">
          <table:table-cell office:value-type="string" calcext:value-type="string">
            <text:p>F1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33084351" calcext:value-type="float">
            <text:p>4233084351</text:p>
          </table:table-cell>
          <table:table-cell office:value-type="string" calcext:value-type="string">
            <text:p>[46.145717300553216; 58.38692603167718; -62.57539257770143; 69.62664057934128; 11.53038369208859; -60.933212719113186; -36.08189917634735; 3.7655165031281954; 70.94112541447254; 70.88613460686153]</text:p>
          </table:table-cell>
          <table:table-cell office:value-type="float" office:value="190428.022424485" calcext:value-type="float">
            <text:p>190428.0224244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889731" calcext:value-type="float">
            <text:p>212889731</text:p>
          </table:table-cell>
          <table:table-cell office:value-type="string" calcext:value-type="string">
            <text:p>[63.73146962563956; 8.357698995740975; -6.639042982455763; 89.5669416903412; 79.07879066210879; -71.97451595271892; 92.37897747380032; 98.44735674857864; 6.271041888534384; -4.000730409662893]</text:p>
          </table:table-cell>
          <table:table-cell office:value-type="float" office:value="520.190029557369" calcext:value-type="float">
            <text:p>520.1900295573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723340226" calcext:value-type="float">
            <text:p>2723340226</text:p>
          </table:table-cell>
          <table:table-cell office:value-type="string" calcext:value-type="string">
            <text:p>[-41.33015703941585; -4.124896604962629; 69.22527027289692; 39.85130205345226; 41.823402341058454; 17.460149980603163; -66.58244725447832; -70.03782007613884; 24.760616106007816; 38.51584380396335]</text:p>
          </table:table-cell>
          <table:table-cell office:value-type="float" office:value="520.190765704195" calcext:value-type="float">
            <text:p>520.1907657041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067162812" calcext:value-type="float">
            <text:p>3067162812</text:p>
          </table:table-cell>
          <table:table-cell office:value-type="string" calcext:value-type="string">
            <text:p>[0.7558524243132467; -40.03230452489734; 50.79733771736818; 17.813710685318455; 34.896499014846825; 27.85908405584334; 56.8693787183972; 73.15928515278856; -98.58265894849426; 51.42402722898851]</text:p>
          </table:table-cell>
          <table:table-cell office:value-type="float" office:value="520.226377381856" calcext:value-type="float">
            <text:p>520.22637738185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127062531" calcext:value-type="float">
            <text:p>2127062531</text:p>
          </table:table-cell>
          <table:table-cell office:value-type="string" calcext:value-type="string">
            <text:p>[-79.03543954626113; -66.41952178518841; 33.561168779085364; -27.517142616634345; 79.02466800345738; 42.69947665094435; 77.36507127855432; 66.62741322939047; -33.48817897828039; -22.792323571505506]</text:p>
          </table:table-cell>
          <table:table-cell office:value-type="float" office:value="520.226864398907" calcext:value-type="float">
            <text:p>520.22686439890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012419899" calcext:value-type="float">
            <text:p>4012419899</text:p>
          </table:table-cell>
          <table:table-cell office:value-type="string" calcext:value-type="string">
            <text:p>[-97.56175201235078; -35.00609352689905; 1.1263583355552953; -58.22346368311151; 21.46329172321542; 97.4322990361573; -25.881990058122156; 63.091751082709834; -99.91921230729608; 74.9917206586517]</text:p>
          </table:table-cell>
          <table:table-cell office:value-type="float" office:value="520.177521558555" calcext:value-type="float">
            <text:p>520.17752155855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59098829" calcext:value-type="float">
            <text:p>559098829</text:p>
          </table:table-cell>
          <table:table-cell office:value-type="string" calcext:value-type="string">
            <text:p>[83.83568697140055; -34.17509306999327; 52.184445494293584; -50.463678104191764; -17.81053906513546; -59.52782788385542; 1.6323766154584547; 68.67298505534367; 97.95441288951841; 23.36136192007278]</text:p>
          </table:table-cell>
          <table:table-cell office:value-type="float" office:value="520.218444820172" calcext:value-type="float">
            <text:p>520.21844482017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75736458" calcext:value-type="float">
            <text:p>975736458</text:p>
          </table:table-cell>
          <table:table-cell office:value-type="string" calcext:value-type="string">
            <text:p>[3.0627680205372485; -15.060358789697332; -20.73807896007736; -83.66945254861935; 66.2877990735924; -45.384939202882734; -53.05720681163597; -11.06060729962644; -96.05349992112396; -34.04498782042644]</text:p>
          </table:table-cell>
          <table:table-cell office:value-type="float" office:value="520.24592096181" calcext:value-type="float">
            <text:p>520.2459209618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561469973" calcext:value-type="float">
            <text:p>561469973</text:p>
          </table:table-cell>
          <table:table-cell office:value-type="string" calcext:value-type="string">
            <text:p>[48.83140364453121; -66.91612414812518; 23.61774651239648; -78.83631956608887; 69.90195361008881; 88.53600880171382; 77.02821789519737; -14.588725701758804; 1.3954051095754494; 78.55818939901559]</text:p>
          </table:table-cell>
          <table:table-cell office:value-type="float" office:value="520.153869628017" calcext:value-type="float">
            <text:p>520.15386962801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969244750" calcext:value-type="float">
            <text:p>2969244750</text:p>
          </table:table-cell>
          <table:table-cell office:value-type="string" calcext:value-type="string">
            <text:p>[17.45373128707503; -11.357336009997738; -15.391229308884704; 49.69748711027452; -28.752216518162356; -71.84617333265052; 80.38103857615252; -12.789641580259342; 66.83425412926073; 25.49287893621141]</text:p>
          </table:table-cell>
          <table:table-cell office:value-type="float" office:value="520.260586989716" calcext:value-type="float">
            <text:p>520.26058698971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151117894" calcext:value-type="float">
            <text:p>1151117894</text:p>
          </table:table-cell>
          <table:table-cell office:value-type="string" calcext:value-type="string">
            <text:p>[73.15086408600331; 9.463810103595563; 63.881370712687186; -74.62988744871055; 65.84676367174836; -33.78640043985004; 51.58966396887712; -33.001000106367925; -92.07095047093912; -20.73217652404398]</text:p>
          </table:table-cell>
          <table:table-cell office:value-type="float" office:value="520.17167873666" calcext:value-type="float">
            <text:p>520.1716787366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501721160" calcext:value-type="float">
            <text:p>3501721160</text:p>
          </table:table-cell>
          <table:table-cell office:value-type="string" calcext:value-type="string">
            <text:p>[-26.323919288691528; -58.91434321946329; 14.950615202975698; -25.128255561486725; 29.810059170468378; 29.193000251990668; 27.776383478903227; -80.62666160545693; -52.39433105950309; -32.14805707796822]</text:p>
          </table:table-cell>
          <table:table-cell office:value-type="float" office:value="519.218819851822" calcext:value-type="float">
            <text:p>519.2188198518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419796436" calcext:value-type="float">
            <text:p>419796436</text:p>
          </table:table-cell>
          <table:table-cell office:value-type="string" calcext:value-type="string">
            <text:p>[-13.195952704733969; 54.000153948247856; -76.35537438952113; 56.29218828419707; 38.17770241704176; 77.26707972420155; -95.31354080434737; 6.838664485692576; -66.87963849484302; 63.71667101825929]</text:p>
          </table:table-cell>
          <table:table-cell office:value-type="float" office:value="520.185742659831" calcext:value-type="float">
            <text:p>520.1857426598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580174002" calcext:value-type="float">
            <text:p>2580174002</text:p>
          </table:table-cell>
          <table:table-cell office:value-type="string" calcext:value-type="string">
            <text:p>[68.4269023962695; -11.157796907501833; 49.00344136082876; 34.49721506276671; 41.268041703384114; 39.28769315349683; 77.18549327668632; 51.404699836558166; -61.81525658709977; -52.33829640999972]</text:p>
          </table:table-cell>
          <table:table-cell office:value-type="float" office:value="520.202158305068" calcext:value-type="float">
            <text:p>520.2021583050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476452429" calcext:value-type="float">
            <text:p>2476452429</text:p>
          </table:table-cell>
          <table:table-cell office:value-type="string" calcext:value-type="string">
            <text:p>[-33.35103509160258; 77.17687967184827; -5.055028278618877; -30.716336928844655; -2.350109507616736; -27.484126530438374; 64.63793466959231; 26.259579516990357; -19.542497813698034; -87.50610440427229]</text:p>
          </table:table-cell>
          <table:table-cell office:value-type="float" office:value="520.241371238185" calcext:value-type="float">
            <text:p>520.2413712381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687060505" calcext:value-type="float">
            <text:p>1687060505</text:p>
          </table:table-cell>
          <table:table-cell office:value-type="string" calcext:value-type="string">
            <text:p>[-64.18997466941721; 7.0235352129043775; 59.53679889935469; 58.14512537194628; 37.42797665302493; -72.40470943257048; -0.9162899037674919; -7.845728292069182; -90.73265379139148; 15.200101443392967]</text:p>
          </table:table-cell>
          <table:table-cell office:value-type="float" office:value="520.200087745665" calcext:value-type="float">
            <text:p>520.2000877456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609125402" calcext:value-type="float">
            <text:p>609125402</text:p>
          </table:table-cell>
          <table:table-cell office:value-type="string" calcext:value-type="string">
            <text:p>[94.92639853987595; 94.7809318112547; 43.07285876455296; -78.93670310317653; -88.51981255182471; -31.06622623796933; 61.97668047568834; -62.52249924130289; 4.812343031153588; -90.77555965180542]</text:p>
          </table:table-cell>
          <table:table-cell office:value-type="float" office:value="520.1967055115" calcext:value-type="float">
            <text:p>520.19670551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034407846" calcext:value-type="float">
            <text:p>2034407846</text:p>
          </table:table-cell>
          <table:table-cell office:value-type="string" calcext:value-type="string">
            <text:p>[11.567034002704872; -32.38523216276788; 7.179959958461993; 22.998190020165097; 79.12593655719778; 21.783471063343086; -9.281934539076204; 93.44532166176737; -86.08107199848331; 91.86873956176547]</text:p>
          </table:table-cell>
          <table:table-cell office:value-type="float" office:value="520.168788403416" calcext:value-type="float">
            <text:p>520.16878840341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649030781" calcext:value-type="float">
            <text:p>1649030781</text:p>
          </table:table-cell>
          <table:table-cell office:value-type="string" calcext:value-type="string">
            <text:p>[73.60784218911593; -96.58110952259085; -84.37230421234429; 63.93802759897713; 39.46177051671097; -65.73889422841057; 62.348842275534395; -72.52421612997028; 77.71442093962347; -59.67318845792307]</text:p>
          </table:table-cell>
          <table:table-cell office:value-type="float" office:value="520.135325708288" calcext:value-type="float">
            <text:p>520.1353257082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619258009" calcext:value-type="float">
            <text:p>2619258009</text:p>
          </table:table-cell>
          <table:table-cell office:value-type="string" calcext:value-type="string">
            <text:p>[-28.868112163686007; 45.326321847799335; -39.02548284403926; 41.19049879350493; -98.4279887967897; 39.178165888188545; -23.91986420607273; 82.64813410508665; 73.44525232044535; 88.58979740298682]</text:p>
          </table:table-cell>
          <table:table-cell office:value-type="float" office:value="520.232190988382" calcext:value-type="float">
            <text:p>520.23219098838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569051744" calcext:value-type="float">
            <text:p>3569051744</text:p>
          </table:table-cell>
          <table:table-cell office:value-type="string" calcext:value-type="string">
            <text:p>[-10.150383767120672; -47.54886776491063; 5.147247824976915; 60.28601132981265; 97.22178137148714; 60.05086354212398; 75.83526902371321; -37.88509221520337; -83.42049230011403; 37.352737427996175]</text:p>
          </table:table-cell>
          <table:table-cell office:value-type="float" office:value="520.190025622765" calcext:value-type="float">
            <text:p>520.1900256227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187251596" calcext:value-type="float">
            <text:p>2187251596</text:p>
          </table:table-cell>
          <table:table-cell office:value-type="string" calcext:value-type="string">
            <text:p>[1.5068785309268549; -63.92171003914129; -97.00713605601526; -66.95652781810315; 15.81947138633359; 95.96314784973069; 3.131424710193272; -96.2948018755554; 78.52813320080571; 1.09861418906749]</text:p>
          </table:table-cell>
          <table:table-cell office:value-type="float" office:value="520.075973451038" calcext:value-type="float">
            <text:p>520.07597345103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082325320" calcext:value-type="float">
            <text:p>4082325320</text:p>
          </table:table-cell>
          <table:table-cell office:value-type="string" calcext:value-type="string">
            <text:p>[-12.380420590560533; -76.06767451257359; 35.13020871016417; 17.0124585860046; 26.628109397480543; 34.59828424070267; 22.373347387506158; -80.29109442852369; -67.96843916275381; -22.93852476771825]</text:p>
          </table:table-cell>
          <table:table-cell office:value-type="float" office:value="519.627143813718" calcext:value-type="float">
            <text:p>519.6271438137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776666684" calcext:value-type="float">
            <text:p>2776666684</text:p>
          </table:table-cell>
          <table:table-cell office:value-type="string" calcext:value-type="string">
            <text:p>[76.30935034153487; -43.21770001877836; -85.65825671220463; 63.89213505795084; 59.16142344828722; -23.604264947741882; -33.81841943501598; 71.41573775169206; 24.80283583360776; 89.53065809329982]</text:p>
          </table:table-cell>
          <table:table-cell office:value-type="float" office:value="520.094698470133" calcext:value-type="float">
            <text:p>520.09469847013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606213335" calcext:value-type="float">
            <text:p>3606213335</text:p>
          </table:table-cell>
          <table:table-cell office:value-type="string" calcext:value-type="string">
            <text:p>[-19.361983715249906; -69.63682381178998; -2.255877582569326; 10.004111633262696; 15.281963174282652; 30.689537849440626; 28.216042074555588; -63.069073434013376; -48.347646605810255; -19.382116641865423]</text:p>
          </table:table-cell>
          <table:table-cell office:value-type="float" office:value="520.027546418799" calcext:value-type="float">
            <text:p>520.0275464187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737767600" calcext:value-type="float">
            <text:p>2737767600</text:p>
          </table:table-cell>
          <table:table-cell office:value-type="string" calcext:value-type="string">
            <text:p>[15.960962467596019; 38.929792474108496; -29.150548620549955; 87.1711080158471; 88.46683128958227; 94.28569929330746; -91.42076448408658; -65.95170172960962; 71.34014157508284; 85.10793222401819]</text:p>
          </table:table-cell>
          <table:table-cell office:value-type="float" office:value="520.061048840598" calcext:value-type="float">
            <text:p>520.0610488405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434658733" calcext:value-type="float">
            <text:p>1434658733</text:p>
          </table:table-cell>
          <table:table-cell office:value-type="string" calcext:value-type="string">
            <text:p>[-31.03830096116957; -83.19179188426014; -82.73915390317627; 11.127533101716836; 38.03597736905098; 71.36302092689596; -82.81357488767492; -73.25222435237244; 17.395924578709042; 16.875212677977174]</text:p>
          </table:table-cell>
          <table:table-cell office:value-type="float" office:value="520.079219161789" calcext:value-type="float">
            <text:p>520.07921916178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116857995" calcext:value-type="float">
            <text:p>3116857995</text:p>
          </table:table-cell>
          <table:table-cell office:value-type="string" calcext:value-type="string">
            <text:p>[87.11491803181582; 71.00308061582714; -39.67460668953129; -31.99415316232634; -78.5588176010647; -71.07617139205571; 13.043448477108726; 37.65203856347077; 77.25333885780387; 4.593427526815688]</text:p>
          </table:table-cell>
          <table:table-cell office:value-type="float" office:value="520.076896602004" calcext:value-type="float">
            <text:p>520.07689660200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376378360" calcext:value-type="float">
            <text:p>2376378360</text:p>
          </table:table-cell>
          <table:table-cell office:value-type="string" calcext:value-type="string">
            <text:p>[-8.806191877539263; -23.450943809520666; -25.53918631720144; 79.09112309263699; -37.31677971523668; -78.6091797180904; 79.66634114523197; 22.326373321334245; 89.92365564194014; -50.130349477065096]</text:p>
          </table:table-cell>
          <table:table-cell office:value-type="float" office:value="520.082650156973" calcext:value-type="float">
            <text:p>520.08265015697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534307977" calcext:value-type="float">
            <text:p>534307977</text:p>
          </table:table-cell>
          <table:table-cell office:value-type="string" calcext:value-type="string">
            <text:p>[-89.54971278690394; -37.2038324370628; 55.76054047590864; -14.249224066959073; -25.144782910181448; 55.656234393579155; -54.43597682929262; -97.89521769885035; -66.29950942731611; -36.03209582409943]</text:p>
          </table:table-cell>
          <table:table-cell office:value-type="float" office:value="520.076206734913" calcext:value-type="float">
            <text:p>520.07620673491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818887935" calcext:value-type="float">
            <text:p>2818887935</text:p>
          </table:table-cell>
          <table:table-cell office:value-type="string" calcext:value-type="string">
            <text:p>[82.64829614168659; 15.77585094741545; -40.365568999559585; 87.13277887429538; 39.53700586161625; -78.88968590576944; -87.56202625118179; -8.843425059041948; -7.314590684897567; 99.6057376400249]</text:p>
          </table:table-cell>
          <table:table-cell office:value-type="float" office:value="520.066262856655" calcext:value-type="float">
            <text:p>520.06626285665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364496609" calcext:value-type="float">
            <text:p>2364496609</text:p>
          </table:table-cell>
          <table:table-cell office:value-type="string" calcext:value-type="string">
            <text:p>[-58.6276800089226; -33.4371591011474; 41.24971596923024; 16.087594775484476; 90.84047656873176; 53.65405684766279; 35.63021975827675; -1.750773237001411; 83.53807953215232; -24.524813866157146]</text:p>
          </table:table-cell>
          <table:table-cell office:value-type="float" office:value="520.074364598558" calcext:value-type="float">
            <text:p>520.07436459855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446031205" calcext:value-type="float">
            <text:p>3446031205</text:p>
          </table:table-cell>
          <table:table-cell office:value-type="string" calcext:value-type="string">
            <text:p>[-20.516320439147776; -56.62956715570853; 44.73194256571986; -13.02420939565836; -5.665126356039167; 49.88781807130539; 20.025148011411147; -72.71109279458925; -60.96949735607855; -19.33744058442673]</text:p>
          </table:table-cell>
          <table:table-cell office:value-type="float" office:value="519.941641264654" calcext:value-type="float">
            <text:p>519.9416412646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301035222" calcext:value-type="float">
            <text:p>1301035222</text:p>
          </table:table-cell>
          <table:table-cell office:value-type="string" calcext:value-type="string">
            <text:p>[-8.082992268350324; -65.60364715559976; 42.355784428755214; -6.706922015382787; 29.40012485782745; 22.67292681807949; 24.01957136748989; -86.73826707982117; -64.96708713205659; -26.53214700222523]</text:p>
          </table:table-cell>
          <table:table-cell office:value-type="float" office:value="519.898177195369" calcext:value-type="float">
            <text:p>519.8981771953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146473196" calcext:value-type="float">
            <text:p>2146473196</text:p>
          </table:table-cell>
          <table:table-cell office:value-type="string" calcext:value-type="string">
            <text:p>[67.76494945276329; 24.26093325525352; 69.48344151316812; -39.18323027434194; -23.942331442841663; -50.81089049617553; -65.46252539764191; -18.675831823301678; 93.74699372296456; 72.93567844711578]</text:p>
          </table:table-cell>
          <table:table-cell office:value-type="float" office:value="520.073946791503" calcext:value-type="float">
            <text:p>520.07394679150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714750479" calcext:value-type="float">
            <text:p>2714750479</text:p>
          </table:table-cell>
          <table:table-cell office:value-type="string" calcext:value-type="string">
            <text:p>[-17.189680225464784; -73.03356702577564; -5.7477211058962325; -20.50470235358239; 18.636222284469795; 28.25600109286154; 41.57900638722728; -70.49835699273086; -67.8063698388739; -26.77981902359538]</text:p>
          </table:table-cell>
          <table:table-cell office:value-type="float" office:value="519.68637719365" calcext:value-type="float">
            <text:p>519.686377193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212176638" calcext:value-type="float">
            <text:p>4212176638</text:p>
          </table:table-cell>
          <table:table-cell office:value-type="string" calcext:value-type="string">
            <text:p>[31.6002292224438; -61.82481160978372; -24.740361313804996; -20.725494652225336; 33.788692369593974; 79.86575411866508; 84.68785623051184; -1.2527650730056195; -32.46035025022303; 71.83570047780404]</text:p>
          </table:table-cell>
          <table:table-cell office:value-type="float" office:value="520.07866178738" calcext:value-type="float">
            <text:p>520.0786617873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442191660" calcext:value-type="float">
            <text:p>442191660</text:p>
          </table:table-cell>
          <table:table-cell office:value-type="string" calcext:value-type="string">
            <text:p>[-7.978427479333732; -66.88895023229773; 15.72479974342842; -1.0778727694021484; 27.207875732029535; 31.49625886861395; 21.88134586728701; -74.24573649056651; -65.50123843399234; -31.90841015107854]</text:p>
          </table:table-cell>
          <table:table-cell office:value-type="float" office:value="510.250433432984" calcext:value-type="float">
            <text:p>510.2504334329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917702284" calcext:value-type="float">
            <text:p>2917702284</text:p>
          </table:table-cell>
          <table:table-cell office:value-type="string" calcext:value-type="string">
            <text:p>[63.24349887147852; -57.45507542822972; 94.67064311050152; 70.2668835286957; 17.057080987570657; 89.893804576544; 16.556329682757934; 20.610033786707206; 14.844326744253095; 37.6066337819712]</text:p>
          </table:table-cell>
          <table:table-cell office:value-type="float" office:value="520.047721629854" calcext:value-type="float">
            <text:p>520.0477216298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554620033" calcext:value-type="float">
            <text:p>1554620033</text:p>
          </table:table-cell>
          <table:table-cell office:value-type="string" calcext:value-type="string">
            <text:p>[-13.17029596949449; -66.07066363200558; 26.8310086443621; -1.3454452105768695; 10.415012843763009; 29.52100864166468; 32.86895919085933; -82.96240103421346; -75.61538004051434; -33.1552864375936]</text:p>
          </table:table-cell>
          <table:table-cell office:value-type="float" office:value="518.95740834005" calcext:value-type="float">
            <text:p>518.957408340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534153667" calcext:value-type="float">
            <text:p>3534153667</text:p>
          </table:table-cell>
          <table:table-cell office:value-type="string" calcext:value-type="string">
            <text:p>[-11.375574924358986; -62.682396705355956; 11.115017641255037; -0.6733918863274084; 23.258867136542307; 31.428585436369616; 24.285380729045983; -71.81159221340552; -71.34434640955563; -33.598131009722934]</text:p>
          </table:table-cell>
          <table:table-cell office:value-type="float" office:value="513.998763706729" calcext:value-type="float">
            <text:p>513.99876370672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77682447" calcext:value-type="float">
            <text:p>377682447</text:p>
          </table:table-cell>
          <table:table-cell office:value-type="string" calcext:value-type="string">
            <text:p>[-16.440547631515628; -70.44210030068221; 13.313239834897047; -4.098764645741369; 31.89716509933885; 28.184334103860266; 23.236705775028057; -73.83132648855033; -74.19316858353926; -31.812608672565148]</text:p>
          </table:table-cell>
          <table:table-cell office:value-type="float" office:value="510.61171437311" calcext:value-type="float">
            <text:p>510.6117143731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080656137" calcext:value-type="float">
            <text:p>4080656137</text:p>
          </table:table-cell>
          <table:table-cell office:value-type="string" calcext:value-type="string">
            <text:p>[-13.209501276406144; -65.12536367151839; 13.417041711111978; -4.465123052681491; 31.813170955668625; 31.24484854669754; 21.50890671258361; -72.54490899746864; -69.7877144766053; -26.921428546858778]</text:p>
          </table:table-cell>
          <table:table-cell office:value-type="float" office:value="507.631707166332" calcext:value-type="float">
            <text:p>507.63170716633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847902643" calcext:value-type="float">
            <text:p>847902643</text:p>
          </table:table-cell>
          <table:table-cell office:value-type="string" calcext:value-type="string">
            <text:p>[99.55583228485156; 59.00006509313158; 43.215188284589544; 80.80512867944302; 92.8406899977673; 79.66654151607278; -62.92341166628912; 57.003457546817714; -36.94314834374237; 10.158889518089808]</text:p>
          </table:table-cell>
          <table:table-cell office:value-type="float" office:value="520.055940756108" calcext:value-type="float">
            <text:p>520.0559407561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903668382" calcext:value-type="float">
            <text:p>3903668382</text:p>
          </table:table-cell>
          <table:table-cell office:value-type="string" calcext:value-type="string">
            <text:p>[88.30243269386409; -89.36255659448749; -13.952588512001; -81.83709163829893; -15.479263952517726; -6.296454556018105; 53.73267675018906; 89.88166025429709; -72.72127652018779; 94.98381664964737]</text:p>
          </table:table-cell>
          <table:table-cell office:value-type="float" office:value="520.048237418646" calcext:value-type="float">
            <text:p>520.04823741864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438076944" calcext:value-type="float">
            <text:p>3438076944</text:p>
          </table:table-cell>
          <table:table-cell office:value-type="string" calcext:value-type="string">
            <text:p>[-14.189182191316092; -68.03120252997512; 16.759259550724764; -25.434418186883235; 54.30112872927094; 49.15323621348921; -23.316070244151803; -80.73691732647987; -62.189069768395576; -24.648201758712872]</text:p>
          </table:table-cell>
          <table:table-cell office:value-type="float" office:value="520.025237873812" calcext:value-type="float">
            <text:p>520.02523787381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344345380" calcext:value-type="float">
            <text:p>1344345380</text:p>
          </table:table-cell>
          <table:table-cell office:value-type="string" calcext:value-type="string">
            <text:p>[32.227097477306955; 69.42630214419506; -47.698154553731456; -42.19430911976821; -86.40332353033313; 11.65574218477073; -35.40249634449113; 39.29288143318584; 94.83719436744161; 63.55860744251288]</text:p>
          </table:table-cell>
          <table:table-cell office:value-type="float" office:value="520.069944438798" calcext:value-type="float">
            <text:p>520.0699444387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650852682" calcext:value-type="float">
            <text:p>650852682</text:p>
          </table:table-cell>
          <table:table-cell office:value-type="string" calcext:value-type="string">
            <text:p>[-3.290399132686133; -43.41884841210333; 10.338402995539369; -9.17131462531134; 43.101502934129144; 31.08989665362597; 40.99168252069043; -72.90307921732759; -83.82980062786565; -35.99667019834847]</text:p>
          </table:table-cell>
          <table:table-cell office:value-type="float" office:value="519.459894886471" calcext:value-type="float">
            <text:p>519.45989488647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858374207" calcext:value-type="float">
            <text:p>858374207</text:p>
          </table:table-cell>
          <table:table-cell office:value-type="string" calcext:value-type="string">
            <text:p>[-16.892982506750528; -77.8483556709009; 32.87583661988975; 1.8419360235209865; 36.75217329929558; 32.56855924934649; 17.391078920832; -67.55109652971329; -95.33007236951998; -33.13996486429053]</text:p>
          </table:table-cell>
          <table:table-cell office:value-type="float" office:value="519.611628922569" calcext:value-type="float">
            <text:p>519.6116289225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486740708" calcext:value-type="float">
            <text:p>486740708</text:p>
          </table:table-cell>
          <table:table-cell office:value-type="string" calcext:value-type="string">
            <text:p>[-72.8670929762325; 2.104329475037801; -63.67661388617334; -29.90740793943978; 26.062387945519532; -73.27314861119143; -54.05617650629506; 98.12669375725145; -32.08741062212846; 63.24581113399671]</text:p>
          </table:table-cell>
          <table:table-cell office:value-type="float" office:value="520.051994796343" calcext:value-type="float">
            <text:p>520.05199479634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733993443" calcext:value-type="float">
            <text:p>2733993443</text:p>
          </table:table-cell>
          <table:table-cell office:value-type="string" calcext:value-type="string">
            <text:p>[-10.773114310706092; -60.31077379145646; 14.666336820345265; -0.7081889218073059; 34.95098042926588; 30.12312426685594; 21.005383972005617; -74.56155020511176; -70.62143050887848; -29.33808089373551]</text:p>
          </table:table-cell>
          <table:table-cell office:value-type="float" office:value="509.715382233828" calcext:value-type="float">
            <text:p>509.71538223382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938860116" calcext:value-type="float">
            <text:p>938860116</text:p>
          </table:table-cell>
          <table:table-cell office:value-type="string" calcext:value-type="string">
            <text:p>[2.781798993602564; -70.26623494935825; 11.676268253219945; 15.845384319887202; 8.350585007476411; 17.527756102075443; -2.1294315763240093; -76.55712670306477; -82.936592809092; -32.6763521913513]</text:p>
          </table:table-cell>
          <table:table-cell office:value-type="float" office:value="519.796179559457" calcext:value-type="float">
            <text:p>519.7961795594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098850536" calcext:value-type="float">
            <text:p>4098850536</text:p>
          </table:table-cell>
          <table:table-cell office:value-type="string" calcext:value-type="string">
            <text:p>[-2.310036409376707; -51.268928955006324; 37.30151117662231; -4.373505327366246; 52.22234382560788; 38.01243996721615; 24.112013077776922; -72.97439632386495; -87.90973555380582; -16.35116748554428]</text:p>
          </table:table-cell>
          <table:table-cell office:value-type="float" office:value="519.478869574556" calcext:value-type="float">
            <text:p>519.47886957455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200286857" calcext:value-type="float">
            <text:p>2200286857</text:p>
          </table:table-cell>
          <table:table-cell office:value-type="string" calcext:value-type="string">
            <text:p>[-1.3577076295605508; -64.83617201430663; 5.985343071659571; 0.11968910042791947; 31.561442634051815; 32.932171233644596; 58.77760533867044; -79.73147207014797; -27.895808545967043; -12.859643511554907]</text:p>
          </table:table-cell>
          <table:table-cell office:value-type="float" office:value="520.04099921934" calcext:value-type="float">
            <text:p>520.040999219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209563329" calcext:value-type="float">
            <text:p>3209563329</text:p>
          </table:table-cell>
          <table:table-cell office:value-type="string" calcext:value-type="string">
            <text:p>[-19.531583676119382; -75.5496544478589; -4.956510781503283; -13.696845656041972; 59.230502442226424; 40.43424410378057; 27.174916625817147; -68.26223546879153; -98.33404167065972; -35.29578275743866]</text:p>
          </table:table-cell>
          <table:table-cell office:value-type="float" office:value="519.642649932965" calcext:value-type="float">
            <text:p>519.6426499329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494301529" calcext:value-type="float">
            <text:p>3494301529</text:p>
          </table:table-cell>
          <table:table-cell office:value-type="string" calcext:value-type="string">
            <text:p>[-59.2675802870273; -51.78138799649285; -62.65632581338942; 21.612957154458883; -93.20922153151479; -52.008449264112656; 54.878211938000874; -56.24222923563491; -20.505390182275278; -34.28006678260577]</text:p>
          </table:table-cell>
          <table:table-cell office:value-type="float" office:value="520.082708013115" calcext:value-type="float">
            <text:p>520.0827080131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480743870" calcext:value-type="float">
            <text:p>2480743870</text:p>
          </table:table-cell>
          <table:table-cell office:value-type="string" calcext:value-type="string">
            <text:p>[98.60544880760418; 56.64692751395668; 88.6491035266805; 35.96697224406378; 49.74136413382098; 94.83992215448814; -40.072248131575726; -12.881562368399813; -29.164282793008184; 18.595424746547337]</text:p>
          </table:table-cell>
          <table:table-cell office:value-type="float" office:value="520.05056259691" calcext:value-type="float">
            <text:p>520.050562596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860965249" calcext:value-type="float">
            <text:p>3860965249</text:p>
          </table:table-cell>
          <table:table-cell office:value-type="string" calcext:value-type="string">
            <text:p>[-22.93283418804883; -44.82606872347723; 10.98005187181397; 9.401520087268139; 41.21878505966515; 10.03685333312012; 10.503185771990715; -74.43795389310154; -84.34377607956898; -37.019761732927094]</text:p>
          </table:table-cell>
          <table:table-cell office:value-type="float" office:value="519.612732946015" calcext:value-type="float">
            <text:p>519.6127329460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4035688795" calcext:value-type="float">
            <text:p>4035688795</text:p>
          </table:table-cell>
          <table:table-cell office:value-type="string" calcext:value-type="string">
            <text:p>[0.15373236091045328; -75.62928157872182; 6.0489129929238885; -3.8146154024079095; 34.07691416916768; 42.29342178152419; -10.202714276086127; -75.77968685807592; -57.39118853369083; -45.88597871759534]</text:p>
          </table:table-cell>
          <table:table-cell office:value-type="float" office:value="519.753728909558" calcext:value-type="float">
            <text:p>519.75372890955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305074611" calcext:value-type="float">
            <text:p>2305074611</text:p>
          </table:table-cell>
          <table:table-cell office:value-type="string" calcext:value-type="string">
            <text:p>[-19.382177390704115; -39.62651348072732; 4.260509819462442; -7.4128806028517005; 49.67638032529601; 40.120180765595904; 3.0731060482571024; -93.70614441470029; -51.23475911982196; -17.61958979706128]</text:p>
          </table:table-cell>
          <table:table-cell office:value-type="float" office:value="519.798861515225" calcext:value-type="float">
            <text:p>519.7988615152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970407141" calcext:value-type="float">
            <text:p>970407141</text:p>
          </table:table-cell>
          <table:table-cell office:value-type="string" calcext:value-type="string">
            <text:p>[49.43154271038594; -21.35967313401754; -74.78464575796555; -37.6236394949734; -74.88677556370658; -99.08396414847273; 88.58899903159903; 51.9372882310731; -73.49512313245825; -30.154512870491914]</text:p>
          </table:table-cell>
          <table:table-cell office:value-type="float" office:value="520.046022524963" calcext:value-type="float">
            <text:p>520.0460225249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01721160" calcext:value-type="float">
            <text:p>3501721160</text:p>
          </table:table-cell>
          <table:table-cell office:value-type="string" calcext:value-type="string">
            <text:p>[-26.323919288691528; -58.91434321946329; 14.950615202975698; -25.128255561486725; 29.810059170468378; 29.193000251990668; 27.776383478903227; -80.62666160545693; -52.39433105950309; -32.14805707796822]</text:p>
          </table:table-cell>
          <table:table-cell office:value-type="float" office:value="519.218819851822" calcext:value-type="float">
            <text:p>519.21881985182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19796436" calcext:value-type="float">
            <text:p>419796436</text:p>
          </table:table-cell>
          <table:table-cell office:value-type="string" calcext:value-type="string">
            <text:p>[-13.195952704733969; 54.000153948247856; -76.35537438952113; 56.29218828419707; 38.17770241704176; 77.26707972420155; -95.31354080434737; 6.838664485692576; -66.87963849484302; 63.71667101825929]</text:p>
          </table:table-cell>
          <table:table-cell office:value-type="float" office:value="520.185742659831" calcext:value-type="float">
            <text:p>520.18574265983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580174002" calcext:value-type="float">
            <text:p>2580174002</text:p>
          </table:table-cell>
          <table:table-cell office:value-type="string" calcext:value-type="string">
            <text:p>[68.4269023962695; -11.157796907501833; 49.00344136082876; 34.49721506276671; 41.268041703384114; 39.28769315349683; 77.18549327668632; 51.404699836558166; -61.81525658709977; -52.33829640999972]</text:p>
          </table:table-cell>
          <table:table-cell office:value-type="float" office:value="520.202158305068" calcext:value-type="float">
            <text:p>520.2021583050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476452429" calcext:value-type="float">
            <text:p>2476452429</text:p>
          </table:table-cell>
          <table:table-cell office:value-type="string" calcext:value-type="string">
            <text:p>[-33.35103509160258; 77.17687967184827; -5.055028278618877; -30.716336928844655; -2.350109507616736; -27.484126530438374; 64.63793466959231; 26.259579516990357; -19.542497813698034; -87.50610440427229]</text:p>
          </table:table-cell>
          <table:table-cell office:value-type="float" office:value="520.241371238185" calcext:value-type="float">
            <text:p>520.24137123818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7060505" calcext:value-type="float">
            <text:p>1687060505</text:p>
          </table:table-cell>
          <table:table-cell office:value-type="string" calcext:value-type="string">
            <text:p>[-64.18997466941721; 7.0235352129043775; 59.53679889935469; 58.14512537194628; 37.42797665302493; -72.40470943257048; -0.9162899037674919; -7.845728292069182; -90.73265379139148; 15.200101443392967]</text:p>
          </table:table-cell>
          <table:table-cell office:value-type="float" office:value="520.200087745665" calcext:value-type="float">
            <text:p>520.2000877456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609125402" calcext:value-type="float">
            <text:p>609125402</text:p>
          </table:table-cell>
          <table:table-cell office:value-type="string" calcext:value-type="string">
            <text:p>[94.92639853987595; 94.7809318112547; 43.07285876455296; -78.93670310317653; -88.51981255182471; -31.06622623796933; 61.97668047568834; -62.52249924130289; 4.812343031153588; -90.77555965180542]</text:p>
          </table:table-cell>
          <table:table-cell office:value-type="float" office:value="520.1967055115" calcext:value-type="float">
            <text:p>520.19670551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034407846" calcext:value-type="float">
            <text:p>2034407846</text:p>
          </table:table-cell>
          <table:table-cell office:value-type="string" calcext:value-type="string">
            <text:p>[11.567034002704872; -32.38523216276788; 7.179959958461993; 22.998190020165097; 79.12593655719778; 21.783471063343086; -9.281934539076204; 93.44532166176737; -86.08107199848331; 91.86873956176547]</text:p>
          </table:table-cell>
          <table:table-cell office:value-type="float" office:value="520.168788403416" calcext:value-type="float">
            <text:p>520.16878840341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49030781" calcext:value-type="float">
            <text:p>1649030781</text:p>
          </table:table-cell>
          <table:table-cell office:value-type="string" calcext:value-type="string">
            <text:p>[73.60784218911593; -96.58110952259085; -84.37230421234429; 63.93802759897713; 39.46177051671097; -65.73889422841057; 62.348842275534395; -72.52421612997028; 77.71442093962347; -59.67318845792307]</text:p>
          </table:table-cell>
          <table:table-cell office:value-type="float" office:value="520.135325708288" calcext:value-type="float">
            <text:p>520.1353257082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19258009" calcext:value-type="float">
            <text:p>2619258009</text:p>
          </table:table-cell>
          <table:table-cell office:value-type="string" calcext:value-type="string">
            <text:p>[-28.868112163686007; 45.326321847799335; -39.02548284403926; 41.19049879350493; -98.4279887967897; 39.178165888188545; -23.91986420607273; 82.64813410508665; 73.44525232044535; 88.58979740298682]</text:p>
          </table:table-cell>
          <table:table-cell office:value-type="float" office:value="520.232190988382" calcext:value-type="float">
            <text:p>520.23219098838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569051744" calcext:value-type="float">
            <text:p>3569051744</text:p>
          </table:table-cell>
          <table:table-cell office:value-type="string" calcext:value-type="string">
            <text:p>[-10.150383767120672; -47.54886776491063; 5.147247824976915; 60.28601132981265; 97.22178137148714; 60.05086354212398; 75.83526902371321; -37.88509221520337; -83.42049230011403; 37.352737427996175]</text:p>
          </table:table-cell>
          <table:table-cell office:value-type="float" office:value="520.190025622765" calcext:value-type="float">
            <text:p>520.1900256227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87251596" calcext:value-type="float">
            <text:p>2187251596</text:p>
          </table:table-cell>
          <table:table-cell office:value-type="string" calcext:value-type="string">
            <text:p>[1.5068785309268549; -63.92171003914129; -97.00713605601526; -66.95652781810315; 15.81947138633359; 95.96314784973069; 3.131424710193272; -96.2948018755554; 78.52813320080571; 1.09861418906749]</text:p>
          </table:table-cell>
          <table:table-cell office:value-type="float" office:value="520.075973451038" calcext:value-type="float">
            <text:p>520.07597345103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082325320" calcext:value-type="float">
            <text:p>4082325320</text:p>
          </table:table-cell>
          <table:table-cell office:value-type="string" calcext:value-type="string">
            <text:p>[-12.380420590560533; -76.06767451257359; 35.13020871016417; 17.0124585860046; 26.628109397480543; 34.59828424070267; 22.373347387506158; -80.29109442852369; -67.96843916275381; -22.93852476771825]</text:p>
          </table:table-cell>
          <table:table-cell office:value-type="float" office:value="519.627143813718" calcext:value-type="float">
            <text:p>519.6271438137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76666684" calcext:value-type="float">
            <text:p>2776666684</text:p>
          </table:table-cell>
          <table:table-cell office:value-type="string" calcext:value-type="string">
            <text:p>[76.30935034153487; -43.21770001877836; -85.65825671220463; 63.89213505795084; 59.16142344828722; -23.604264947741882; -33.81841943501598; 71.41573775169206; 24.80283583360776; 89.53065809329982]</text:p>
          </table:table-cell>
          <table:table-cell office:value-type="float" office:value="520.094698470133" calcext:value-type="float">
            <text:p>520.09469847013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606213335" calcext:value-type="float">
            <text:p>3606213335</text:p>
          </table:table-cell>
          <table:table-cell office:value-type="string" calcext:value-type="string">
            <text:p>[-19.361983715249906; -69.63682381178998; -2.255877582569326; 10.004111633262696; 15.281963174282652; 30.689537849440626; 28.216042074555588; -63.069073434013376; -48.347646605810255; -19.382116641865423]</text:p>
          </table:table-cell>
          <table:table-cell office:value-type="float" office:value="520.027546418799" calcext:value-type="float">
            <text:p>520.0275464187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37767600" calcext:value-type="float">
            <text:p>2737767600</text:p>
          </table:table-cell>
          <table:table-cell office:value-type="string" calcext:value-type="string">
            <text:p>[15.960962467596019; 38.929792474108496; -29.150548620549955; 87.1711080158471; 88.46683128958227; 94.28569929330746; -91.42076448408658; -65.95170172960962; 71.34014157508284; 85.10793222401819]</text:p>
          </table:table-cell>
          <table:table-cell office:value-type="float" office:value="520.061048840598" calcext:value-type="float">
            <text:p>520.0610488405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434658733" calcext:value-type="float">
            <text:p>1434658733</text:p>
          </table:table-cell>
          <table:table-cell office:value-type="string" calcext:value-type="string">
            <text:p>[-31.03830096116957; -83.19179188426014; -82.73915390317627; 11.127533101716836; 38.03597736905098; 71.36302092689596; -82.81357488767492; -73.25222435237244; 17.395924578709042; 16.875212677977174]</text:p>
          </table:table-cell>
          <table:table-cell office:value-type="float" office:value="520.079219161789" calcext:value-type="float">
            <text:p>520.07921916178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116857995" calcext:value-type="float">
            <text:p>3116857995</text:p>
          </table:table-cell>
          <table:table-cell office:value-type="string" calcext:value-type="string">
            <text:p>[87.11491803181582; 71.00308061582714; -39.67460668953129; -31.99415316232634; -78.5588176010647; -71.07617139205571; 13.043448477108726; 37.65203856347077; 77.25333885780387; 4.593427526815688]</text:p>
          </table:table-cell>
          <table:table-cell office:value-type="float" office:value="520.076896602004" calcext:value-type="float">
            <text:p>520.07689660200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376378360" calcext:value-type="float">
            <text:p>2376378360</text:p>
          </table:table-cell>
          <table:table-cell office:value-type="string" calcext:value-type="string">
            <text:p>[-8.806191877539263; -23.450943809520666; -25.53918631720144; 79.09112309263699; -37.31677971523668; -78.6091797180904; 79.66634114523197; 22.326373321334245; 89.92365564194014; -50.130349477065096]</text:p>
          </table:table-cell>
          <table:table-cell office:value-type="float" office:value="520.082650156973" calcext:value-type="float">
            <text:p>520.08265015697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534307977" calcext:value-type="float">
            <text:p>534307977</text:p>
          </table:table-cell>
          <table:table-cell office:value-type="string" calcext:value-type="string">
            <text:p>[-89.54971278690394; -37.2038324370628; 55.76054047590864; -14.249224066959073; -25.144782910181448; 55.656234393579155; -54.43597682929262; -97.89521769885035; -66.29950942731611; -36.03209582409943]</text:p>
          </table:table-cell>
          <table:table-cell office:value-type="float" office:value="520.076206734913" calcext:value-type="float">
            <text:p>520.07620673491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818887935" calcext:value-type="float">
            <text:p>2818887935</text:p>
          </table:table-cell>
          <table:table-cell office:value-type="string" calcext:value-type="string">
            <text:p>[82.64829614168659; 15.77585094741545; -40.365568999559585; 87.13277887429538; 39.53700586161625; -78.88968590576944; -87.56202625118179; -8.843425059041948; -7.314590684897567; 99.6057376400249]</text:p>
          </table:table-cell>
          <table:table-cell office:value-type="float" office:value="520.066262856655" calcext:value-type="float">
            <text:p>520.06626285665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364496609" calcext:value-type="float">
            <text:p>2364496609</text:p>
          </table:table-cell>
          <table:table-cell office:value-type="string" calcext:value-type="string">
            <text:p>[-58.6276800089226; -33.4371591011474; 41.24971596923024; 16.087594775484476; 90.84047656873176; 53.65405684766279; 35.63021975827675; -1.750773237001411; 83.53807953215232; -24.524813866157146]</text:p>
          </table:table-cell>
          <table:table-cell office:value-type="float" office:value="520.074364598558" calcext:value-type="float">
            <text:p>520.07436459855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446031205" calcext:value-type="float">
            <text:p>3446031205</text:p>
          </table:table-cell>
          <table:table-cell office:value-type="string" calcext:value-type="string">
            <text:p>[-20.516320439147776; -56.62956715570853; 44.73194256571986; -13.02420939565836; -5.665126356039167; 49.88781807130539; 20.025148011411147; -72.71109279458925; -60.96949735607855; -19.33744058442673]</text:p>
          </table:table-cell>
          <table:table-cell office:value-type="float" office:value="519.941641264654" calcext:value-type="float">
            <text:p>519.9416412646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01035222" calcext:value-type="float">
            <text:p>1301035222</text:p>
          </table:table-cell>
          <table:table-cell office:value-type="string" calcext:value-type="string">
            <text:p>[-8.082992268350324; -65.60364715559976; 42.355784428755214; -6.706922015382787; 29.40012485782745; 22.67292681807949; 24.01957136748989; -86.73826707982117; -64.96708713205659; -26.53214700222523]</text:p>
          </table:table-cell>
          <table:table-cell office:value-type="float" office:value="519.898177195369" calcext:value-type="float">
            <text:p>519.8981771953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146473196" calcext:value-type="float">
            <text:p>2146473196</text:p>
          </table:table-cell>
          <table:table-cell office:value-type="string" calcext:value-type="string">
            <text:p>[67.76494945276329; 24.26093325525352; 69.48344151316812; -39.18323027434194; -23.942331442841663; -50.81089049617553; -65.46252539764191; -18.675831823301678; 93.74699372296456; 72.93567844711578]</text:p>
          </table:table-cell>
          <table:table-cell office:value-type="float" office:value="520.073946791503" calcext:value-type="float">
            <text:p>520.07394679150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714750479" calcext:value-type="float">
            <text:p>2714750479</text:p>
          </table:table-cell>
          <table:table-cell office:value-type="string" calcext:value-type="string">
            <text:p>[-17.189680225464784; -73.03356702577564; -5.7477211058962325; -20.50470235358239; 18.636222284469795; 28.25600109286154; 41.57900638722728; -70.49835699273086; -67.8063698388739; -26.77981902359538]</text:p>
          </table:table-cell>
          <table:table-cell office:value-type="float" office:value="519.68637719365" calcext:value-type="float">
            <text:p>519.686377193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212176638" calcext:value-type="float">
            <text:p>4212176638</text:p>
          </table:table-cell>
          <table:table-cell office:value-type="string" calcext:value-type="string">
            <text:p>[31.6002292224438; -61.82481160978372; -24.740361313804996; -20.725494652225336; 33.788692369593974; 79.86575411866508; 84.68785623051184; -1.2527650730056195; -32.46035025022303; 71.83570047780404]</text:p>
          </table:table-cell>
          <table:table-cell office:value-type="float" office:value="520.07866178738" calcext:value-type="float">
            <text:p>520.0786617873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442191660" calcext:value-type="float">
            <text:p>442191660</text:p>
          </table:table-cell>
          <table:table-cell office:value-type="string" calcext:value-type="string">
            <text:p>[-7.978427479333732; -66.88895023229773; 15.72479974342842; -1.0778727694021484; 27.207875732029535; 31.49625886861395; 21.88134586728701; -74.24573649056651; -65.50123843399234; -31.90841015107854]</text:p>
          </table:table-cell>
          <table:table-cell office:value-type="float" office:value="510.250433432984" calcext:value-type="float">
            <text:p>510.25043343298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917702284" calcext:value-type="float">
            <text:p>2917702284</text:p>
          </table:table-cell>
          <table:table-cell office:value-type="string" calcext:value-type="string">
            <text:p>[63.24349887147852; -57.45507542822972; 94.67064311050152; 70.2668835286957; 17.057080987570657; 89.893804576544; 16.556329682757934; 20.610033786707206; 14.844326744253095; 37.6066337819712]</text:p>
          </table:table-cell>
          <table:table-cell office:value-type="float" office:value="520.047721629854" calcext:value-type="float">
            <text:p>520.0477216298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54620033" calcext:value-type="float">
            <text:p>1554620033</text:p>
          </table:table-cell>
          <table:table-cell office:value-type="string" calcext:value-type="string">
            <text:p>[-13.17029596949449; -66.07066363200558; 26.8310086443621; -1.3454452105768695; 10.415012843763009; 29.52100864166468; 32.86895919085933; -82.96240103421346; -75.61538004051434; -33.1552864375936]</text:p>
          </table:table-cell>
          <table:table-cell office:value-type="float" office:value="518.95740834005" calcext:value-type="float">
            <text:p>518.9574083400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34153667" calcext:value-type="float">
            <text:p>3534153667</text:p>
          </table:table-cell>
          <table:table-cell office:value-type="string" calcext:value-type="string">
            <text:p>[-11.375574924358986; -62.682396705355956; 11.115017641255037; -0.6733918863274084; 23.258867136542307; 31.428585436369616; 24.285380729045983; -71.81159221340552; -71.34434640955563; -33.598131009722934]</text:p>
          </table:table-cell>
          <table:table-cell office:value-type="float" office:value="513.998763706729" calcext:value-type="float">
            <text:p>513.99876370672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7682447" calcext:value-type="float">
            <text:p>377682447</text:p>
          </table:table-cell>
          <table:table-cell office:value-type="string" calcext:value-type="string">
            <text:p>[-16.440547631515628; -70.44210030068221; 13.313239834897047; -4.098764645741369; 31.89716509933885; 28.184334103860266; 23.236705775028057; -73.83132648855033; -74.19316858353926; -31.812608672565148]</text:p>
          </table:table-cell>
          <table:table-cell office:value-type="float" office:value="510.61171437311" calcext:value-type="float">
            <text:p>510.6117143731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080656137" calcext:value-type="float">
            <text:p>4080656137</text:p>
          </table:table-cell>
          <table:table-cell office:value-type="string" calcext:value-type="string">
            <text:p>[-13.209501276406144; -65.12536367151839; 13.417041711111978; -4.465123052681491; 31.813170955668625; 31.24484854669754; 21.50890671258361; -72.54490899746864; -69.7877144766053; -26.921428546858778]</text:p>
          </table:table-cell>
          <table:table-cell office:value-type="float" office:value="507.631707166332" calcext:value-type="float">
            <text:p>507.63170716633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47902643" calcext:value-type="float">
            <text:p>847902643</text:p>
          </table:table-cell>
          <table:table-cell office:value-type="string" calcext:value-type="string">
            <text:p>[99.55583228485156; 59.00006509313158; 43.215188284589544; 80.80512867944302; 92.8406899977673; 79.66654151607278; -62.92341166628912; 57.003457546817714; -36.94314834374237; 10.158889518089808]</text:p>
          </table:table-cell>
          <table:table-cell office:value-type="float" office:value="520.055940756108" calcext:value-type="float">
            <text:p>520.05594075610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03668382" calcext:value-type="float">
            <text:p>3903668382</text:p>
          </table:table-cell>
          <table:table-cell office:value-type="string" calcext:value-type="string">
            <text:p>[88.30243269386409; -89.36255659448749; -13.952588512001; -81.83709163829893; -15.479263952517726; -6.296454556018105; 53.73267675018906; 89.88166025429709; -72.72127652018779; 94.98381664964737]</text:p>
          </table:table-cell>
          <table:table-cell office:value-type="float" office:value="520.048237418646" calcext:value-type="float">
            <text:p>520.04823741864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438076944" calcext:value-type="float">
            <text:p>3438076944</text:p>
          </table:table-cell>
          <table:table-cell office:value-type="string" calcext:value-type="string">
            <text:p>[-14.189182191316092; -68.03120252997512; 16.759259550724764; -25.434418186883235; 54.30112872927094; 49.15323621348921; -23.316070244151803; -80.73691732647987; -62.189069768395576; -24.648201758712872]</text:p>
          </table:table-cell>
          <table:table-cell office:value-type="float" office:value="520.025237873812" calcext:value-type="float">
            <text:p>520.02523787381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344345380" calcext:value-type="float">
            <text:p>1344345380</text:p>
          </table:table-cell>
          <table:table-cell office:value-type="string" calcext:value-type="string">
            <text:p>[32.227097477306955; 69.42630214419506; -47.698154553731456; -42.19430911976821; -86.40332353033313; 11.65574218477073; -35.40249634449113; 39.29288143318584; 94.83719436744161; 63.55860744251288]</text:p>
          </table:table-cell>
          <table:table-cell office:value-type="float" office:value="520.069944438798" calcext:value-type="float">
            <text:p>520.0699444387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650852682" calcext:value-type="float">
            <text:p>650852682</text:p>
          </table:table-cell>
          <table:table-cell office:value-type="string" calcext:value-type="string">
            <text:p>[-3.290399132686133; -43.41884841210333; 10.338402995539369; -9.17131462531134; 43.101502934129144; 31.08989665362597; 40.99168252069043; -72.90307921732759; -83.82980062786565; -35.99667019834847]</text:p>
          </table:table-cell>
          <table:table-cell office:value-type="float" office:value="519.459894886471" calcext:value-type="float">
            <text:p>519.45989488647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858374207" calcext:value-type="float">
            <text:p>858374207</text:p>
          </table:table-cell>
          <table:table-cell office:value-type="string" calcext:value-type="string">
            <text:p>[-16.892982506750528; -77.8483556709009; 32.87583661988975; 1.8419360235209865; 36.75217329929558; 32.56855924934649; 17.391078920832; -67.55109652971329; -95.33007236951998; -33.13996486429053]</text:p>
          </table:table-cell>
          <table:table-cell office:value-type="float" office:value="519.611628922569" calcext:value-type="float">
            <text:p>519.61162892256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486740708" calcext:value-type="float">
            <text:p>486740708</text:p>
          </table:table-cell>
          <table:table-cell office:value-type="string" calcext:value-type="string">
            <text:p>[-72.8670929762325; 2.104329475037801; -63.67661388617334; -29.90740793943978; 26.062387945519532; -73.27314861119143; -54.05617650629506; 98.12669375725145; -32.08741062212846; 63.24581113399671]</text:p>
          </table:table-cell>
          <table:table-cell office:value-type="float" office:value="520.051994796343" calcext:value-type="float">
            <text:p>520.05199479634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733993443" calcext:value-type="float">
            <text:p>2733993443</text:p>
          </table:table-cell>
          <table:table-cell office:value-type="string" calcext:value-type="string">
            <text:p>[-10.773114310706092; -60.31077379145646; 14.666336820345265; -0.7081889218073059; 34.95098042926588; 30.12312426685594; 21.005383972005617; -74.56155020511176; -70.62143050887848; -29.33808089373551]</text:p>
          </table:table-cell>
          <table:table-cell office:value-type="float" office:value="509.715382233828" calcext:value-type="float">
            <text:p>509.71538223382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38860116" calcext:value-type="float">
            <text:p>938860116</text:p>
          </table:table-cell>
          <table:table-cell office:value-type="string" calcext:value-type="string">
            <text:p>[2.781798993602564; -70.26623494935825; 11.676268253219945; 15.845384319887202; 8.350585007476411; 17.527756102075443; -2.1294315763240093; -76.55712670306477; -82.936592809092; -32.6763521913513]</text:p>
          </table:table-cell>
          <table:table-cell office:value-type="float" office:value="519.796179559457" calcext:value-type="float">
            <text:p>519.7961795594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98850536" calcext:value-type="float">
            <text:p>4098850536</text:p>
          </table:table-cell>
          <table:table-cell office:value-type="string" calcext:value-type="string">
            <text:p>[-2.310036409376707; -51.268928955006324; 37.30151117662231; -4.373505327366246; 52.22234382560788; 38.01243996721615; 24.112013077776922; -72.97439632386495; -87.90973555380582; -16.35116748554428]</text:p>
          </table:table-cell>
          <table:table-cell office:value-type="float" office:value="519.478869574556" calcext:value-type="float">
            <text:p>519.47886957455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00286857" calcext:value-type="float">
            <text:p>2200286857</text:p>
          </table:table-cell>
          <table:table-cell office:value-type="string" calcext:value-type="string">
            <text:p>[-1.3577076295605508; -64.83617201430663; 5.985343071659571; 0.11968910042791947; 31.561442634051815; 32.932171233644596; 58.77760533867044; -79.73147207014797; -27.895808545967043; -12.859643511554907]</text:p>
          </table:table-cell>
          <table:table-cell office:value-type="float" office:value="520.04099921934" calcext:value-type="float">
            <text:p>520.040999219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209563329" calcext:value-type="float">
            <text:p>3209563329</text:p>
          </table:table-cell>
          <table:table-cell office:value-type="string" calcext:value-type="string">
            <text:p>[-19.531583676119382; -75.5496544478589; -4.956510781503283; -13.696845656041972; 59.230502442226424; 40.43424410378057; 27.174916625817147; -68.26223546879153; -98.33404167065972; -35.29578275743866]</text:p>
          </table:table-cell>
          <table:table-cell office:value-type="float" office:value="519.642649932965" calcext:value-type="float">
            <text:p>519.64264993296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494301529" calcext:value-type="float">
            <text:p>3494301529</text:p>
          </table:table-cell>
          <table:table-cell office:value-type="string" calcext:value-type="string">
            <text:p>[-59.2675802870273; -51.78138799649285; -62.65632581338942; 21.612957154458883; -93.20922153151479; -52.008449264112656; 54.878211938000874; -56.24222923563491; -20.505390182275278; -34.28006678260577]</text:p>
          </table:table-cell>
          <table:table-cell office:value-type="float" office:value="520.082708013115" calcext:value-type="float">
            <text:p>520.0827080131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80743870" calcext:value-type="float">
            <text:p>2480743870</text:p>
          </table:table-cell>
          <table:table-cell office:value-type="string" calcext:value-type="string">
            <text:p>[98.60544880760418; 56.64692751395668; 88.6491035266805; 35.96697224406378; 49.74136413382098; 94.83992215448814; -40.072248131575726; -12.881562368399813; -29.164282793008184; 18.595424746547337]</text:p>
          </table:table-cell>
          <table:table-cell office:value-type="float" office:value="520.05056259691" calcext:value-type="float">
            <text:p>520.0505625969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60965249" calcext:value-type="float">
            <text:p>3860965249</text:p>
          </table:table-cell>
          <table:table-cell office:value-type="string" calcext:value-type="string">
            <text:p>[-22.93283418804883; -44.82606872347723; 10.98005187181397; 9.401520087268139; 41.21878505966515; 10.03685333312012; 10.503185771990715; -74.43795389310154; -84.34377607956898; -37.019761732927094]</text:p>
          </table:table-cell>
          <table:table-cell office:value-type="float" office:value="519.612732946015" calcext:value-type="float">
            <text:p>519.6127329460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35688795" calcext:value-type="float">
            <text:p>4035688795</text:p>
          </table:table-cell>
          <table:table-cell office:value-type="string" calcext:value-type="string">
            <text:p>[0.15373236091045328; -75.62928157872182; 6.0489129929238885; -3.8146154024079095; 34.07691416916768; 42.29342178152419; -10.202714276086127; -75.77968685807592; -57.39118853369083; -45.88597871759534]</text:p>
          </table:table-cell>
          <table:table-cell office:value-type="float" office:value="519.753728909558" calcext:value-type="float">
            <text:p>519.75372890955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05074611" calcext:value-type="float">
            <text:p>2305074611</text:p>
          </table:table-cell>
          <table:table-cell office:value-type="string" calcext:value-type="string">
            <text:p>[-19.382177390704115; -39.62651348072732; 4.260509819462442; -7.4128806028517005; 49.67638032529601; 40.120180765595904; 3.0731060482571024; -93.70614441470029; -51.23475911982196; -17.61958979706128]</text:p>
          </table:table-cell>
          <table:table-cell office:value-type="float" office:value="519.798861515225" calcext:value-type="float">
            <text:p>519.7988615152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70407141" calcext:value-type="float">
            <text:p>970407141</text:p>
          </table:table-cell>
          <table:table-cell office:value-type="string" calcext:value-type="string">
            <text:p>[49.43154271038594; -21.35967313401754; -74.78464575796555; -37.6236394949734; -74.88677556370658; -99.08396414847273; 88.58899903159903; 51.9372882310731; -73.49512313245825; -30.154512870491914]</text:p>
          </table:table-cell>
          <table:table-cell office:value-type="float" office:value="520.046022524963" calcext:value-type="float">
            <text:p>520.04602252496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071426463" calcext:value-type="float">
            <text:p>1071426463</text:p>
          </table:table-cell>
          <table:table-cell office:value-type="string" calcext:value-type="string">
            <text:p>[21.220264442002417; -32.114277655684674; -2.0360022233909802; -28.503600651286362; -5.706032317932822; -17.226002300722364; 5.534308104511003; 62.509702797323655; 42.078069424898594; -21.39661746702246]</text:p>
          </table:table-cell>
          <table:table-cell office:value-type="float" office:value="520.172127755495" calcext:value-type="float">
            <text:p>520.1721277554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72567970" calcext:value-type="float">
            <text:p>1472567970</text:p>
          </table:table-cell>
          <table:table-cell office:value-type="string" calcext:value-type="string">
            <text:p>[-36.11089706674048; -7.593560563555297; -82.90760773405773; -8.310695696747015; 44.77922476837735; -4.933314690744522; 68.14555657210633; -18.596263844886654; 15.107723253986002; 17.848559336761696]</text:p>
          </table:table-cell>
          <table:table-cell office:value-type="float" office:value="520.188983675895" calcext:value-type="float">
            <text:p>520.1889836758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432569411" calcext:value-type="float">
            <text:p>1432569411</text:p>
          </table:table-cell>
          <table:table-cell office:value-type="string" calcext:value-type="string">
            <text:p>[-57.46792402901762; 22.907487498595188; 21.714526610517584; -34.176501899622686; 10.1844994355875; -29.356097946449; -4.647228120492766; 75.20710822089114; -11.387130298219416; 57.26456490971429]</text:p>
          </table:table-cell>
          <table:table-cell office:value-type="float" office:value="520.22398573452" calcext:value-type="float">
            <text:p>520.2239857345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639730785" calcext:value-type="float">
            <text:p>639730785</text:p>
          </table:table-cell>
          <table:table-cell office:value-type="string" calcext:value-type="string">
            <text:p>[-13.232443076435784; -63.31883448528737; 12.754898769652115; -57.827459312723285; -14.751669447909395; -11.191337502126588; -16.351112046248026; 91.87159363012584; 41.347273591463164; 8.84570210714524]</text:p>
          </table:table-cell>
          <table:table-cell office:value-type="float" office:value="520.30949868847" calcext:value-type="float">
            <text:p>520.3094986884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966175191" calcext:value-type="float">
            <text:p>966175191</text:p>
          </table:table-cell>
          <table:table-cell office:value-type="string" calcext:value-type="string">
            <text:p>[27.083129663651842; -14.135601555799633; -16.908083343571306; 21.1847500154163; 0.44502814206383423; -10.839034564302153; -24.206372105412452; -18.180626655725277; -14.959621843375679; -30.74728847659825]</text:p>
          </table:table-cell>
          <table:table-cell office:value-type="float" office:value="520.249419631597" calcext:value-type="float">
            <text:p>520.24941963159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019088768" calcext:value-type="float">
            <text:p>2019088768</text:p>
          </table:table-cell>
          <table:table-cell office:value-type="string" calcext:value-type="string">
            <text:p>[36.558434091110115; 12.172183527185172; 5.910841263079702; 48.671196019324775; 73.1407340523684; -0.4990725198150141; -3.9938685500333317; -3.7265983047948623; 6.595659803412193; -24.66770044069282]</text:p>
          </table:table-cell>
          <table:table-cell office:value-type="float" office:value="520.232172961186" calcext:value-type="float">
            <text:p>520.23217296118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2844325704" calcext:value-type="float">
            <text:p>2844325704</text:p>
          </table:table-cell>
          <table:table-cell office:value-type="string" calcext:value-type="string">
            <text:p>[-6.268477560760026; -50.60492478514674; 31.79412152277441; 28.116154808845906; 23.261229429824418; 22.830832697952214; 7.31458906723724; -72.06344803172647; -71.91006860185642; -30.719327508482927]</text:p>
          </table:table-cell>
          <table:table-cell office:value-type="float" office:value="520.006257560618" calcext:value-type="float">
            <text:p>520.0062575606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1716803076" calcext:value-type="float">
            <text:p>1716803076</text:p>
          </table:table-cell>
          <table:table-cell office:value-type="string" calcext:value-type="string">
            <text:p>[-8.818573338501817; -33.15039132796121; 13.087492103697993; -20.758132003744976; 9.014815516753547; 4.093912866056321; 16.07575642981716; -85.09718057275437; -34.76078260712519; -15.716117034450196]</text:p>
          </table:table-cell>
          <table:table-cell office:value-type="float" office:value="520.287781884701" calcext:value-type="float">
            <text:p>520.28778188470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3900106042" calcext:value-type="float">
            <text:p>3900106042</text:p>
          </table:table-cell>
          <table:table-cell office:value-type="string" calcext:value-type="string">
            <text:p>[22.471383703690833; 6.765655366068446; -12.477456753414426; -1.5487140436027014; -1.3648413762695575; -0.11099992043552653; 0.9019964156447096; -1.6888541750834816; -39.41722581091052; 81.78163415823636]</text:p>
          </table:table-cell>
          <table:table-cell office:value-type="float" office:value="520.360690500201" calcext:value-type="float">
            <text:p>520.36069050020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string" calcext:value-type="string">
            <text:p>None</text:p>
          </table:table-cell>
          <table:table-cell office:value-type="float" office:value="4266433472" calcext:value-type="float">
            <text:p>4266433472</text:p>
          </table:table-cell>
          <table:table-cell office:value-type="string" calcext:value-type="string">
            <text:p>[-4.490373102314586; -4.111746321204445; -20.8613587887645; 30.20912323394931; 43.877094873391776; 5.119470730000328; -13.88669659108159; -71.20332569260233; -8.898646488903049; 38.44031862813508]</text:p>
          </table:table-cell>
          <table:table-cell office:value-type="float" office:value="520.277891790688" calcext:value-type="float">
            <text:p>520.27789179068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52559646" calcext:value-type="float">
            <text:p>152559646</text:p>
          </table:table-cell>
          <table:table-cell office:value-type="string" calcext:value-type="string">
            <text:p>[-4.587775577928523; -7.59637597833785; 5.293231209785858; -28.28782426116824; -28.92572382360281; 18.01601372751613; -56.805273823662766; -11.413005338253104; 7.029383945992716; 15.461005497980889]</text:p>
          </table:table-cell>
          <table:table-cell office:value-type="float" office:value="520.356217114915" calcext:value-type="float">
            <text:p>520.3562171149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64250318" calcext:value-type="float">
            <text:p>264250318</text:p>
          </table:table-cell>
          <table:table-cell office:value-type="string" calcext:value-type="string">
            <text:p>[-16.292041759103714; -56.21670412538616; 22.976749543533035; 14.225812149015846; 16.108235567171842; 28.60415939326367; 29.337772673558156; -73.35411655931117; -50.189005789739895; -12.07572450964996]</text:p>
          </table:table-cell>
          <table:table-cell office:value-type="float" office:value="520.258372181049" calcext:value-type="float">
            <text:p>520.2583721810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4227702505" calcext:value-type="float">
            <text:p>4227702505</text:p>
          </table:table-cell>
          <table:table-cell office:value-type="string" calcext:value-type="string">
            <text:p>[10.002973288108478; -40.11951481128004; -8.28707401066226; 0.6296420970411034; 24.76526035920726; 26.871006387522446; 23.04475122231797; -82.62192235493937; -76.03173226614912; -30.258999348922917]</text:p>
          </table:table-cell>
          <table:table-cell office:value-type="float" office:value="520.11720196557" calcext:value-type="float">
            <text:p>520.117201965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680208612" calcext:value-type="float">
            <text:p>1680208612</text:p>
          </table:table-cell>
          <table:table-cell office:value-type="string" calcext:value-type="string">
            <text:p>[-0.6827863543746977; 53.32930811066018; -44.94011027066031; 30.394971350126177; -27.75777456850705; -8.996635282702385; -8.739494792387987; 38.03371733306083; -24.500380662172248; -0.978319674113072]</text:p>
          </table:table-cell>
          <table:table-cell office:value-type="float" office:value="520.318286685068" calcext:value-type="float">
            <text:p>520.3182866850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337448160" calcext:value-type="float">
            <text:p>2337448160</text:p>
          </table:table-cell>
          <table:table-cell office:value-type="string" calcext:value-type="string">
            <text:p>[-7.836397299688036; -45.00814351471143; 5.686854575150163; 3.3950533601993813; 32.58100747735115; 29.99995597572893; 13.400924036164383; -72.04576139718608; -63.81072281237474; -14.37177317670534]</text:p>
          </table:table-cell>
          <table:table-cell office:value-type="float" office:value="518.989182072634" calcext:value-type="float">
            <text:p>518.9891820726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756816183" calcext:value-type="float">
            <text:p>3756816183</text:p>
          </table:table-cell>
          <table:table-cell office:value-type="string" calcext:value-type="string">
            <text:p>[-12.072540529901344; 44.37337587364395; 18.414761176361672; 1.0630846339589226; 17.8782773455327; 4.986421002736523; -21.311558194460265; 40.69791733169385; 42.46635755678445; -36.58464768686566]</text:p>
          </table:table-cell>
          <table:table-cell office:value-type="float" office:value="520.290960436193" calcext:value-type="float">
            <text:p>520.29096043619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4202720610" calcext:value-type="float">
            <text:p>4202720610</text:p>
          </table:table-cell>
          <table:table-cell office:value-type="string" calcext:value-type="string">
            <text:p>[-64.43524008205439; -28.17680483695584; 57.761478131552416; 13.956986694379369; -5.1227329875205445; 24.526925413918065; -22.47633002816952; 27.472868768256127; -2.6270842217114296; -12.926616587163647]</text:p>
          </table:table-cell>
          <table:table-cell office:value-type="float" office:value="520.29336541421" calcext:value-type="float">
            <text:p>520.2933654142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3638651308" calcext:value-type="float">
            <text:p>3638651308</text:p>
          </table:table-cell>
          <table:table-cell office:value-type="string" calcext:value-type="string">
            <text:p>[-18.665694959855273; -58.07338486422413; -6.548291750139455; -16.695643660291452; 51.064290027460025; 18.975667136350722; 29.71203309494716; -66.72425865567278; -62.403970000645835; -30.29097181548731]</text:p>
          </table:table-cell>
          <table:table-cell office:value-type="float" office:value="520.133780046218" calcext:value-type="float">
            <text:p>520.1337800462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173243768" calcext:value-type="float">
            <text:p>173243768</text:p>
          </table:table-cell>
          <table:table-cell office:value-type="string" calcext:value-type="string">
            <text:p>[7.31012598075163; 20.73750718541319; -30.783573425676423; 2.729522314591918; 7.247495811404256; -4.20380911467296; -34.938155604508054; 2.1609189443686376; 19.345661647682995; 2.1885402874288875]</text:p>
          </table:table-cell>
          <table:table-cell office:value-type="float" office:value="520.209748622867" calcext:value-type="float">
            <text:p>520.20974862286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1" calcext:value-type="float">
            <text:p>0.1</text:p>
          </table:table-cell>
          <table:table-cell office:value-type="float" office:value="2731329999" calcext:value-type="float">
            <text:p>2731329999</text:p>
          </table:table-cell>
          <table:table-cell office:value-type="string" calcext:value-type="string">
            <text:p>[25.97409378158853; -24.162002169122374; -22.102045535195415; -97.55087504090312; 26.035137463472505; -55.25577967010076; 4.302911682288886; -6.041185628408853; 33.06913922642183; -18.863177874111727]</text:p>
          </table:table-cell>
          <table:table-cell office:value-type="float" office:value="520.289660554002" calcext:value-type="float">
            <text:p>520.28966055400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417082409" calcext:value-type="float">
            <text:p>3417082409</text:p>
          </table:table-cell>
          <table:table-cell office:value-type="string" calcext:value-type="string">
            <text:p>[-12.933472772152115; -70.21733444054306; 16.00731427587741; -6.678548511990199; 30.86448475698549; 38.38680697760969; 18.858388038722914; -73.02496121276207; -64.85727826042206; -27.719162651971093]</text:p>
          </table:table-cell>
          <table:table-cell office:value-type="float" office:value="511.329989632727" calcext:value-type="float">
            <text:p>511.3299896327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539061068" calcext:value-type="float">
            <text:p>2539061068</text:p>
          </table:table-cell>
          <table:table-cell office:value-type="string" calcext:value-type="string">
            <text:p>[-10.731588075701437; -66.02694524359502; 14.804290780921704; -6.192260663967672; 34.53461264339042; 29.677659308394894; 18.939251723632204; -74.26197334501867; -65.26562033853014; -28.98945870869928]</text:p>
          </table:table-cell>
          <table:table-cell office:value-type="float" office:value="508.451915497339" calcext:value-type="float">
            <text:p>508.4519154973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796173266" calcext:value-type="float">
            <text:p>2796173266</text:p>
          </table:table-cell>
          <table:table-cell office:value-type="string" calcext:value-type="string">
            <text:p>[-14.866147305262281; -61.151970413818354; 12.83470525115344; -4.60023624235771; 33.39828890504663; 30.875308135695995; 19.662677621636274; -74.38897367697274; -69.6900280856429; -27.029919743849085]</text:p>
          </table:table-cell>
          <table:table-cell office:value-type="float" office:value="508.260281278464" calcext:value-type="float">
            <text:p>508.2602812784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869432734" calcext:value-type="float">
            <text:p>869432734</text:p>
          </table:table-cell>
          <table:table-cell office:value-type="string" calcext:value-type="string">
            <text:p>[-16.47909768449823; -63.91558538740348; 13.681496910652573; 1.6376088828407234; 30.989872800597976; 31.176391166548537; 19.95137286432695; -73.99402669741274; -65.60561561370248; -26.49254090307867]</text:p>
          </table:table-cell>
          <table:table-cell office:value-type="float" office:value="510.573935030113" calcext:value-type="float">
            <text:p>510.57393503011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420783241" calcext:value-type="float">
            <text:p>420783241</text:p>
          </table:table-cell>
          <table:table-cell office:value-type="string" calcext:value-type="string">
            <text:p>[-13.656086028521756; -62.932486174426714; 18.56255034564007; -4.963933952503552; 33.44269520295604; 28.23394137278591; 21.587607563511543; -73.90070237010855; -67.94476123821283; -29.23232814332537]</text:p>
          </table:table-cell>
          <table:table-cell office:value-type="float" office:value="508.052479806679" calcext:value-type="float">
            <text:p>508.05247980667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10440431" calcext:value-type="float">
            <text:p>10440431</text:p>
          </table:table-cell>
          <table:table-cell office:value-type="string" calcext:value-type="string">
            <text:p>[15.389158189790681; 4.447290956481624; 11.52710135610064; -13.616676934175736; -40.753430616478155; -20.31921571282012; -89.13015249803374; -45.630200922432635; -17.09865248813503; -6.7869111630099]</text:p>
          </table:table-cell>
          <table:table-cell office:value-type="float" office:value="520.136987604289" calcext:value-type="float">
            <text:p>520.13698760428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323430214" calcext:value-type="float">
            <text:p>3323430214</text:p>
          </table:table-cell>
          <table:table-cell office:value-type="string" calcext:value-type="string">
            <text:p>[-15.862264682522632; -65.4912863933102; 16.14711831291505; 0.8215004479757088; 33.05088067124939; 28.443381290497932; 23.905159480490575; -74.85746340592847; -67.52558767380366; -29.289382188717997]</text:p>
          </table:table-cell>
          <table:table-cell office:value-type="float" office:value="509.599444155825" calcext:value-type="float">
            <text:p>509.5994441558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073680739" calcext:value-type="float">
            <text:p>3073680739</text:p>
          </table:table-cell>
          <table:table-cell office:value-type="string" calcext:value-type="string">
            <text:p>[-19.38088912731048; -62.28868793485647; 22.33000997993663; 8.612310766924358; 28.5771939414343; 36.07532904851425; 16.686959697979017; -75.24641702533725; -99.59254612874855; -23.19033815013667]</text:p>
          </table:table-cell>
          <table:table-cell office:value-type="float" office:value="519.807127312236" calcext:value-type="float">
            <text:p>519.80712731223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2152369083" calcext:value-type="float">
            <text:p>2152369083</text:p>
          </table:table-cell>
          <table:table-cell office:value-type="string" calcext:value-type="string">
            <text:p>[-11.13604943256063; -61.324430783687916; 16.02418970053357; -5.2343278290686515; 33.933818919295184; 38.52103161648177; 24.546812218895944; -77.3717192164243; -70.61237511465073; -28.63877800632407]</text:p>
          </table:table-cell>
          <table:table-cell office:value-type="float" office:value="510.856723319641" calcext:value-type="float">
            <text:p>510.8567233196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2" calcext:value-type="float">
            <text:p>0.2</text:p>
          </table:table-cell>
          <table:table-cell office:value-type="float" office:value="3239209000" calcext:value-type="float">
            <text:p>3239209000</text:p>
          </table:table-cell>
          <table:table-cell office:value-type="string" calcext:value-type="string">
            <text:p>[-21.710960682360653; -63.44559051560272; 9.030276209014772; -5.0605029797141245; 9.231353254834325; 28.43942423210639; 29.785154920065906; -67.34530597521744; -55.915709601159996; -19.948154616526544]</text:p>
          </table:table-cell>
          <table:table-cell office:value-type="float" office:value="519.189292704723" calcext:value-type="float">
            <text:p>519.18929270472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702019457" calcext:value-type="float">
            <text:p>702019457</text:p>
          </table:table-cell>
          <table:table-cell office:value-type="string" calcext:value-type="string">
            <text:p>[-13.198830601392075; -63.45405954678431; 14.382946495107134; -3.864709556517539; 32.825935664713256; 32.442473781096915; 21.972616083544285; -75.42514923422071; -65.62524863217118; -30.06393325907604]</text:p>
          </table:table-cell>
          <table:table-cell office:value-type="float" office:value="507.198366189699" calcext:value-type="float">
            <text:p>507.1983661896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339836956" calcext:value-type="float">
            <text:p>3339836956</text:p>
          </table:table-cell>
          <table:table-cell office:value-type="string" calcext:value-type="string">
            <text:p>[-12.102005219329977; -63.018540316723666; 15.294486823535916; -4.829321098906357; 32.59469359266035; 29.45753936753964; 24.710287529848728; -77.01352307170147; -70.63681563683059; -28.209863691290494]</text:p>
          </table:table-cell>
          <table:table-cell office:value-type="float" office:value="508.347099855806" calcext:value-type="float">
            <text:p>508.3470998558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51831338" calcext:value-type="float">
            <text:p>351831338</text:p>
          </table:table-cell>
          <table:table-cell office:value-type="string" calcext:value-type="string">
            <text:p>[-14.130284882111159; -63.13160941353194; 15.080098167189437; -3.0374970492550677; 29.06213582115599; 31.440777575064708; 19.78543782276558; -73.44248245792615; -71.88948720746842; -27.47681682855526]</text:p>
          </table:table-cell>
          <table:table-cell office:value-type="float" office:value="507.91673595871" calcext:value-type="float">
            <text:p>507.9167359587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8761966" calcext:value-type="float">
            <text:p>18761966</text:p>
          </table:table-cell>
          <table:table-cell office:value-type="string" calcext:value-type="string">
            <text:p>[-12.207433701358966; -60.33514276636876; 16.503888565105356; -2.438357986037964; 32.800130303176005; 33.79925561406233; 23.619813512639936; -75.5671964557203; -72.54473695169614; -29.047794985822332]</text:p>
          </table:table-cell>
          <table:table-cell office:value-type="float" office:value="509.139397792736" calcext:value-type="float">
            <text:p>509.13939779273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364350778" calcext:value-type="float">
            <text:p>1364350778</text:p>
          </table:table-cell>
          <table:table-cell office:value-type="string" calcext:value-type="string">
            <text:p>[-10.54210341488147; -65.38601935517801; 16.38694603531303; -7.274617451578895; 27.820722525662777; 34.65632149267471; 23.57716423956197; -72.86219575974492; -67.54586904284315; -29.121654814862723]</text:p>
          </table:table-cell>
          <table:table-cell office:value-type="float" office:value="509.066528789398" calcext:value-type="float">
            <text:p>509.0665287893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968704384" calcext:value-type="float">
            <text:p>968704384</text:p>
          </table:table-cell>
          <table:table-cell office:value-type="string" calcext:value-type="string">
            <text:p>[-16.646195521430897; -66.7350468622829; 18.17470067191951; -6.124000368518795; 30.624184770731944; 34.128870609694644; 23.66542210428817; -74.12369393683966; -70.17947154855017; -28.730153864774557]</text:p>
          </table:table-cell>
          <table:table-cell office:value-type="float" office:value="508.166892003674" calcext:value-type="float">
            <text:p>508.16689200367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3516484720" calcext:value-type="float">
            <text:p>3516484720</text:p>
          </table:table-cell>
          <table:table-cell office:value-type="string" calcext:value-type="string">
            <text:p>[-14.760993827529223; -64.9654288594639; 15.724531396855149; -6.56726304774158; 29.166177913483686; 30.574958485218858; 20.380987095641395; -73.37786772302846; -68.5593403403312; -29.654014518765365]</text:p>
          </table:table-cell>
          <table:table-cell office:value-type="float" office:value="507.12765860672" calcext:value-type="float">
            <text:p>507.1276586067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2496080347" calcext:value-type="float">
            <text:p>2496080347</text:p>
          </table:table-cell>
          <table:table-cell office:value-type="string" calcext:value-type="string">
            <text:p>[-10.342664024964767; -68.51859551461506; 14.372665940263197; -2.481514241654663; 34.0415313647881; 30.75921616091061; 21.51015255453899; -73.22028530225352; -69.28579178324783; -28.84740048554126]</text:p>
          </table:table-cell>
          <table:table-cell office:value-type="float" office:value="508.257065048401" calcext:value-type="float">
            <text:p>508.25706504840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844309978" calcext:value-type="float">
            <text:p>844309978</text:p>
          </table:table-cell>
          <table:table-cell office:value-type="string" calcext:value-type="string">
            <text:p>[-14.401578816311925; -65.14125717725277; 12.736429370475815; -4.716803295515544; 30.356749309652116; 30.34814762911609; 22.64742512932782; -74.45007705721945; -66.56997459212904; -28.24909456165009]</text:p>
          </table:table-cell>
          <table:table-cell office:value-type="float" office:value="507.066965222199" calcext:value-type="float">
            <text:p>507.0669652221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3" calcext:value-type="float">
            <text:p>0.3</text:p>
          </table:table-cell>
          <table:table-cell office:value-type="float" office:value="1566800379" calcext:value-type="float">
            <text:p>1566800379</text:p>
          </table:table-cell>
          <table:table-cell office:value-type="string" calcext:value-type="string">
            <text:p>[-11.436450113387897; -64.62583922749151; 17.24813762260816; -7.384238013880616; 29.46287944030516; 34.51470642227571; 22.94596686008709; -74.4650413566043; -69.71596600902103; -29.465092078961035]</text:p>
          </table:table-cell>
          <table:table-cell office:value-type="float" office:value="506.657757895298" calcext:value-type="float">
            <text:p>506.6577578952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9635730" calcext:value-type="float">
            <text:p>39635730</text:p>
          </table:table-cell>
          <table:table-cell office:value-type="string" calcext:value-type="string">
            <text:p>[-15.560798657856282; -61.70965498441415; 16.676985535356124; -4.227451974669504; 31.75405121491346; 30.162165954276443; 21.46350615126375; -75.44248996229979; -67.37650885581546; -29.348917382108752]</text:p>
          </table:table-cell>
          <table:table-cell office:value-type="float" office:value="507.269168416325" calcext:value-type="float">
            <text:p>507.2691684163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600733392" calcext:value-type="float">
            <text:p>3600733392</text:p>
          </table:table-cell>
          <table:table-cell office:value-type="string" calcext:value-type="string">
            <text:p>[-11.555584837903533; -66.00893060840971; 17.410754671673885; -6.119046524292388; 32.93609619942527; 32.39964238348536; 23.360106420167746; -75.1315485558286; -70.42778954572341; -27.379408405474464]</text:p>
          </table:table-cell>
          <table:table-cell office:value-type="float" office:value="506.469550027749" calcext:value-type="float">
            <text:p>506.4695500277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409534895" calcext:value-type="float">
            <text:p>2409534895</text:p>
          </table:table-cell>
          <table:table-cell office:value-type="string" calcext:value-type="string">
            <text:p>[-14.12128530064147; -59.69400348832738; 29.402056637941456; -4.487833736014678; 31.298297742818697; 20.984930630547936; -6.044555222630194; -68.48278838389243; -74.05433614796902; -26.463871007333985]</text:p>
          </table:table-cell>
          <table:table-cell office:value-type="float" office:value="519.563223517664" calcext:value-type="float">
            <text:p>519.5632235176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030521605" calcext:value-type="float">
            <text:p>2030521605</text:p>
          </table:table-cell>
          <table:table-cell office:value-type="string" calcext:value-type="string">
            <text:p>[-9.67150538544874; -65.4004096579927; 14.155621303945125; -5.619434304378715; 35.92189835790332; 30.571094833060044; 22.280245624982445; -73.91401592824212; -67.18987716442524; -28.372636442324012]</text:p>
          </table:table-cell>
          <table:table-cell office:value-type="float" office:value="508.096022659154" calcext:value-type="float">
            <text:p>508.0960226591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990596164" calcext:value-type="float">
            <text:p>3990596164</text:p>
          </table:table-cell>
          <table:table-cell office:value-type="string" calcext:value-type="string">
            <text:p>[-10.838490244525483; -64.82072391084841; 18.593600370486175; -4.269004093737676; 34.22480493411974; 30.233749043841446; 23.554464817050707; -76.09148889987136; -64.70370142993082; -29.090517602393085]</text:p>
          </table:table-cell>
          <table:table-cell office:value-type="float" office:value="508.4572932292" calcext:value-type="float">
            <text:p>508.45729322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280238050" calcext:value-type="float">
            <text:p>1280238050</text:p>
          </table:table-cell>
          <table:table-cell office:value-type="string" calcext:value-type="string">
            <text:p>[-14.817864345478753; -62.14773844520326; 14.162980432782623; -4.943385630758952; 31.350607275895335; 34.3973723508615; 22.52999295102323; -74.37532021703271; -68.45123421407445; -29.532164017158237]</text:p>
          </table:table-cell>
          <table:table-cell office:value-type="float" office:value="506.886649867651" calcext:value-type="float">
            <text:p>506.88664986765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1055302439" calcext:value-type="float">
            <text:p>1055302439</text:p>
          </table:table-cell>
          <table:table-cell office:value-type="string" calcext:value-type="string">
            <text:p>[-11.955742598690628; -66.47663835559763; 18.17626518771796; -4.26899115493053; 31.108176588400724; 30.431141609963703; 21.343147144854875; -75.01566981416963; -65.62943381152006; -29.729239516706933]</text:p>
          </table:table-cell>
          <table:table-cell office:value-type="float" office:value="507.339020402595" calcext:value-type="float">
            <text:p>507.3390204025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702649524" calcext:value-type="float">
            <text:p>3702649524</text:p>
          </table:table-cell>
          <table:table-cell office:value-type="string" calcext:value-type="string">
            <text:p>[-12.675461836232468; -62.51606138636845; 18.34381002951498; -5.16398367769568; 32.22547181002098; 35.81652706496453; 20.04742065733711; -75.49140268626638; -67.49955599502; -27.688336000479378]</text:p>
          </table:table-cell>
          <table:table-cell office:value-type="float" office:value="508.303661114018" calcext:value-type="float">
            <text:p>508.3036611140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3117521054" calcext:value-type="float">
            <text:p>3117521054</text:p>
          </table:table-cell>
          <table:table-cell office:value-type="string" calcext:value-type="string">
            <text:p>[-13.082490528384866; -65.3499171329529; 15.876285035623734; -3.124358373650142; 29.845086501963266; 27.591157523465885; 23.46983379137982; -73.13058312824099; -70.37519704124398; -28.85272939182585]</text:p>
          </table:table-cell>
          <table:table-cell office:value-type="float" office:value="507.725234987148" calcext:value-type="float">
            <text:p>507.72523498714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4" calcext:value-type="float">
            <text:p>0.4</text:p>
          </table:table-cell>
          <table:table-cell office:value-type="float" office:value="2231277624" calcext:value-type="float">
            <text:p>2231277624</text:p>
          </table:table-cell>
          <table:table-cell office:value-type="string" calcext:value-type="string">
            <text:p>[-11.004961484893236; -64.04719256970915; 16.969130347456655; -5.884943927814169; 34.345567578609526; 33.47427882111788; 20.245512174344114; -75.03490749040776; -70.94101556415194; -26.73947039006073]</text:p>
          </table:table-cell>
          <table:table-cell office:value-type="float" office:value="507.837856330792" calcext:value-type="float">
            <text:p>507.8378563307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503008840" calcext:value-type="float">
            <text:p>2503008840</text:p>
          </table:table-cell>
          <table:table-cell office:value-type="string" calcext:value-type="string">
            <text:p>[-10.427091009200069; -63.70907495492965; 17.134787884155052; -6.744263402331889; 27.54033661555774; 33.832216953165585; 23.186757382712297; -75.83865333435742; -70.664629833298; -27.279774736771927]</text:p>
          </table:table-cell>
          <table:table-cell office:value-type="float" office:value="508.446009678261" calcext:value-type="float">
            <text:p>508.44600967826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560935428" calcext:value-type="float">
            <text:p>3560935428</text:p>
          </table:table-cell>
          <table:table-cell office:value-type="string" calcext:value-type="string">
            <text:p>[-13.129546621505174; -64.83187499709432; 14.17712240771682; -4.48644108769604; 31.56442157574313; 33.386041439677086; 23.734442520393507; -74.77477390800922; -72.37495931832132; -28.684501414231747]</text:p>
          </table:table-cell>
          <table:table-cell office:value-type="float" office:value="506.510485566376" calcext:value-type="float">
            <text:p>506.51048556637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912695780" calcext:value-type="float">
            <text:p>912695780</text:p>
          </table:table-cell>
          <table:table-cell office:value-type="string" calcext:value-type="string">
            <text:p>[-9.197437312998689; -65.9761967690327; 14.3017024734658; -3.520206779758689; 34.35452707926016; 33.19250245413713; 23.68743028091188; -75.2742346930217; -68.37363406582342; -28.854811199709758]</text:p>
          </table:table-cell>
          <table:table-cell office:value-type="float" office:value="507.134420047549" calcext:value-type="float">
            <text:p>507.1344200475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759625207" calcext:value-type="float">
            <text:p>2759625207</text:p>
          </table:table-cell>
          <table:table-cell office:value-type="string" calcext:value-type="string">
            <text:p>[-11.628184390343563; -63.535152455009694; 14.435014124835153; -4.504436424790654; 32.8073554846664; 34.41761942002022; 21.768970200397412; -74.10737340953617; -66.74487662667703; -30.424647803034183]</text:p>
          </table:table-cell>
          <table:table-cell office:value-type="float" office:value="507.246140409109" calcext:value-type="float">
            <text:p>507.2461404091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489992806" calcext:value-type="float">
            <text:p>1489992806</text:p>
          </table:table-cell>
          <table:table-cell office:value-type="string" calcext:value-type="string">
            <text:p>[-10.34153724396874; -64.93021322664416; 15.154453500934721; -2.586841997362103; 32.001924431485484; 35.10513974298235; 20.755626461148886; -75.33646226060515; -66.73429958190562; -30.914690199677143]</text:p>
          </table:table-cell>
          <table:table-cell office:value-type="float" office:value="507.709369037053" calcext:value-type="float">
            <text:p>507.7093690370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403551094" calcext:value-type="float">
            <text:p>2403551094</text:p>
          </table:table-cell>
          <table:table-cell office:value-type="string" calcext:value-type="string">
            <text:p>[-8.891360509137714; -66.05927306268792; 16.216735843902306; -5.940827889622256; 31.063595985001207; 31.28644393245587; 22.8938307092781; -74.58465572512645; -69.43575315226767; -27.80935460340359]</text:p>
          </table:table-cell>
          <table:table-cell office:value-type="float" office:value="506.655717163171" calcext:value-type="float">
            <text:p>506.65571716317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1682028535" calcext:value-type="float">
            <text:p>1682028535</text:p>
          </table:table-cell>
          <table:table-cell office:value-type="string" calcext:value-type="string">
            <text:p>[-14.151556222522258; -65.73577300976584; 14.7872827096996; -3.8498433536829983; 35.39002791810243; 32.6510460261944; 23.832497479624028; -72.57535309065523; -69.60284291718085; -29.561670893000233]</text:p>
          </table:table-cell>
          <table:table-cell office:value-type="float" office:value="508.396200117524" calcext:value-type="float">
            <text:p>508.39620011752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3832957084" calcext:value-type="float">
            <text:p>3832957084</text:p>
          </table:table-cell>
          <table:table-cell office:value-type="string" calcext:value-type="string">
            <text:p>[-13.642591852288884; -66.20280918710793; 18.601472478850564; -4.887820716414072; 33.22480146987415; 30.074556041834086; 20.604358662878973; -73.98054769818766; -67.13315282909241; -27.622898925383282]</text:p>
          </table:table-cell>
          <table:table-cell office:value-type="float" office:value="507.927683167762" calcext:value-type="float">
            <text:p>507.92768316776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2289957439" calcext:value-type="float">
            <text:p>2289957439</text:p>
          </table:table-cell>
          <table:table-cell office:value-type="string" calcext:value-type="string">
            <text:p>[-12.019613691251617; -63.905394822379016; 15.991419048360465; -6.405090573701809; 34.007507410468776; 35.327121903101215; 20.096410544160833; -74.13478038708486; -68.16943331521355; -28.16283677911936]</text:p>
          </table:table-cell>
          <table:table-cell office:value-type="float" office:value="507.652446044278" calcext:value-type="float">
            <text:p>507.65244604427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roulette</text:p>
          </table:table-cell>
          <table:table-cell office:value-type="float" office:value="0.5" calcext:value-type="float">
            <text:p>0.5</text:p>
          </table:table-cell>
          <table:table-cell office:value-type="float" office:value="830695080" calcext:value-type="float">
            <text:p>830695080</text:p>
          </table:table-cell>
          <table:table-cell office:value-type="string" calcext:value-type="string">
            <text:p>[-45.5696455361643; 10.872556734147123; 15.273228568181015; -54.34789856733124; -22.76176633769382; 17.42708368804174; -29.263494081265137; 48.21563301196279; -24.86268854357479; -78.55380879116545]</text:p>
          </table:table-cell>
          <table:table-cell office:value-type="float" office:value="520.14824797425" calcext:value-type="float">
            <text:p>520.148247974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52559646" calcext:value-type="float">
            <text:p>152559646</text:p>
          </table:table-cell>
          <table:table-cell office:value-type="string" calcext:value-type="string">
            <text:p>[-4.587775577928523; -7.59637597833785; 5.293231209785858; -28.28782426116824; -28.92572382360281; 18.01601372751613; -56.805273823662766; -11.413005338253104; 7.029383945992716; 15.461005497980889]</text:p>
          </table:table-cell>
          <table:table-cell office:value-type="float" office:value="520.356217114915" calcext:value-type="float">
            <text:p>520.35621711491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64250318" calcext:value-type="float">
            <text:p>264250318</text:p>
          </table:table-cell>
          <table:table-cell office:value-type="string" calcext:value-type="string">
            <text:p>[-16.292041759103714; -56.21670412538616; 22.976749543533035; 14.225812149015846; 16.108235567171842; 28.60415939326367; 29.337772673558156; -73.35411655931117; -50.189005789739895; -12.07572450964996]</text:p>
          </table:table-cell>
          <table:table-cell office:value-type="float" office:value="520.258372181049" calcext:value-type="float">
            <text:p>520.2583721810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27702505" calcext:value-type="float">
            <text:p>4227702505</text:p>
          </table:table-cell>
          <table:table-cell office:value-type="string" calcext:value-type="string">
            <text:p>[10.002973288108478; -40.11951481128004; -8.28707401066226; 0.6296420970411034; 24.76526035920726; 26.871006387522446; 23.04475122231797; -82.62192235493937; -76.03173226614912; -30.258999348922917]</text:p>
          </table:table-cell>
          <table:table-cell office:value-type="float" office:value="520.11720196557" calcext:value-type="float">
            <text:p>520.1172019655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680208612" calcext:value-type="float">
            <text:p>1680208612</text:p>
          </table:table-cell>
          <table:table-cell office:value-type="string" calcext:value-type="string">
            <text:p>[-0.6827863543746977; 53.32930811066018; -44.94011027066031; 30.394971350126177; -27.75777456850705; -8.996635282702385; -8.739494792387987; 38.03371733306083; -24.500380662172248; -0.978319674113072]</text:p>
          </table:table-cell>
          <table:table-cell office:value-type="float" office:value="520.318286685068" calcext:value-type="float">
            <text:p>520.31828668506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337448160" calcext:value-type="float">
            <text:p>2337448160</text:p>
          </table:table-cell>
          <table:table-cell office:value-type="string" calcext:value-type="string">
            <text:p>[-7.836397299688036; -45.00814351471143; 5.686854575150163; 3.3950533601993813; 32.58100747735115; 29.99995597572893; 13.400924036164383; -72.04576139718608; -63.81072281237474; -14.37177317670534]</text:p>
          </table:table-cell>
          <table:table-cell office:value-type="float" office:value="518.989182072634" calcext:value-type="float">
            <text:p>518.98918207263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756816183" calcext:value-type="float">
            <text:p>3756816183</text:p>
          </table:table-cell>
          <table:table-cell office:value-type="string" calcext:value-type="string">
            <text:p>[-12.072540529901344; 44.37337587364395; 18.414761176361672; 1.0630846339589226; 17.8782773455327; 4.986421002736523; -21.311558194460265; 40.69791733169385; 42.46635755678445; -36.58464768686566]</text:p>
          </table:table-cell>
          <table:table-cell office:value-type="float" office:value="520.290960436193" calcext:value-type="float">
            <text:p>520.29096043619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4202720610" calcext:value-type="float">
            <text:p>4202720610</text:p>
          </table:table-cell>
          <table:table-cell office:value-type="string" calcext:value-type="string">
            <text:p>[-64.43524008205439; -28.17680483695584; 57.761478131552416; 13.956986694379369; -5.1227329875205445; 24.526925413918065; -22.47633002816952; 27.472868768256127; -2.6270842217114296; -12.926616587163647]</text:p>
          </table:table-cell>
          <table:table-cell office:value-type="float" office:value="520.29336541421" calcext:value-type="float">
            <text:p>520.2933654142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3638651308" calcext:value-type="float">
            <text:p>3638651308</text:p>
          </table:table-cell>
          <table:table-cell office:value-type="string" calcext:value-type="string">
            <text:p>[-18.665694959855273; -58.07338486422413; -6.548291750139455; -16.695643660291452; 51.064290027460025; 18.975667136350722; 29.71203309494716; -66.72425865567278; -62.403970000645835; -30.29097181548731]</text:p>
          </table:table-cell>
          <table:table-cell office:value-type="float" office:value="520.133780046218" calcext:value-type="float">
            <text:p>520.1337800462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173243768" calcext:value-type="float">
            <text:p>173243768</text:p>
          </table:table-cell>
          <table:table-cell office:value-type="string" calcext:value-type="string">
            <text:p>[7.31012598075163; 20.73750718541319; -30.783573425676423; 2.729522314591918; 7.247495811404256; -4.20380911467296; -34.938155604508054; 2.1609189443686376; 19.345661647682995; 2.1885402874288875]</text:p>
          </table:table-cell>
          <table:table-cell office:value-type="float" office:value="520.209748622867" calcext:value-type="float">
            <text:p>520.20974862286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1" calcext:value-type="float">
            <text:p>0.1</text:p>
          </table:table-cell>
          <table:table-cell office:value-type="float" office:value="2731329999" calcext:value-type="float">
            <text:p>2731329999</text:p>
          </table:table-cell>
          <table:table-cell office:value-type="string" calcext:value-type="string">
            <text:p>[25.97409378158853; -24.162002169122374; -22.102045535195415; -97.55087504090312; 26.035137463472505; -55.25577967010076; 4.302911682288886; -6.041185628408853; 33.06913922642183; -18.863177874111727]</text:p>
          </table:table-cell>
          <table:table-cell office:value-type="float" office:value="520.289660554002" calcext:value-type="float">
            <text:p>520.28966055400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417082409" calcext:value-type="float">
            <text:p>3417082409</text:p>
          </table:table-cell>
          <table:table-cell office:value-type="string" calcext:value-type="string">
            <text:p>[-12.933472772152115; -70.21733444054306; 16.00731427587741; -6.678548511990199; 30.86448475698549; 38.38680697760969; 18.858388038722914; -73.02496121276207; -64.85727826042206; -27.719162651971093]</text:p>
          </table:table-cell>
          <table:table-cell office:value-type="float" office:value="511.329989632727" calcext:value-type="float">
            <text:p>511.329989632727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539061068" calcext:value-type="float">
            <text:p>2539061068</text:p>
          </table:table-cell>
          <table:table-cell office:value-type="string" calcext:value-type="string">
            <text:p>[-10.731588075701437; -66.02694524359502; 14.804290780921704; -6.192260663967672; 34.53461264339042; 29.677659308394894; 18.939251723632204; -74.26197334501867; -65.26562033853014; -28.98945870869928]</text:p>
          </table:table-cell>
          <table:table-cell office:value-type="float" office:value="508.451915497339" calcext:value-type="float">
            <text:p>508.45191549733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796173266" calcext:value-type="float">
            <text:p>2796173266</text:p>
          </table:table-cell>
          <table:table-cell office:value-type="string" calcext:value-type="string">
            <text:p>[-14.866147305262281; -61.151970413818354; 12.83470525115344; -4.60023624235771; 33.39828890504663; 30.875308135695995; 19.662677621636274; -74.38897367697274; -69.6900280856429; -27.029919743849085]</text:p>
          </table:table-cell>
          <table:table-cell office:value-type="float" office:value="508.260281278464" calcext:value-type="float">
            <text:p>508.2602812784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869432734" calcext:value-type="float">
            <text:p>869432734</text:p>
          </table:table-cell>
          <table:table-cell office:value-type="string" calcext:value-type="string">
            <text:p>[-16.47909768449823; -63.91558538740348; 13.681496910652573; 1.6376088828407234; 30.989872800597976; 31.176391166548537; 19.95137286432695; -73.99402669741274; -65.60561561370248; -26.49254090307867]</text:p>
          </table:table-cell>
          <table:table-cell office:value-type="float" office:value="510.573935030113" calcext:value-type="float">
            <text:p>510.57393503011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420783241" calcext:value-type="float">
            <text:p>420783241</text:p>
          </table:table-cell>
          <table:table-cell office:value-type="string" calcext:value-type="string">
            <text:p>[-13.656086028521756; -62.932486174426714; 18.56255034564007; -4.963933952503552; 33.44269520295604; 28.23394137278591; 21.587607563511543; -73.90070237010855; -67.94476123821283; -29.23232814332537]</text:p>
          </table:table-cell>
          <table:table-cell office:value-type="float" office:value="508.052479806679" calcext:value-type="float">
            <text:p>508.05247980667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10440431" calcext:value-type="float">
            <text:p>10440431</text:p>
          </table:table-cell>
          <table:table-cell office:value-type="string" calcext:value-type="string">
            <text:p>[15.389158189790681; 4.447290956481624; 11.52710135610064; -13.616676934175736; -40.753430616478155; -20.31921571282012; -89.13015249803374; -45.630200922432635; -17.09865248813503; -6.7869111630099]</text:p>
          </table:table-cell>
          <table:table-cell office:value-type="float" office:value="520.136987604289" calcext:value-type="float">
            <text:p>520.13698760428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323430214" calcext:value-type="float">
            <text:p>3323430214</text:p>
          </table:table-cell>
          <table:table-cell office:value-type="string" calcext:value-type="string">
            <text:p>[-15.862264682522632; -65.4912863933102; 16.14711831291505; 0.8215004479757088; 33.05088067124939; 28.443381290497932; 23.905159480490575; -74.85746340592847; -67.52558767380366; -29.289382188717997]</text:p>
          </table:table-cell>
          <table:table-cell office:value-type="float" office:value="509.599444155825" calcext:value-type="float">
            <text:p>509.5994441558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073680739" calcext:value-type="float">
            <text:p>3073680739</text:p>
          </table:table-cell>
          <table:table-cell office:value-type="string" calcext:value-type="string">
            <text:p>[-19.38088912731048; -62.28868793485647; 22.33000997993663; 8.612310766924358; 28.5771939414343; 36.07532904851425; 16.686959697979017; -75.24641702533725; -99.59254612874855; -23.19033815013667]</text:p>
          </table:table-cell>
          <table:table-cell office:value-type="float" office:value="519.807127312236" calcext:value-type="float">
            <text:p>519.80712731223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2152369083" calcext:value-type="float">
            <text:p>2152369083</text:p>
          </table:table-cell>
          <table:table-cell office:value-type="string" calcext:value-type="string">
            <text:p>[-11.13604943256063; -61.324430783687916; 16.02418970053357; -5.2343278290686515; 33.933818919295184; 38.52103161648177; 24.546812218895944; -77.3717192164243; -70.61237511465073; -28.63877800632407]</text:p>
          </table:table-cell>
          <table:table-cell office:value-type="float" office:value="510.856723319641" calcext:value-type="float">
            <text:p>510.85672331964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2" calcext:value-type="float">
            <text:p>0.2</text:p>
          </table:table-cell>
          <table:table-cell office:value-type="float" office:value="3239209000" calcext:value-type="float">
            <text:p>3239209000</text:p>
          </table:table-cell>
          <table:table-cell office:value-type="string" calcext:value-type="string">
            <text:p>[-21.710960682360653; -63.44559051560272; 9.030276209014772; -5.0605029797141245; 9.231353254834325; 28.43942423210639; 29.785154920065906; -67.34530597521744; -55.915709601159996; -19.948154616526544]</text:p>
          </table:table-cell>
          <table:table-cell office:value-type="float" office:value="519.189292704723" calcext:value-type="float">
            <text:p>519.18929270472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702019457" calcext:value-type="float">
            <text:p>702019457</text:p>
          </table:table-cell>
          <table:table-cell office:value-type="string" calcext:value-type="string">
            <text:p>[-13.198830601392075; -63.45405954678431; 14.382946495107134; -3.864709556517539; 32.825935664713256; 32.442473781096915; 21.972616083544285; -75.42514923422071; -65.62524863217118; -30.06393325907604]</text:p>
          </table:table-cell>
          <table:table-cell office:value-type="float" office:value="507.198366189699" calcext:value-type="float">
            <text:p>507.1983661896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339836956" calcext:value-type="float">
            <text:p>3339836956</text:p>
          </table:table-cell>
          <table:table-cell office:value-type="string" calcext:value-type="string">
            <text:p>[-12.102005219329977; -63.018540316723666; 15.294486823535916; -4.829321098906357; 32.59469359266035; 29.45753936753964; 24.710287529848728; -77.01352307170147; -70.63681563683059; -28.209863691290494]</text:p>
          </table:table-cell>
          <table:table-cell office:value-type="float" office:value="508.347099855806" calcext:value-type="float">
            <text:p>508.34709985580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831338" calcext:value-type="float">
            <text:p>351831338</text:p>
          </table:table-cell>
          <table:table-cell office:value-type="string" calcext:value-type="string">
            <text:p>[-14.130284882111159; -63.13160941353194; 15.080098167189437; -3.0374970492550677; 29.06213582115599; 31.440777575064708; 19.78543782276558; -73.44248245792615; -71.88948720746842; -27.47681682855526]</text:p>
          </table:table-cell>
          <table:table-cell office:value-type="float" office:value="507.91673595871" calcext:value-type="float">
            <text:p>507.9167359587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8761966" calcext:value-type="float">
            <text:p>18761966</text:p>
          </table:table-cell>
          <table:table-cell office:value-type="string" calcext:value-type="string">
            <text:p>[-12.207433701358966; -60.33514276636876; 16.503888565105356; -2.438357986037964; 32.800130303176005; 33.79925561406233; 23.619813512639936; -75.5671964557203; -72.54473695169614; -29.047794985822332]</text:p>
          </table:table-cell>
          <table:table-cell office:value-type="float" office:value="509.139397792736" calcext:value-type="float">
            <text:p>509.13939779273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364350778" calcext:value-type="float">
            <text:p>1364350778</text:p>
          </table:table-cell>
          <table:table-cell office:value-type="string" calcext:value-type="string">
            <text:p>[-10.54210341488147; -65.38601935517801; 16.38694603531303; -7.274617451578895; 27.820722525662777; 34.65632149267471; 23.57716423956197; -72.86219575974492; -67.54586904284315; -29.121654814862723]</text:p>
          </table:table-cell>
          <table:table-cell office:value-type="float" office:value="509.066528789398" calcext:value-type="float">
            <text:p>509.0665287893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968704384" calcext:value-type="float">
            <text:p>968704384</text:p>
          </table:table-cell>
          <table:table-cell office:value-type="string" calcext:value-type="string">
            <text:p>[-16.646195521430897; -66.7350468622829; 18.17470067191951; -6.124000368518795; 30.624184770731944; 34.128870609694644; 23.66542210428817; -74.12369393683966; -70.17947154855017; -28.730153864774557]</text:p>
          </table:table-cell>
          <table:table-cell office:value-type="float" office:value="508.166892003674" calcext:value-type="float">
            <text:p>508.16689200367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3516484720" calcext:value-type="float">
            <text:p>3516484720</text:p>
          </table:table-cell>
          <table:table-cell office:value-type="string" calcext:value-type="string">
            <text:p>[-14.760993827529223; -64.9654288594639; 15.724531396855149; -6.56726304774158; 29.166177913483686; 30.574958485218858; 20.380987095641395; -73.37786772302846; -68.5593403403312; -29.654014518765365]</text:p>
          </table:table-cell>
          <table:table-cell office:value-type="float" office:value="507.12765860672" calcext:value-type="float">
            <text:p>507.1276586067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2496080347" calcext:value-type="float">
            <text:p>2496080347</text:p>
          </table:table-cell>
          <table:table-cell office:value-type="string" calcext:value-type="string">
            <text:p>[-10.342664024964767; -68.51859551461506; 14.372665940263197; -2.481514241654663; 34.0415313647881; 30.75921616091061; 21.51015255453899; -73.22028530225352; -69.28579178324783; -28.84740048554126]</text:p>
          </table:table-cell>
          <table:table-cell office:value-type="float" office:value="508.257065048401" calcext:value-type="float">
            <text:p>508.25706504840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844309978" calcext:value-type="float">
            <text:p>844309978</text:p>
          </table:table-cell>
          <table:table-cell office:value-type="string" calcext:value-type="string">
            <text:p>[-14.401578816311925; -65.14125717725277; 12.736429370475815; -4.716803295515544; 30.356749309652116; 30.34814762911609; 22.64742512932782; -74.45007705721945; -66.56997459212904; -28.24909456165009]</text:p>
          </table:table-cell>
          <table:table-cell office:value-type="float" office:value="507.066965222199" calcext:value-type="float">
            <text:p>507.06696522219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3" calcext:value-type="float">
            <text:p>0.3</text:p>
          </table:table-cell>
          <table:table-cell office:value-type="float" office:value="1566800379" calcext:value-type="float">
            <text:p>1566800379</text:p>
          </table:table-cell>
          <table:table-cell office:value-type="string" calcext:value-type="string">
            <text:p>[-11.436450113387897; -64.62583922749151; 17.24813762260816; -7.384238013880616; 29.46287944030516; 34.51470642227571; 22.94596686008709; -74.4650413566043; -69.71596600902103; -29.465092078961035]</text:p>
          </table:table-cell>
          <table:table-cell office:value-type="float" office:value="506.657757895298" calcext:value-type="float">
            <text:p>506.65775789529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635730" calcext:value-type="float">
            <text:p>39635730</text:p>
          </table:table-cell>
          <table:table-cell office:value-type="string" calcext:value-type="string">
            <text:p>[-15.560798657856282; -61.70965498441415; 16.676985535356124; -4.227451974669504; 31.75405121491346; 30.162165954276443; 21.46350615126375; -75.44248996229979; -67.37650885581546; -29.348917382108752]</text:p>
          </table:table-cell>
          <table:table-cell office:value-type="float" office:value="507.269168416325" calcext:value-type="float">
            <text:p>507.26916841632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600733392" calcext:value-type="float">
            <text:p>3600733392</text:p>
          </table:table-cell>
          <table:table-cell office:value-type="string" calcext:value-type="string">
            <text:p>[-11.555584837903533; -66.00893060840971; 17.410754671673885; -6.119046524292388; 32.93609619942527; 32.39964238348536; 23.360106420167746; -75.1315485558286; -70.42778954572341; -27.379408405474464]</text:p>
          </table:table-cell>
          <table:table-cell office:value-type="float" office:value="506.469550027749" calcext:value-type="float">
            <text:p>506.4695500277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409534895" calcext:value-type="float">
            <text:p>2409534895</text:p>
          </table:table-cell>
          <table:table-cell office:value-type="string" calcext:value-type="string">
            <text:p>[-14.12128530064147; -59.69400348832738; 29.402056637941456; -4.487833736014678; 31.298297742818697; 20.984930630547936; -6.044555222630194; -68.48278838389243; -74.05433614796902; -26.463871007333985]</text:p>
          </table:table-cell>
          <table:table-cell office:value-type="float" office:value="519.563223517664" calcext:value-type="float">
            <text:p>519.56322351766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030521605" calcext:value-type="float">
            <text:p>2030521605</text:p>
          </table:table-cell>
          <table:table-cell office:value-type="string" calcext:value-type="string">
            <text:p>[-9.67150538544874; -65.4004096579927; 14.155621303945125; -5.619434304378715; 35.92189835790332; 30.571094833060044; 22.280245624982445; -73.91401592824212; -67.18987716442524; -28.372636442324012]</text:p>
          </table:table-cell>
          <table:table-cell office:value-type="float" office:value="508.096022659154" calcext:value-type="float">
            <text:p>508.09602265915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990596164" calcext:value-type="float">
            <text:p>3990596164</text:p>
          </table:table-cell>
          <table:table-cell office:value-type="string" calcext:value-type="string">
            <text:p>[-10.838490244525483; -64.82072391084841; 18.593600370486175; -4.269004093737676; 34.22480493411974; 30.233749043841446; 23.554464817050707; -76.09148889987136; -64.70370142993082; -29.090517602393085]</text:p>
          </table:table-cell>
          <table:table-cell office:value-type="float" office:value="508.4572932292" calcext:value-type="float">
            <text:p>508.45729322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280238050" calcext:value-type="float">
            <text:p>1280238050</text:p>
          </table:table-cell>
          <table:table-cell office:value-type="string" calcext:value-type="string">
            <text:p>[-14.817864345478753; -62.14773844520326; 14.162980432782623; -4.943385630758952; 31.350607275895335; 34.3973723508615; 22.52999295102323; -74.37532021703271; -68.45123421407445; -29.532164017158237]</text:p>
          </table:table-cell>
          <table:table-cell office:value-type="float" office:value="506.886649867651" calcext:value-type="float">
            <text:p>506.88664986765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1055302439" calcext:value-type="float">
            <text:p>1055302439</text:p>
          </table:table-cell>
          <table:table-cell office:value-type="string" calcext:value-type="string">
            <text:p>[-11.955742598690628; -66.47663835559763; 18.17626518771796; -4.26899115493053; 31.108176588400724; 30.431141609963703; 21.343147144854875; -75.01566981416963; -65.62943381152006; -29.729239516706933]</text:p>
          </table:table-cell>
          <table:table-cell office:value-type="float" office:value="507.339020402595" calcext:value-type="float">
            <text:p>507.339020402595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702649524" calcext:value-type="float">
            <text:p>3702649524</text:p>
          </table:table-cell>
          <table:table-cell office:value-type="string" calcext:value-type="string">
            <text:p>[-12.675461836232468; -62.51606138636845; 18.34381002951498; -5.16398367769568; 32.22547181002098; 35.81652706496453; 20.04742065733711; -75.49140268626638; -67.49955599502; -27.688336000479378]</text:p>
          </table:table-cell>
          <table:table-cell office:value-type="float" office:value="508.303661114018" calcext:value-type="float">
            <text:p>508.30366111401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3117521054" calcext:value-type="float">
            <text:p>3117521054</text:p>
          </table:table-cell>
          <table:table-cell office:value-type="string" calcext:value-type="string">
            <text:p>[-13.082490528384866; -65.3499171329529; 15.876285035623734; -3.124358373650142; 29.845086501963266; 27.591157523465885; 23.46983379137982; -73.13058312824099; -70.37519704124398; -28.85272939182585]</text:p>
          </table:table-cell>
          <table:table-cell office:value-type="float" office:value="507.725234987148" calcext:value-type="float">
            <text:p>507.72523498714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4" calcext:value-type="float">
            <text:p>0.4</text:p>
          </table:table-cell>
          <table:table-cell office:value-type="float" office:value="2231277624" calcext:value-type="float">
            <text:p>2231277624</text:p>
          </table:table-cell>
          <table:table-cell office:value-type="string" calcext:value-type="string">
            <text:p>[-11.004961484893236; -64.04719256970915; 16.969130347456655; -5.884943927814169; 34.345567578609526; 33.47427882111788; 20.245512174344114; -75.03490749040776; -70.94101556415194; -26.73947039006073]</text:p>
          </table:table-cell>
          <table:table-cell office:value-type="float" office:value="507.837856330792" calcext:value-type="float">
            <text:p>507.83785633079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503008840" calcext:value-type="float">
            <text:p>2503008840</text:p>
          </table:table-cell>
          <table:table-cell office:value-type="string" calcext:value-type="string">
            <text:p>[-10.427091009200069; -63.70907495492965; 17.134787884155052; -6.744263402331889; 27.54033661555774; 33.832216953165585; 23.186757382712297; -75.83865333435742; -70.664629833298; -27.279774736771927]</text:p>
          </table:table-cell>
          <table:table-cell office:value-type="float" office:value="508.446009678261" calcext:value-type="float">
            <text:p>508.44600967826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560935428" calcext:value-type="float">
            <text:p>3560935428</text:p>
          </table:table-cell>
          <table:table-cell office:value-type="string" calcext:value-type="string">
            <text:p>[-13.129546621505174; -64.83187499709432; 14.17712240771682; -4.48644108769604; 31.56442157574313; 33.386041439677086; 23.734442520393507; -74.77477390800922; -72.37495931832132; -28.684501414231747]</text:p>
          </table:table-cell>
          <table:table-cell office:value-type="float" office:value="506.510485566376" calcext:value-type="float">
            <text:p>506.510485566376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912695780" calcext:value-type="float">
            <text:p>912695780</text:p>
          </table:table-cell>
          <table:table-cell office:value-type="string" calcext:value-type="string">
            <text:p>[-9.197437312998689; -65.9761967690327; 14.3017024734658; -3.520206779758689; 34.35452707926016; 33.19250245413713; 23.68743028091188; -75.2742346930217; -68.37363406582342; -28.854811199709758]</text:p>
          </table:table-cell>
          <table:table-cell office:value-type="float" office:value="507.134420047549" calcext:value-type="float">
            <text:p>507.13442004754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59625207" calcext:value-type="float">
            <text:p>2759625207</text:p>
          </table:table-cell>
          <table:table-cell office:value-type="string" calcext:value-type="string">
            <text:p>[-11.628184390343563; -63.535152455009694; 14.435014124835153; -4.504436424790654; 32.8073554846664; 34.41761942002022; 21.768970200397412; -74.10737340953617; -66.74487662667703; -30.424647803034183]</text:p>
          </table:table-cell>
          <table:table-cell office:value-type="float" office:value="507.246140409109" calcext:value-type="float">
            <text:p>507.246140409109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489992806" calcext:value-type="float">
            <text:p>1489992806</text:p>
          </table:table-cell>
          <table:table-cell office:value-type="string" calcext:value-type="string">
            <text:p>[-10.34153724396874; -64.93021322664416; 15.154453500934721; -2.586841997362103; 32.001924431485484; 35.10513974298235; 20.755626461148886; -75.33646226060515; -66.73429958190562; -30.914690199677143]</text:p>
          </table:table-cell>
          <table:table-cell office:value-type="float" office:value="507.709369037053" calcext:value-type="float">
            <text:p>507.709369037053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403551094" calcext:value-type="float">
            <text:p>2403551094</text:p>
          </table:table-cell>
          <table:table-cell office:value-type="string" calcext:value-type="string">
            <text:p>[-8.891360509137714; -66.05927306268792; 16.216735843902306; -5.940827889622256; 31.063595985001207; 31.28644393245587; 22.8938307092781; -74.58465572512645; -69.43575315226767; -27.80935460340359]</text:p>
          </table:table-cell>
          <table:table-cell office:value-type="float" office:value="506.655717163171" calcext:value-type="float">
            <text:p>506.655717163171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682028535" calcext:value-type="float">
            <text:p>1682028535</text:p>
          </table:table-cell>
          <table:table-cell office:value-type="string" calcext:value-type="string">
            <text:p>[-14.151556222522258; -65.73577300976584; 14.7872827096996; -3.8498433536829983; 35.39002791810243; 32.6510460261944; 23.832497479624028; -72.57535309065523; -69.60284291718085; -29.561670893000233]</text:p>
          </table:table-cell>
          <table:table-cell office:value-type="float" office:value="508.396200117524" calcext:value-type="float">
            <text:p>508.396200117524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832957084" calcext:value-type="float">
            <text:p>3832957084</text:p>
          </table:table-cell>
          <table:table-cell office:value-type="string" calcext:value-type="string">
            <text:p>[-13.642591852288884; -66.20280918710793; 18.601472478850564; -4.887820716414072; 33.22480146987415; 30.074556041834086; 20.604358662878973; -73.98054769818766; -67.13315282909241; -27.622898925383282]</text:p>
          </table:table-cell>
          <table:table-cell office:value-type="float" office:value="507.927683167762" calcext:value-type="float">
            <text:p>507.927683167762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289957439" calcext:value-type="float">
            <text:p>2289957439</text:p>
          </table:table-cell>
          <table:table-cell office:value-type="string" calcext:value-type="string">
            <text:p>[-12.019613691251617; -63.905394822379016; 15.991419048360465; -6.405090573701809; 34.007507410468776; 35.327121903101215; 20.096410544160833; -74.13478038708486; -68.16943331521355; -28.16283677911936]</text:p>
          </table:table-cell>
          <table:table-cell office:value-type="float" office:value="507.652446044278" calcext:value-type="float">
            <text:p>507.652446044278</text:p>
          </table:table-cell>
        </table:table-row>
        <table:table-row table:style-name="ro1">
          <table:table-cell office:value-type="string" calcext:value-type="string">
            <text:p>F52014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30695080" calcext:value-type="float">
            <text:p>830695080</text:p>
          </table:table-cell>
          <table:table-cell office:value-type="string" calcext:value-type="string">
            <text:p>[-45.5696455361643; 10.872556734147123; 15.273228568181015; -54.34789856733124; -22.76176633769382; 17.42708368804174; -29.263494081265137; 48.21563301196279; -24.86268854357479; -78.55380879116545]</text:p>
          </table:table-cell>
          <table:table-cell office:value-type="float" office:value="520.14824797425" calcext:value-type="float">
            <text:p>520.14824797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87" meta:object-count="0"/>
    <meta:generator>LibreOffice/24.2.5.2$Linux_X86_64 LibreOffice_project/420$Build-2</meta:generator>
  </office:meta>
</office:document-meta>
</file>